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sans-serif" svg:font-family="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officeooo:paragraph-rsid="00194ae6"/>
    </style:style>
    <style:style style:name="P3" style:family="paragraph" style:parent-style-name="Standard">
      <style:paragraph-properties style:writing-mode="lr-tb"/>
      <style:text-properties officeooo:rsid="002aa2d2" officeooo:paragraph-rsid="002aa2d2"/>
    </style:style>
    <style:style style:name="P4" style:family="paragraph" style:parent-style-name="Standard">
      <style:paragraph-properties fo:line-height="200%" style:writing-mode="lr-tb"/>
      <style:text-properties fo:font-weight="normal" officeooo:rsid="0023efc7" officeooo:paragraph-rsid="0171f161" style:font-weight-asian="normal" style:font-weight-complex="normal"/>
    </style:style>
    <style:style style:name="P5" style:family="paragraph" style:parent-style-name="Standard">
      <style:paragraph-properties fo:line-height="200%" style:writing-mode="lr-tb"/>
      <style:text-properties fo:font-weight="normal" officeooo:rsid="0176b292" officeooo:paragraph-rsid="0176b292" style:font-weight-asian="normal" style:font-weight-complex="normal"/>
    </style:style>
    <style:style style:name="P6" style:family="paragraph" style:parent-style-name="Standard">
      <style:paragraph-properties fo:line-height="200%" style:writing-mode="lr-tb"/>
      <style:text-properties fo:font-weight="normal" officeooo:rsid="01790446" officeooo:paragraph-rsid="01893789" style:font-weight-asian="normal" style:font-weight-complex="normal"/>
    </style:style>
    <style:style style:name="P7" style:family="paragraph" style:parent-style-name="Standard">
      <style:paragraph-properties fo:line-height="200%" style:writing-mode="lr-tb"/>
      <style:text-properties fo:font-weight="normal" officeooo:rsid="017d5f73" officeooo:paragraph-rsid="017d5f73" style:font-weight-asian="normal" style:font-weight-complex="normal"/>
    </style:style>
    <style:style style:name="P8" style:family="paragraph" style:parent-style-name="Standard">
      <style:paragraph-properties fo:line-height="200%" style:writing-mode="lr-tb"/>
      <style:text-properties fo:font-weight="normal" officeooo:rsid="01816555" officeooo:paragraph-rsid="01816555" style:font-weight-asian="normal" style:font-weight-complex="normal"/>
    </style:style>
    <style:style style:name="P9" style:family="paragraph" style:parent-style-name="Standard">
      <style:paragraph-properties fo:line-height="200%" style:writing-mode="lr-tb"/>
      <style:text-properties fo:font-weight="normal" officeooo:rsid="018c800a" officeooo:paragraph-rsid="018c800a" style:font-weight-asian="normal" style:font-weight-complex="normal"/>
    </style:style>
    <style:style style:name="P10" style:family="paragraph" style:parent-style-name="Standard">
      <style:paragraph-properties fo:line-height="200%" style:writing-mode="lr-tb"/>
      <style:text-properties fo:font-weight="normal" officeooo:rsid="018d9482" officeooo:paragraph-rsid="018d9482" style:font-weight-asian="normal" style:font-weight-complex="normal"/>
    </style:style>
    <style:style style:name="P11" style:family="paragraph" style:parent-style-name="Standard">
      <style:paragraph-properties fo:line-height="200%" style:writing-mode="lr-tb"/>
      <style:text-properties fo:font-weight="normal" officeooo:rsid="0195d233" officeooo:paragraph-rsid="0195d233" style:font-weight-asian="normal" style:font-weight-complex="normal"/>
    </style:style>
    <style:style style:name="P12" style:family="paragraph" style:parent-style-name="Standard">
      <style:paragraph-properties fo:line-height="200%" style:writing-mode="lr-tb"/>
      <style:text-properties fo:font-weight="normal" officeooo:rsid="01963238" officeooo:paragraph-rsid="01963238" style:font-weight-asian="normal" style:font-weight-complex="normal"/>
    </style:style>
    <style:style style:name="P13" style:family="paragraph" style:parent-style-name="Standard">
      <style:paragraph-properties fo:line-height="200%" style:writing-mode="lr-tb"/>
      <style:text-properties fo:font-weight="normal" officeooo:rsid="019b6592" officeooo:paragraph-rsid="019b6592" style:font-weight-asian="normal" style:font-weight-complex="normal"/>
    </style:style>
    <style:style style:name="P14" style:family="paragraph" style:parent-style-name="Standard">
      <style:paragraph-properties fo:line-height="200%" style:writing-mode="lr-tb"/>
      <style:text-properties fo:font-weight="normal" officeooo:rsid="019ec4f6" officeooo:paragraph-rsid="019ec4f6" style:font-weight-asian="normal" style:font-weight-complex="normal"/>
    </style:style>
    <style:style style:name="P15" style:family="paragraph" style:parent-style-name="Standard">
      <style:paragraph-properties fo:line-height="200%" style:writing-mode="lr-tb"/>
      <style:text-properties fo:font-weight="normal" officeooo:rsid="01795a2a" officeooo:paragraph-rsid="01893789" style:font-weight-asian="normal" style:font-weight-complex="normal"/>
    </style:style>
    <style:style style:name="P16" style:family="paragraph" style:parent-style-name="Standard">
      <style:paragraph-properties fo:line-height="200%" style:writing-mode="lr-tb"/>
      <style:text-properties fo:font-weight="normal" officeooo:rsid="01acc15d" officeooo:paragraph-rsid="01acc15d" style:font-weight-asian="normal" style:font-weight-complex="normal"/>
    </style:style>
    <style:style style:name="P17" style:family="paragraph" style:parent-style-name="Standard">
      <style:paragraph-properties fo:line-height="200%" style:writing-mode="lr-tb"/>
      <style:text-properties fo:font-weight="normal" officeooo:rsid="01a5c464" officeooo:paragraph-rsid="01a5c464" style:font-weight-asian="normal" style:font-weight-complex="normal"/>
    </style:style>
    <style:style style:name="P18" style:family="paragraph" style:parent-style-name="Standard">
      <style:paragraph-properties fo:line-height="200%" style:writing-mode="lr-tb"/>
      <style:text-properties fo:font-weight="normal" officeooo:rsid="01d1768b" officeooo:paragraph-rsid="01d1768b" style:font-weight-asian="normal" style:font-weight-complex="normal"/>
    </style:style>
    <style:style style:name="P19" style:family="paragraph" style:parent-style-name="Standard">
      <style:paragraph-properties fo:line-height="200%" style:writing-mode="lr-tb"/>
      <style:text-properties fo:font-weight="normal" officeooo:rsid="01d21fd9" officeooo:paragraph-rsid="01d21fd9" style:font-weight-asian="normal" style:font-weight-complex="normal"/>
    </style:style>
    <style:style style:name="P20" style:family="paragraph" style:parent-style-name="Standard">
      <style:paragraph-properties fo:line-height="200%" style:writing-mode="lr-tb"/>
      <style:text-properties fo:font-weight="normal" officeooo:rsid="02479bb8" officeooo:paragraph-rsid="02479bb8" style:font-weight-asian="normal" style:font-weight-complex="normal"/>
    </style:style>
    <style:style style:name="P21" style:family="paragraph" style:parent-style-name="Standard">
      <style:paragraph-properties fo:line-height="200%" style:writing-mode="lr-tb"/>
      <style:text-properties fo:font-weight="normal" officeooo:rsid="02492d60" officeooo:paragraph-rsid="02492d60" style:font-weight-asian="normal" style:font-weight-complex="normal"/>
    </style:style>
    <style:style style:name="P22" style:family="paragraph" style:parent-style-name="Standard">
      <style:paragraph-properties fo:line-height="200%" style:writing-mode="lr-tb"/>
      <style:text-properties fo:font-weight="normal" officeooo:rsid="0249aaea" officeooo:paragraph-rsid="0249aaea" style:font-weight-asian="normal" style:font-weight-complex="normal"/>
    </style:style>
    <style:style style:name="P23" style:family="paragraph" style:parent-style-name="Standard">
      <style:paragraph-properties fo:line-height="200%" style:writing-mode="lr-tb"/>
      <style:text-properties fo:font-weight="normal" officeooo:rsid="024a7859" officeooo:paragraph-rsid="024a7859" style:font-weight-asian="normal" style:font-weight-complex="normal"/>
    </style:style>
    <style:style style:name="P24" style:family="paragraph" style:parent-style-name="Standard">
      <style:paragraph-properties fo:line-height="200%" style:writing-mode="lr-tb"/>
      <style:text-properties fo:font-weight="normal" officeooo:rsid="024b603f" officeooo:paragraph-rsid="024b603f" style:font-weight-asian="normal" style:font-weight-complex="normal"/>
    </style:style>
    <style:style style:name="P25" style:family="paragraph" style:parent-style-name="Standard">
      <style:paragraph-properties fo:line-height="200%" style:writing-mode="lr-tb"/>
      <style:text-properties fo:font-weight="normal" officeooo:rsid="024f8578" officeooo:paragraph-rsid="024f8578" style:font-weight-asian="normal" style:font-weight-complex="normal"/>
    </style:style>
    <style:style style:name="P26" style:family="paragraph" style:parent-style-name="Standard">
      <style:paragraph-properties fo:line-height="200%" style:writing-mode="lr-tb"/>
      <style:text-properties fo:font-weight="normal" officeooo:rsid="024e78de" officeooo:paragraph-rsid="024e78de" style:font-weight-asian="normal" style:font-weight-complex="normal"/>
    </style:style>
    <style:style style:name="P27" style:family="paragraph" style:parent-style-name="Standard">
      <style:paragraph-properties fo:line-height="200%" style:writing-mode="lr-tb"/>
      <style:text-properties fo:font-weight="normal" officeooo:rsid="02816ffc" officeooo:paragraph-rsid="02816ffc" style:font-weight-asian="normal" style:font-weight-complex="normal"/>
    </style:style>
    <style:style style:name="P28" style:family="paragraph" style:parent-style-name="Standard">
      <style:paragraph-properties fo:line-height="200%" style:writing-mode="lr-tb"/>
      <style:text-properties fo:font-weight="normal" officeooo:rsid="0289f5fa" officeooo:paragraph-rsid="0289f5fa" style:font-weight-asian="normal" style:font-weight-complex="normal"/>
    </style:style>
    <style:style style:name="P29" style:family="paragraph" style:parent-style-name="Standard">
      <style:paragraph-properties fo:line-height="200%" style:writing-mode="lr-tb"/>
      <style:text-properties fo:font-weight="normal" officeooo:rsid="0289fff5" officeooo:paragraph-rsid="0289fff5" style:font-weight-asian="normal" style:font-weight-complex="normal"/>
    </style:style>
    <style:style style:name="P30" style:family="paragraph" style:parent-style-name="Standard">
      <style:paragraph-properties fo:line-height="200%" style:writing-mode="lr-tb"/>
      <style:text-properties fo:font-weight="normal" officeooo:rsid="028b30c6" officeooo:paragraph-rsid="028b30c6" style:font-weight-asian="normal" style:font-weight-complex="normal"/>
    </style:style>
    <style:style style:name="P31" style:family="paragraph" style:parent-style-name="Standard">
      <style:paragraph-properties fo:line-height="200%" style:writing-mode="lr-tb"/>
      <style:text-properties fo:font-weight="normal" officeooo:rsid="028bbdc1" officeooo:paragraph-rsid="028bbdc1" style:font-weight-asian="normal" style:font-weight-complex="normal"/>
    </style:style>
    <style:style style:name="P32" style:family="paragraph" style:parent-style-name="Text_20_body">
      <style:paragraph-properties style:writing-mode="lr-tb"/>
      <style:text-properties officeooo:rsid="002aa2d2" officeooo:paragraph-rsid="002aa2d2"/>
    </style:style>
    <style:style style:name="P33" style:family="paragraph" style:parent-style-name="Text_20_body">
      <style:paragraph-properties style:writing-mode="lr-tb"/>
      <style:text-properties officeooo:rsid="002d481a" officeooo:paragraph-rsid="002d481a"/>
    </style:style>
    <style:style style:name="P34" style:family="paragraph" style:parent-style-name="Text_20_body">
      <style:paragraph-properties style:writing-mode="lr-tb"/>
      <style:text-properties officeooo:rsid="003d2ef4" officeooo:paragraph-rsid="003d2ef4"/>
    </style:style>
    <style:style style:name="P35" style:family="paragraph" style:parent-style-name="Text_20_body">
      <style:paragraph-properties style:writing-mode="lr-tb"/>
      <style:text-properties officeooo:rsid="004ade59" officeooo:paragraph-rsid="004ade59"/>
    </style:style>
    <style:style style:name="P36" style:family="paragraph" style:parent-style-name="Text_20_body">
      <style:paragraph-properties style:writing-mode="lr-tb"/>
      <style:text-properties officeooo:rsid="004d72c5" officeooo:paragraph-rsid="004d72c5"/>
    </style:style>
    <style:style style:name="P37" style:family="paragraph" style:parent-style-name="Text_20_body">
      <style:paragraph-properties style:writing-mode="lr-tb"/>
      <style:text-properties officeooo:rsid="004ec151" officeooo:paragraph-rsid="004ec151"/>
    </style:style>
    <style:style style:name="P38" style:family="paragraph" style:parent-style-name="Text_20_body">
      <style:paragraph-properties style:writing-mode="lr-tb"/>
      <style:text-properties officeooo:rsid="004ec45a" officeooo:paragraph-rsid="004ec45a"/>
    </style:style>
    <style:style style:name="P39" style:family="paragraph" style:parent-style-name="Text_20_body">
      <style:paragraph-properties style:writing-mode="lr-tb"/>
      <style:text-properties officeooo:rsid="004f8440" officeooo:paragraph-rsid="004f8440"/>
    </style:style>
    <style:style style:name="P40" style:family="paragraph" style:parent-style-name="Text_20_body">
      <style:paragraph-properties style:writing-mode="lr-tb"/>
      <style:text-properties officeooo:rsid="0050b0a0" officeooo:paragraph-rsid="004f8440"/>
    </style:style>
    <style:style style:name="P41" style:family="paragraph" style:parent-style-name="Text_20_body">
      <style:paragraph-properties style:writing-mode="lr-tb"/>
      <style:text-properties fo:font-weight="bold" officeooo:rsid="0050b0a0" officeooo:paragraph-rsid="0050b0a0" style:font-weight-asian="bold" style:font-weight-complex="bold"/>
    </style:style>
    <style:style style:name="P42" style:family="paragraph" style:parent-style-name="Text_20_body">
      <style:paragraph-properties style:writing-mode="lr-tb"/>
      <style:text-properties fo:font-weight="bold" officeooo:rsid="003d2ef4" officeooo:paragraph-rsid="003d2ef4" style:font-weight-asian="bold" style:font-weight-complex="bold"/>
    </style:style>
    <style:style style:name="P43" style:family="paragraph" style:parent-style-name="Text_20_body">
      <style:paragraph-properties style:writing-mode="lr-tb"/>
      <style:text-properties officeooo:rsid="0057e0a0" officeooo:paragraph-rsid="0057e0a0"/>
    </style:style>
    <style:style style:name="P44" style:family="paragraph" style:parent-style-name="Text_20_body">
      <style:paragraph-properties style:writing-mode="lr-tb"/>
      <style:text-properties style:font-name="monospace" fo:font-size="11.3999996185303pt" officeooo:rsid="004f8440" officeooo:paragraph-rsid="004f8440"/>
    </style:style>
    <style:style style:name="P45" style:family="paragraph" style:parent-style-name="Text_20_body">
      <style:paragraph-properties style:writing-mode="lr-tb"/>
      <style:text-properties fo:font-weight="normal" officeooo:rsid="00565c65" officeooo:paragraph-rsid="00565c65" style:font-weight-asian="normal" style:font-weight-complex="normal"/>
    </style:style>
    <style:style style:name="P46" style:family="paragraph" style:parent-style-name="Text_20_body">
      <style:paragraph-properties style:writing-mode="lr-tb"/>
      <style:text-properties fo:font-weight="normal" officeooo:rsid="00665127" officeooo:paragraph-rsid="00665127" style:font-weight-asian="normal" style:font-weight-complex="normal"/>
    </style:style>
    <style:style style:name="P47" style:family="paragraph" style:parent-style-name="Text_20_body">
      <style:paragraph-properties style:writing-mode="lr-tb"/>
      <style:text-properties fo:font-weight="normal" officeooo:rsid="006eebf8" officeooo:paragraph-rsid="006eebf8" style:font-weight-asian="normal" style:font-weight-complex="normal"/>
    </style:style>
    <style:style style:name="P48" style:family="paragraph" style:parent-style-name="Text_20_body">
      <style:paragraph-properties style:writing-mode="lr-tb"/>
      <style:text-properties fo:font-weight="normal" officeooo:rsid="006eebf8" officeooo:paragraph-rsid="014c6c8a" style:font-weight-asian="normal" style:font-weight-complex="normal"/>
    </style:style>
    <style:style style:name="P49" style:family="paragraph" style:parent-style-name="Text_20_body">
      <style:paragraph-properties style:writing-mode="lr-tb"/>
      <style:text-properties fo:font-weight="normal" officeooo:rsid="014c6c8a" officeooo:paragraph-rsid="014c6c8a" style:font-weight-asian="normal" style:font-weight-complex="normal"/>
    </style:style>
    <style:style style:name="P50" style:family="paragraph" style:parent-style-name="Text_20_body">
      <style:paragraph-properties style:writing-mode="lr-tb"/>
      <style:text-properties fo:font-weight="normal" officeooo:rsid="015550c9" officeooo:paragraph-rsid="015550c9" style:font-weight-asian="normal" style:font-weight-complex="normal"/>
    </style:style>
    <style:style style:name="P51" style:family="paragraph" style:parent-style-name="Text_20_body">
      <style:paragraph-properties style:writing-mode="lr-tb"/>
      <style:text-properties fo:font-weight="normal" officeooo:rsid="0156c5b1" officeooo:paragraph-rsid="0156c5b1" style:font-weight-asian="normal" style:font-weight-complex="normal"/>
    </style:style>
    <style:style style:name="P52" style:family="paragraph" style:parent-style-name="Text_20_body">
      <style:paragraph-properties style:writing-mode="lr-tb"/>
      <style:text-properties fo:font-weight="normal" officeooo:rsid="0157f67b" officeooo:paragraph-rsid="0157f67b" style:font-weight-asian="normal" style:font-weight-complex="normal"/>
    </style:style>
    <style:style style:name="P53" style:family="paragraph" style:parent-style-name="Text_20_body">
      <style:paragraph-properties style:writing-mode="lr-tb"/>
      <style:text-properties fo:font-weight="normal" officeooo:rsid="01589bf9" officeooo:paragraph-rsid="01589bf9" style:font-weight-asian="normal" style:font-weight-complex="normal"/>
    </style:style>
    <style:style style:name="P54" style:family="paragraph" style:parent-style-name="Text_20_body">
      <style:paragraph-properties style:writing-mode="lr-tb"/>
      <style:text-properties fo:font-weight="normal" officeooo:rsid="015c0baa" officeooo:paragraph-rsid="015c0baa" style:font-weight-asian="normal" style:font-weight-complex="normal"/>
    </style:style>
    <style:style style:name="P55" style:family="paragraph" style:parent-style-name="Text_20_body">
      <style:paragraph-properties style:writing-mode="lr-tb"/>
      <style:text-properties fo:font-weight="normal" officeooo:rsid="015db2cc" officeooo:paragraph-rsid="015db2cc" style:font-weight-asian="normal" style:font-weight-complex="normal"/>
    </style:style>
    <style:style style:name="P56" style:family="paragraph" style:parent-style-name="Text_20_body">
      <style:paragraph-properties style:writing-mode="lr-tb"/>
      <style:text-properties fo:font-weight="normal" officeooo:rsid="0162d4ef" officeooo:paragraph-rsid="0162d4ef" style:font-weight-asian="normal" style:font-weight-complex="normal"/>
    </style:style>
    <style:style style:name="P57" style:family="paragraph" style:parent-style-name="Text_20_body">
      <style:paragraph-properties style:writing-mode="lr-tb"/>
      <style:text-properties fo:font-weight="normal" officeooo:rsid="016416c8" officeooo:paragraph-rsid="016416c8" style:font-weight-asian="normal" style:font-weight-complex="normal"/>
    </style:style>
    <style:style style:name="P58" style:family="paragraph" style:parent-style-name="Text_20_body">
      <style:paragraph-properties style:writing-mode="lr-tb"/>
      <style:text-properties fo:font-weight="normal" officeooo:rsid="0165a534" officeooo:paragraph-rsid="0165a534" style:font-weight-asian="normal" style:font-weight-complex="normal"/>
    </style:style>
    <style:style style:name="P59" style:family="paragraph" style:parent-style-name="Text_20_body">
      <style:paragraph-properties style:writing-mode="lr-tb"/>
      <style:text-properties fo:font-weight="normal" officeooo:rsid="0167f3fb" officeooo:paragraph-rsid="0167f3fb" style:font-weight-asian="normal" style:font-weight-complex="normal"/>
    </style:style>
    <style:style style:name="P60" style:family="paragraph" style:parent-style-name="Text_20_body">
      <style:paragraph-properties style:writing-mode="lr-tb"/>
      <style:text-properties fo:font-weight="normal" officeooo:rsid="016884c9" officeooo:paragraph-rsid="016884c9" style:font-weight-asian="normal" style:font-weight-complex="normal"/>
    </style:style>
    <style:style style:name="P61" style:family="paragraph" style:parent-style-name="Text_20_body">
      <style:paragraph-properties style:writing-mode="lr-tb"/>
      <style:text-properties fo:font-weight="normal" officeooo:rsid="0170de89" officeooo:paragraph-rsid="0170de89" style:font-weight-asian="normal" style:font-weight-complex="normal"/>
    </style:style>
    <style:style style:name="P62" style:family="paragraph" style:parent-style-name="Text_20_body">
      <style:paragraph-properties style:writing-mode="lr-tb"/>
      <style:text-properties fo:font-weight="normal" officeooo:rsid="00a83b7b" officeooo:paragraph-rsid="00a83b7b" style:font-weight-asian="normal" style:font-weight-complex="normal"/>
    </style:style>
    <style:style style:name="P63" style:family="paragraph" style:parent-style-name="Text_20_body">
      <style:paragraph-properties style:writing-mode="lr-tb"/>
      <style:text-properties fo:font-weight="normal" officeooo:rsid="025072dd" officeooo:paragraph-rsid="025072dd" style:font-weight-asian="normal" style:font-weight-complex="normal"/>
    </style:style>
    <style:style style:name="P64" style:family="paragraph" style:parent-style-name="Text_20_body">
      <style:paragraph-properties style:writing-mode="lr-tb"/>
      <style:text-properties officeooo:rsid="00946c9d" officeooo:paragraph-rsid="00946c9d"/>
    </style:style>
    <style:style style:name="P65" style:family="paragraph" style:parent-style-name="Text_20_body">
      <style:paragraph-properties style:writing-mode="lr-tb"/>
      <style:text-properties style:font-name="sans-serif" fo:font-size="12pt" officeooo:rsid="0050b0a0" officeooo:paragraph-rsid="004f8440"/>
    </style:style>
    <style:style style:name="P66" style:family="paragraph" style:parent-style-name="Text_20_body">
      <style:paragraph-properties style:writing-mode="lr-tb"/>
      <style:text-properties officeooo:rsid="02604cb4" officeooo:paragraph-rsid="02608bdc"/>
    </style:style>
    <style:style style:name="P67" style:family="paragraph" style:parent-style-name="Text_20_body">
      <style:paragraph-properties style:writing-mode="lr-tb"/>
      <style:text-properties style:text-position="0% 100%" style:font-name="Liberation Serif1" fo:font-weight="normal" officeooo:rsid="025c414c" officeooo:paragraph-rsid="025c414c" style:font-name-asian="Liberation Serif1" style:font-weight-asian="normal" style:font-name-complex="Liberation Serif1" style:font-weight-complex="normal"/>
    </style:style>
    <style:style style:name="P68" style:family="paragraph" style:parent-style-name="Text_20_body">
      <style:paragraph-properties style:writing-mode="lr-tb"/>
      <style:text-properties style:text-position="0% 100%" style:font-name="Liberation Serif1" fo:font-weight="normal" officeooo:rsid="0293350d" officeooo:paragraph-rsid="0293350d" style:font-name-asian="Liberation Serif1" style:font-weight-asian="normal" style:font-name-complex="Liberation Serif1" style:font-weight-complex="normal"/>
    </style:style>
    <style:style style:name="P69" style:family="paragraph" style:parent-style-name="Heading_20_2">
      <style:paragraph-properties style:writing-mode="lr-tb"/>
      <style:text-properties officeooo:rsid="0050b0a0" officeooo:paragraph-rsid="004f8440"/>
    </style:style>
    <style:style style:name="P70" style:family="paragraph" style:parent-style-name="Heading_20_4">
      <style:paragraph-properties style:writing-mode="lr-tb"/>
      <style:text-properties officeooo:rsid="02604cb4" officeooo:paragraph-rsid="02604cb4"/>
    </style:style>
    <style:style style:name="P71" style:family="paragraph" style:parent-style-name="Text_20_body">
      <style:paragraph-properties fo:break-before="page" style:writing-mode="lr-tb"/>
      <style:text-properties officeooo:rsid="0050b0a0" officeooo:paragraph-rsid="004f8440"/>
    </style:style>
    <style:style style:name="P72" style:family="paragraph" style:parent-style-name="Standard" style:list-style-name="L1">
      <style:paragraph-properties style:writing-mode="lr-tb"/>
      <style:text-properties officeooo:rsid="00194ae6" officeooo:paragraph-rsid="00194ae6"/>
    </style:style>
    <style:style style:name="P73" style:family="paragraph" style:parent-style-name="Standard" style:list-style-name="L1">
      <style:paragraph-properties style:writing-mode="lr-tb"/>
      <style:text-properties officeooo:rsid="002aa2d2" officeooo:paragraph-rsid="00194ae6"/>
    </style:style>
    <style:style style:name="P74" style:family="paragraph" style:parent-style-name="Standard" style:list-style-name="L2">
      <style:paragraph-properties style:writing-mode="lr-tb"/>
      <style:text-properties officeooo:rsid="002aa2d2" officeooo:paragraph-rsid="002aa2d2"/>
    </style:style>
    <style:style style:name="P75" style:family="paragraph" style:parent-style-name="Standard" style:list-style-name="L1">
      <style:paragraph-properties style:writing-mode="lr-tb"/>
      <style:text-properties officeooo:paragraph-rsid="00194ae6"/>
    </style:style>
    <style:style style:name="P76" style:family="paragraph" style:parent-style-name="Standard" style:list-style-name="L2">
      <style:paragraph-properties style:writing-mode="lr-tb"/>
      <style:text-properties officeooo:rsid="001bac88" officeooo:paragraph-rsid="001bac88"/>
    </style:style>
    <style:style style:name="P77" style:family="paragraph" style:parent-style-name="Standard" style:list-style-name="L2">
      <style:paragraph-properties style:writing-mode="lr-tb"/>
      <style:text-properties officeooo:rsid="001cdb32" officeooo:paragraph-rsid="001cdb32"/>
    </style:style>
    <style:style style:name="P78" style:family="paragraph" style:parent-style-name="Standard" style:list-style-name="L2">
      <style:paragraph-properties style:writing-mode="lr-tb"/>
      <style:text-properties officeooo:rsid="001e460b" officeooo:paragraph-rsid="001e460b"/>
    </style:style>
    <style:style style:name="P79" style:family="paragraph" style:parent-style-name="Standard" style:list-style-name="L2">
      <style:paragraph-properties style:writing-mode="lr-tb"/>
      <style:text-properties officeooo:rsid="001f5ceb" officeooo:paragraph-rsid="001f5ceb"/>
    </style:style>
    <style:style style:name="P80" style:family="paragraph" style:parent-style-name="Standard" style:list-style-name="L2">
      <style:paragraph-properties style:writing-mode="lr-tb"/>
      <style:text-properties officeooo:rsid="00209046" officeooo:paragraph-rsid="00209046"/>
    </style:style>
    <style:style style:name="P81" style:family="paragraph" style:parent-style-name="Standard" style:list-style-name="L2">
      <style:paragraph-properties style:writing-mode="lr-tb"/>
      <style:text-properties officeooo:rsid="0021125a" officeooo:paragraph-rsid="0021125a"/>
    </style:style>
    <style:style style:name="P82" style:family="paragraph" style:parent-style-name="Standard" style:list-style-name="L2">
      <style:paragraph-properties style:writing-mode="lr-tb"/>
      <style:text-properties officeooo:rsid="00221223" officeooo:paragraph-rsid="00221223"/>
    </style:style>
    <style:style style:name="P83" style:family="paragraph" style:parent-style-name="Standard" style:list-style-name="L2">
      <style:paragraph-properties style:writing-mode="lr-tb"/>
      <style:text-properties officeooo:rsid="00235b17" officeooo:paragraph-rsid="00235b17"/>
    </style:style>
    <style:style style:name="P84" style:family="paragraph" style:parent-style-name="Standard" style:list-style-name="L2">
      <style:paragraph-properties style:writing-mode="lr-tb"/>
      <style:text-properties officeooo:rsid="0024c74c" officeooo:paragraph-rsid="0024c74c"/>
    </style:style>
    <style:style style:name="P85" style:family="paragraph" style:parent-style-name="Standard" style:list-style-name="L2">
      <style:paragraph-properties style:writing-mode="lr-tb"/>
      <style:text-properties officeooo:rsid="0025d0ad" officeooo:paragraph-rsid="0025d0ad"/>
    </style:style>
    <style:style style:name="P86" style:family="paragraph" style:parent-style-name="Standard" style:list-style-name="L2">
      <style:paragraph-properties style:writing-mode="lr-tb"/>
      <style:text-properties officeooo:rsid="0026af72" officeooo:paragraph-rsid="0026af72"/>
    </style:style>
    <style:style style:name="P87" style:family="paragraph" style:parent-style-name="Standard" style:list-style-name="L2">
      <style:paragraph-properties style:writing-mode="lr-tb"/>
      <style:text-properties officeooo:rsid="0026b07c" officeooo:paragraph-rsid="0026b07c"/>
    </style:style>
    <style:style style:name="P88" style:family="paragraph" style:parent-style-name="Standard" style:list-style-name="L2">
      <style:paragraph-properties style:writing-mode="lr-tb"/>
      <style:text-properties officeooo:rsid="00279af1" officeooo:paragraph-rsid="00279af1"/>
    </style:style>
    <style:style style:name="P89" style:family="paragraph" style:parent-style-name="Standard" style:list-style-name="L2">
      <style:paragraph-properties style:writing-mode="lr-tb"/>
      <style:text-properties officeooo:rsid="0028ff93" officeooo:paragraph-rsid="0028ff93"/>
    </style:style>
    <style:style style:name="P90" style:family="paragraph" style:parent-style-name="Standard" style:list-style-name="L16">
      <style:paragraph-properties fo:line-height="200%" style:writing-mode="lr-tb"/>
      <style:text-properties fo:font-weight="normal" officeooo:rsid="024530b6" officeooo:paragraph-rsid="024530b6" style:font-weight-asian="normal" style:font-weight-complex="normal"/>
    </style:style>
    <style:style style:name="P91" style:family="paragraph" style:parent-style-name="Standard" style:list-style-name="L16">
      <style:paragraph-properties fo:line-height="200%" style:writing-mode="lr-tb"/>
      <style:text-properties fo:font-weight="normal" officeooo:rsid="0241e4f7" officeooo:paragraph-rsid="0241e4f7" style:font-weight-asian="normal" style:font-weight-complex="normal"/>
    </style:style>
    <style:style style:name="P92" style:family="paragraph" style:parent-style-name="Standard" style:list-style-name="L16">
      <style:paragraph-properties fo:line-height="200%" style:writing-mode="lr-tb"/>
      <style:text-properties fo:font-weight="normal" officeooo:rsid="0246a0a4" officeooo:paragraph-rsid="0246a0a4" style:font-weight-asian="normal" style:font-weight-complex="normal"/>
    </style:style>
    <style:style style:name="P93" style:family="paragraph" style:parent-style-name="Standard" style:list-style-name="L16">
      <style:paragraph-properties fo:line-height="200%" style:writing-mode="lr-tb"/>
      <style:text-properties fo:font-weight="normal" officeooo:rsid="02479bb8" officeooo:paragraph-rsid="02479bb8" style:font-weight-asian="normal" style:font-weight-complex="normal"/>
    </style:style>
    <style:style style:name="P94" style:family="paragraph" style:parent-style-name="Standard">
      <style:paragraph-properties fo:line-height="200%" style:writing-mode="lr-tb"/>
      <style:text-properties fo:font-weight="normal" officeooo:rsid="028e9450" officeooo:paragraph-rsid="028e9450" style:font-weight-asian="normal" style:font-weight-complex="normal"/>
    </style:style>
    <style:style style:name="P95" style:family="paragraph" style:parent-style-name="Standard">
      <style:paragraph-properties fo:line-height="200%" style:writing-mode="lr-tb"/>
      <style:text-properties fo:font-weight="normal" officeooo:rsid="02a86892" officeooo:paragraph-rsid="028e9450" style:font-weight-asian="normal" style:font-weight-complex="normal"/>
    </style:style>
    <style:style style:name="P96" style:family="paragraph" style:parent-style-name="Standard" style:list-style-name="L16">
      <style:paragraph-properties fo:line-height="200%" fo:break-before="page" style:writing-mode="lr-tb"/>
      <style:text-properties fo:font-weight="normal" officeooo:rsid="0241e4f7" officeooo:paragraph-rsid="0241e4f7" style:font-weight-asian="normal" style:font-weight-complex="normal"/>
    </style:style>
    <style:style style:name="P97" style:family="paragraph" style:parent-style-name="Text_20_body" style:list-style-name="L3">
      <style:paragraph-properties style:writing-mode="lr-tb"/>
      <style:text-properties officeooo:rsid="003fdc62" officeooo:paragraph-rsid="003fdc62"/>
    </style:style>
    <style:style style:name="P98" style:family="paragraph" style:parent-style-name="Text_20_body" style:list-style-name="L3">
      <style:paragraph-properties style:writing-mode="lr-tb"/>
      <style:text-properties officeooo:rsid="00407387" officeooo:paragraph-rsid="00407387"/>
    </style:style>
    <style:style style:name="P99" style:family="paragraph" style:parent-style-name="Text_20_body" style:list-style-name="L3">
      <style:paragraph-properties style:writing-mode="lr-tb"/>
      <style:text-properties officeooo:rsid="004131dd" officeooo:paragraph-rsid="004131dd"/>
    </style:style>
    <style:style style:name="P100" style:family="paragraph" style:parent-style-name="Text_20_body" style:list-style-name="L3">
      <style:paragraph-properties style:writing-mode="lr-tb"/>
      <style:text-properties officeooo:rsid="0042d2fb" officeooo:paragraph-rsid="0042d2fb"/>
    </style:style>
    <style:style style:name="P101" style:family="paragraph" style:parent-style-name="Text_20_body" style:list-style-name="L3">
      <style:paragraph-properties style:writing-mode="lr-tb"/>
      <style:text-properties officeooo:rsid="0044a630" officeooo:paragraph-rsid="0044a630"/>
    </style:style>
    <style:style style:name="P102" style:family="paragraph" style:parent-style-name="Text_20_body" style:list-style-name="L3">
      <style:paragraph-properties style:writing-mode="lr-tb"/>
      <style:text-properties officeooo:rsid="00459276" officeooo:paragraph-rsid="00459276"/>
    </style:style>
    <style:style style:name="P103" style:family="paragraph" style:parent-style-name="Text_20_body" style:list-style-name="L3">
      <style:paragraph-properties style:writing-mode="lr-tb"/>
      <style:text-properties officeooo:rsid="0045934c" officeooo:paragraph-rsid="0045934c"/>
    </style:style>
    <style:style style:name="P104" style:family="paragraph" style:parent-style-name="Text_20_body" style:list-style-name="L4">
      <style:paragraph-properties style:writing-mode="lr-tb"/>
      <style:text-properties officeooo:rsid="002ee8d4" officeooo:paragraph-rsid="002ee8d4"/>
    </style:style>
    <style:style style:name="P105" style:family="paragraph" style:parent-style-name="Text_20_body" style:list-style-name="L4">
      <style:paragraph-properties style:writing-mode="lr-tb"/>
      <style:text-properties officeooo:rsid="002ff861" officeooo:paragraph-rsid="002ff861"/>
    </style:style>
    <style:style style:name="P106" style:family="paragraph" style:parent-style-name="Text_20_body" style:list-style-name="L4">
      <style:paragraph-properties style:writing-mode="lr-tb"/>
      <style:text-properties officeooo:rsid="003113ee" officeooo:paragraph-rsid="003113ee"/>
    </style:style>
    <style:style style:name="P107" style:family="paragraph" style:parent-style-name="Text_20_body" style:list-style-name="L4">
      <style:paragraph-properties style:writing-mode="lr-tb"/>
      <style:text-properties officeooo:rsid="0032fe02" officeooo:paragraph-rsid="0032fe02"/>
    </style:style>
    <style:style style:name="P108" style:family="paragraph" style:parent-style-name="Text_20_body" style:list-style-name="L4">
      <style:paragraph-properties style:writing-mode="lr-tb"/>
      <style:text-properties officeooo:rsid="00331b86" officeooo:paragraph-rsid="00331b86"/>
    </style:style>
    <style:style style:name="P109" style:family="paragraph" style:parent-style-name="Text_20_body" style:list-style-name="L4">
      <style:paragraph-properties style:writing-mode="lr-tb"/>
      <style:text-properties officeooo:rsid="0035601f" officeooo:paragraph-rsid="0035601f"/>
    </style:style>
    <style:style style:name="P110" style:family="paragraph" style:parent-style-name="Text_20_body" style:list-style-name="L4">
      <style:paragraph-properties style:writing-mode="lr-tb"/>
      <style:text-properties officeooo:rsid="0036126c" officeooo:paragraph-rsid="0036126c"/>
    </style:style>
    <style:style style:name="P111" style:family="paragraph" style:parent-style-name="Text_20_body" style:list-style-name="L4">
      <style:paragraph-properties style:writing-mode="lr-tb"/>
      <style:text-properties officeooo:rsid="003d2ef4" officeooo:paragraph-rsid="003d2ef4"/>
    </style:style>
    <style:style style:name="P112" style:family="paragraph" style:parent-style-name="Text_20_body" style:list-style-name="L5">
      <style:paragraph-properties style:writing-mode="lr-tb"/>
      <style:text-properties officeooo:rsid="00707e03" officeooo:paragraph-rsid="00707e03"/>
    </style:style>
    <style:style style:name="P113" style:family="paragraph" style:parent-style-name="Text_20_body" style:list-style-name="L5">
      <style:paragraph-properties style:writing-mode="lr-tb"/>
      <style:text-properties officeooo:rsid="005852e6" officeooo:paragraph-rsid="005852e6"/>
    </style:style>
    <style:style style:name="P114" style:family="paragraph" style:parent-style-name="Text_20_body" style:list-style-name="L5">
      <style:paragraph-properties style:writing-mode="lr-tb"/>
      <style:text-properties officeooo:rsid="005c07f5" officeooo:paragraph-rsid="005c07f5"/>
    </style:style>
    <style:style style:name="P115" style:family="paragraph" style:parent-style-name="Text_20_body" style:list-style-name="L5">
      <style:paragraph-properties style:writing-mode="lr-tb"/>
      <style:text-properties officeooo:rsid="0059e024" officeooo:paragraph-rsid="0059e024"/>
    </style:style>
    <style:style style:name="P116" style:family="paragraph" style:parent-style-name="Text_20_body" style:list-style-name="L5">
      <style:paragraph-properties style:writing-mode="lr-tb"/>
      <style:text-properties officeooo:rsid="005e9232" officeooo:paragraph-rsid="005e9232"/>
    </style:style>
    <style:style style:name="P117" style:family="paragraph" style:parent-style-name="Text_20_body" style:list-style-name="L5">
      <style:paragraph-properties style:writing-mode="lr-tb"/>
      <style:text-properties officeooo:rsid="005ff496" officeooo:paragraph-rsid="005ff496"/>
    </style:style>
    <style:style style:name="P118" style:family="paragraph" style:parent-style-name="Text_20_body" style:list-style-name="L5">
      <style:paragraph-properties style:writing-mode="lr-tb"/>
      <style:text-properties officeooo:rsid="0062e0be" officeooo:paragraph-rsid="0062e0be"/>
    </style:style>
    <style:style style:name="P119" style:family="paragraph" style:parent-style-name="Text_20_body" style:list-style-name="L5">
      <style:paragraph-properties style:writing-mode="lr-tb"/>
      <style:text-properties officeooo:rsid="00645fad" officeooo:paragraph-rsid="00645fad"/>
    </style:style>
    <style:style style:name="P120" style:family="paragraph" style:parent-style-name="Text_20_body" style:list-style-name="L5">
      <style:paragraph-properties style:writing-mode="lr-tb"/>
      <style:text-properties officeooo:rsid="0070d743" officeooo:paragraph-rsid="0070d743"/>
    </style:style>
    <style:style style:name="P121" style:family="paragraph" style:parent-style-name="Text_20_body" style:list-style-name="L5">
      <style:paragraph-properties style:writing-mode="lr-tb"/>
      <style:text-properties officeooo:rsid="0072dbfd" officeooo:paragraph-rsid="0072dbfd"/>
    </style:style>
    <style:style style:name="P122" style:family="paragraph" style:parent-style-name="Text_20_body" style:list-style-name="L5">
      <style:paragraph-properties style:writing-mode="lr-tb"/>
      <style:text-properties officeooo:rsid="007496f8" officeooo:paragraph-rsid="007496f8"/>
    </style:style>
    <style:style style:name="P123" style:family="paragraph" style:parent-style-name="Text_20_body" style:list-style-name="L5">
      <style:paragraph-properties style:writing-mode="lr-tb"/>
      <style:text-properties officeooo:rsid="0074da08" officeooo:paragraph-rsid="0074da08"/>
    </style:style>
    <style:style style:name="P124" style:family="paragraph" style:parent-style-name="Text_20_body" style:list-style-name="L5">
      <style:paragraph-properties style:writing-mode="lr-tb"/>
      <style:text-properties officeooo:rsid="0075bdf4" officeooo:paragraph-rsid="0075bdf4"/>
    </style:style>
    <style:style style:name="P125" style:family="paragraph" style:parent-style-name="Text_20_body" style:list-style-name="L5">
      <style:paragraph-properties style:writing-mode="lr-tb"/>
      <style:text-properties officeooo:rsid="00781dec" officeooo:paragraph-rsid="00781dec"/>
    </style:style>
    <style:style style:name="P126" style:family="paragraph" style:parent-style-name="Text_20_body" style:list-style-name="L5">
      <style:paragraph-properties style:writing-mode="lr-tb"/>
      <style:text-properties officeooo:rsid="0077f384" officeooo:paragraph-rsid="0077f384"/>
    </style:style>
    <style:style style:name="P127" style:family="paragraph" style:parent-style-name="Text_20_body" style:list-style-name="L5">
      <style:paragraph-properties style:writing-mode="lr-tb"/>
      <style:text-properties officeooo:rsid="007a06d1" officeooo:paragraph-rsid="007a06d1"/>
    </style:style>
    <style:style style:name="P128" style:family="paragraph" style:parent-style-name="Text_20_body" style:list-style-name="L5">
      <style:paragraph-properties style:writing-mode="lr-tb"/>
      <style:text-properties officeooo:rsid="007ca50e" officeooo:paragraph-rsid="007ca50e"/>
    </style:style>
    <style:style style:name="P129" style:family="paragraph" style:parent-style-name="Text_20_body" style:list-style-name="L5">
      <style:paragraph-properties style:writing-mode="lr-tb"/>
      <style:text-properties officeooo:rsid="007ca732" officeooo:paragraph-rsid="007ca732"/>
    </style:style>
    <style:style style:name="P130" style:family="paragraph" style:parent-style-name="Text_20_body" style:list-style-name="L5">
      <style:paragraph-properties style:writing-mode="lr-tb"/>
      <style:text-properties officeooo:rsid="007edbeb" officeooo:paragraph-rsid="007edbeb"/>
    </style:style>
    <style:style style:name="P131" style:family="paragraph" style:parent-style-name="Text_20_body" style:list-style-name="L5">
      <style:paragraph-properties style:writing-mode="lr-tb"/>
      <style:text-properties officeooo:rsid="007fe985" officeooo:paragraph-rsid="007fe985"/>
    </style:style>
    <style:style style:name="P132" style:family="paragraph" style:parent-style-name="Text_20_body" style:list-style-name="L5">
      <style:paragraph-properties style:writing-mode="lr-tb"/>
      <style:text-properties officeooo:rsid="007fe9ef" officeooo:paragraph-rsid="007fe9ef"/>
    </style:style>
    <style:style style:name="P133" style:family="paragraph" style:parent-style-name="Text_20_body" style:list-style-name="L5">
      <style:paragraph-properties style:writing-mode="lr-tb"/>
      <style:text-properties officeooo:rsid="0081ace0" officeooo:paragraph-rsid="0081ace0"/>
    </style:style>
    <style:style style:name="P134" style:family="paragraph" style:parent-style-name="Text_20_body" style:list-style-name="L5">
      <style:paragraph-properties style:writing-mode="lr-tb"/>
      <style:text-properties officeooo:rsid="00830245" officeooo:paragraph-rsid="00830245"/>
    </style:style>
    <style:style style:name="P135" style:family="paragraph" style:parent-style-name="Text_20_body" style:list-style-name="L5">
      <style:paragraph-properties style:writing-mode="lr-tb"/>
      <style:text-properties officeooo:rsid="0085c597" officeooo:paragraph-rsid="0085c597"/>
    </style:style>
    <style:style style:name="P136" style:family="paragraph" style:parent-style-name="Text_20_body" style:list-style-name="L5">
      <style:paragraph-properties style:writing-mode="lr-tb"/>
      <style:text-properties officeooo:rsid="0086142f" officeooo:paragraph-rsid="0086142f"/>
    </style:style>
    <style:style style:name="P137" style:family="paragraph" style:parent-style-name="Text_20_body" style:list-style-name="L5">
      <style:paragraph-properties style:writing-mode="lr-tb"/>
      <style:text-properties officeooo:rsid="00867c74" officeooo:paragraph-rsid="00867c74"/>
    </style:style>
    <style:style style:name="P138" style:family="paragraph" style:parent-style-name="Text_20_body" style:list-style-name="L5">
      <style:paragraph-properties style:writing-mode="lr-tb"/>
      <style:text-properties officeooo:rsid="0088efd7" officeooo:paragraph-rsid="0088efd7"/>
    </style:style>
    <style:style style:name="P139" style:family="paragraph" style:parent-style-name="Text_20_body" style:list-style-name="L6">
      <style:paragraph-properties style:writing-mode="lr-tb"/>
      <style:text-properties officeooo:rsid="008e6aa5" officeooo:paragraph-rsid="008e6aa5"/>
    </style:style>
    <style:style style:name="P140" style:family="paragraph" style:parent-style-name="Text_20_body" style:list-style-name="L6">
      <style:paragraph-properties style:writing-mode="lr-tb"/>
      <style:text-properties officeooo:rsid="009354ef" officeooo:paragraph-rsid="009354ef"/>
    </style:style>
    <style:style style:name="P141" style:family="paragraph" style:parent-style-name="Text_20_body" style:list-style-name="L6">
      <style:paragraph-properties style:writing-mode="lr-tb"/>
      <style:text-properties officeooo:rsid="00946c9d" officeooo:paragraph-rsid="00946c9d"/>
    </style:style>
    <style:style style:name="P142" style:family="paragraph" style:parent-style-name="Text_20_body" style:list-style-name="L7">
      <style:paragraph-properties style:writing-mode="lr-tb"/>
      <style:text-properties officeooo:rsid="009913a6" officeooo:paragraph-rsid="009913a6"/>
    </style:style>
    <style:style style:name="P143" style:family="paragraph" style:parent-style-name="Text_20_body" style:list-style-name="L7">
      <style:paragraph-properties style:writing-mode="lr-tb"/>
      <style:text-properties officeooo:rsid="009a4b0d" officeooo:paragraph-rsid="009a4b0d"/>
    </style:style>
    <style:style style:name="P144" style:family="paragraph" style:parent-style-name="Text_20_body" style:list-style-name="L7">
      <style:paragraph-properties style:writing-mode="lr-tb"/>
      <style:text-properties officeooo:rsid="009a4b0d" officeooo:paragraph-rsid="009d55eb"/>
    </style:style>
    <style:style style:name="P145" style:family="paragraph" style:parent-style-name="Text_20_body" style:list-style-name="L7">
      <style:paragraph-properties style:writing-mode="lr-tb"/>
      <style:text-properties officeooo:rsid="009a4b0d" officeooo:paragraph-rsid="009ed2ef"/>
    </style:style>
    <style:style style:name="P146" style:family="paragraph" style:parent-style-name="Text_20_body" style:list-style-name="L7">
      <style:paragraph-properties style:writing-mode="lr-tb"/>
      <style:text-properties fo:font-weight="normal" officeooo:rsid="009a4b0d" officeooo:paragraph-rsid="009a4b0d" style:font-weight-asian="normal" style:font-weight-complex="normal"/>
    </style:style>
    <style:style style:name="P147" style:family="paragraph" style:parent-style-name="Text_20_body" style:list-style-name="L7">
      <style:paragraph-properties style:writing-mode="lr-tb"/>
      <style:text-properties fo:font-weight="normal" officeooo:rsid="009d55eb" officeooo:paragraph-rsid="009e878b" style:font-weight-asian="normal" style:font-weight-complex="normal"/>
    </style:style>
    <style:style style:name="P148" style:family="paragraph" style:parent-style-name="Text_20_body" style:list-style-name="L12">
      <style:paragraph-properties style:writing-mode="lr-tb"/>
      <style:text-properties fo:font-weight="normal" officeooo:rsid="0050b0a0" officeooo:paragraph-rsid="0050b0a0" style:font-weight-asian="normal" style:font-weight-complex="normal"/>
    </style:style>
    <style:style style:name="P149" style:family="paragraph" style:parent-style-name="Text_20_body" style:list-style-name="L12">
      <style:paragraph-properties style:writing-mode="lr-tb"/>
      <style:text-properties fo:font-weight="normal" officeooo:rsid="00536958" officeooo:paragraph-rsid="00536958" style:font-weight-asian="normal" style:font-weight-complex="normal"/>
    </style:style>
    <style:style style:name="P150" style:family="paragraph" style:parent-style-name="Text_20_body" style:list-style-name="L12">
      <style:paragraph-properties style:writing-mode="lr-tb"/>
      <style:text-properties fo:font-weight="normal" officeooo:rsid="005c9ab4" officeooo:paragraph-rsid="005c9ab4" style:font-weight-asian="normal" style:font-weight-complex="normal"/>
    </style:style>
    <style:style style:name="P151" style:family="paragraph" style:parent-style-name="Text_20_body" style:list-style-name="L12">
      <style:paragraph-properties style:writing-mode="lr-tb"/>
      <style:text-properties fo:font-weight="normal" officeooo:rsid="0054468b" officeooo:paragraph-rsid="0054468b" style:font-weight-asian="normal" style:font-weight-complex="normal"/>
    </style:style>
    <style:style style:name="P152" style:family="paragraph" style:parent-style-name="Text_20_body" style:list-style-name="L12">
      <style:paragraph-properties style:writing-mode="lr-tb"/>
      <style:text-properties fo:font-weight="normal" officeooo:rsid="00549801" officeooo:paragraph-rsid="00549801" style:font-weight-asian="normal" style:font-weight-complex="normal"/>
    </style:style>
    <style:style style:name="P153" style:family="paragraph" style:parent-style-name="Text_20_body" style:list-style-name="L12">
      <style:paragraph-properties style:writing-mode="lr-tb"/>
      <style:text-properties fo:font-weight="normal" officeooo:rsid="00565c65" officeooo:paragraph-rsid="00565c65" style:font-weight-asian="normal" style:font-weight-complex="normal"/>
    </style:style>
    <style:style style:name="P154" style:family="paragraph" style:parent-style-name="Text_20_body" style:list-style-name="L12">
      <style:paragraph-properties style:writing-mode="lr-tb"/>
      <style:text-properties fo:font-weight="normal" officeooo:rsid="0087f736" officeooo:paragraph-rsid="0087f736" style:font-weight-asian="normal" style:font-weight-complex="normal"/>
    </style:style>
    <style:style style:name="P155" style:family="paragraph" style:parent-style-name="Text_20_body" style:list-style-name="L12">
      <style:paragraph-properties style:writing-mode="lr-tb"/>
      <style:text-properties fo:font-weight="normal" officeooo:rsid="008919f2" officeooo:paragraph-rsid="008919f2" style:font-weight-asian="normal" style:font-weight-complex="normal"/>
    </style:style>
    <style:style style:name="P156" style:family="paragraph" style:parent-style-name="Text_20_body" style:list-style-name="L12">
      <style:paragraph-properties style:writing-mode="lr-tb"/>
      <style:text-properties fo:font-weight="normal" officeooo:rsid="008a8e32" officeooo:paragraph-rsid="008a8e32" style:font-weight-asian="normal" style:font-weight-complex="normal"/>
    </style:style>
    <style:style style:name="P157" style:family="paragraph" style:parent-style-name="Text_20_body" style:list-style-name="L12">
      <style:paragraph-properties style:writing-mode="lr-tb"/>
      <style:text-properties fo:font-weight="normal" officeooo:rsid="00a83b7b" officeooo:paragraph-rsid="00a83b7b" style:font-weight-asian="normal" style:font-weight-complex="normal"/>
    </style:style>
    <style:style style:name="P158" style:family="paragraph" style:parent-style-name="Text_20_body" style:list-style-name="L13">
      <style:paragraph-properties style:writing-mode="lr-tb"/>
      <style:text-properties fo:font-weight="normal" officeooo:rsid="0250880a" officeooo:paragraph-rsid="0250880a" style:font-weight-asian="normal" style:font-weight-complex="normal"/>
    </style:style>
    <style:style style:name="P159" style:family="paragraph" style:parent-style-name="Text_20_body" style:list-style-name="L13">
      <style:paragraph-properties style:writing-mode="lr-tb"/>
      <style:text-properties fo:font-weight="normal" officeooo:rsid="0251e015" officeooo:paragraph-rsid="0251e015" style:font-weight-asian="normal" style:font-weight-complex="normal"/>
    </style:style>
    <style:style style:name="P160" style:family="paragraph" style:parent-style-name="Text_20_body" style:list-style-name="L13">
      <style:paragraph-properties style:writing-mode="lr-tb"/>
      <style:text-properties fo:font-weight="normal" officeooo:rsid="0251e015" officeooo:paragraph-rsid="0253a2b5" style:font-weight-asian="normal" style:font-weight-complex="normal"/>
    </style:style>
    <style:style style:name="P161" style:family="paragraph" style:parent-style-name="Text_20_body" style:list-style-name="L13">
      <style:paragraph-properties style:writing-mode="lr-tb"/>
      <style:text-properties fo:font-weight="normal" officeooo:rsid="0251e015" officeooo:paragraph-rsid="0254dd15" style:font-weight-asian="normal" style:font-weight-complex="normal"/>
    </style:style>
    <style:style style:name="P162" style:family="paragraph" style:parent-style-name="Text_20_body" style:list-style-name="L13">
      <style:paragraph-properties style:writing-mode="lr-tb"/>
      <style:text-properties fo:font-weight="normal" officeooo:rsid="0254dd15" officeooo:paragraph-rsid="0254dd15" style:font-weight-asian="normal" style:font-weight-complex="normal"/>
    </style:style>
    <style:style style:name="P163" style:family="paragraph" style:parent-style-name="Text_20_body" style:list-style-name="L13">
      <style:paragraph-properties style:writing-mode="lr-tb"/>
      <style:text-properties fo:font-weight="normal" officeooo:rsid="02578c7c" officeooo:paragraph-rsid="02578c7c" style:font-weight-asian="normal" style:font-weight-complex="normal"/>
    </style:style>
    <style:style style:name="P164" style:family="paragraph" style:parent-style-name="Text_20_body" style:list-style-name="L13">
      <style:paragraph-properties style:writing-mode="lr-tb"/>
      <style:text-properties fo:font-weight="normal" officeooo:rsid="02596138" officeooo:paragraph-rsid="02596138" style:font-weight-asian="normal" style:font-weight-complex="normal"/>
    </style:style>
    <style:style style:name="P165" style:family="paragraph" style:parent-style-name="Text_20_body" style:list-style-name="L15">
      <style:paragraph-properties style:writing-mode="lr-tb"/>
      <style:text-properties fo:font-weight="normal" officeooo:rsid="006caa99" officeooo:paragraph-rsid="006caa99" style:font-weight-asian="normal" style:font-weight-complex="normal"/>
    </style:style>
    <style:style style:name="P166" style:family="paragraph" style:parent-style-name="Text_20_body" style:list-style-name="L15">
      <style:paragraph-properties style:writing-mode="lr-tb"/>
      <style:text-properties fo:font-weight="normal" officeooo:rsid="006eebf8" officeooo:paragraph-rsid="006eebf8" style:font-weight-asian="normal" style:font-weight-complex="normal"/>
    </style:style>
    <style:style style:name="P167" style:family="paragraph" style:parent-style-name="Text_20_body" style:list-style-name="L8">
      <style:paragraph-properties style:writing-mode="lr-tb"/>
      <style:text-properties officeooo:rsid="009f249f" officeooo:paragraph-rsid="009f249f"/>
    </style:style>
    <style:style style:name="P168" style:family="paragraph" style:parent-style-name="Text_20_body" style:list-style-name="L8">
      <style:paragraph-properties style:writing-mode="lr-tb"/>
      <style:text-properties officeooo:rsid="009ff5ba" officeooo:paragraph-rsid="009ff5ba"/>
    </style:style>
    <style:style style:name="P169" style:family="paragraph" style:parent-style-name="Text_20_body" style:list-style-name="L8">
      <style:paragraph-properties style:writing-mode="lr-tb"/>
      <style:text-properties officeooo:rsid="00a10ffd" officeooo:paragraph-rsid="00a10ffd"/>
    </style:style>
    <style:style style:name="P170" style:family="paragraph" style:parent-style-name="Text_20_body" style:list-style-name="L8">
      <style:paragraph-properties style:writing-mode="lr-tb"/>
      <style:text-properties officeooo:rsid="00a26ced" officeooo:paragraph-rsid="00a26ced"/>
    </style:style>
    <style:style style:name="P171" style:family="paragraph" style:parent-style-name="Text_20_body" style:list-style-name="L8">
      <style:paragraph-properties style:writing-mode="lr-tb"/>
      <style:text-properties officeooo:rsid="00a9f764" officeooo:paragraph-rsid="00a9f764"/>
    </style:style>
    <style:style style:name="P172" style:family="paragraph" style:parent-style-name="Text_20_body" style:list-style-name="L8">
      <style:paragraph-properties style:writing-mode="lr-tb"/>
      <style:text-properties officeooo:rsid="00a05a8e" officeooo:paragraph-rsid="00a05a8e"/>
    </style:style>
    <style:style style:name="P173" style:family="paragraph" style:parent-style-name="Text_20_body" style:list-style-name="L8">
      <style:paragraph-properties style:writing-mode="lr-tb"/>
      <style:text-properties officeooo:rsid="00a66cfc" officeooo:paragraph-rsid="00a66cfc"/>
    </style:style>
    <style:style style:name="P174" style:family="paragraph" style:parent-style-name="Text_20_body" style:list-style-name="L8">
      <style:paragraph-properties style:writing-mode="lr-tb"/>
      <style:text-properties officeooo:rsid="00a6c556" officeooo:paragraph-rsid="00a6c556"/>
    </style:style>
    <style:style style:name="P175" style:family="paragraph" style:parent-style-name="Text_20_body" style:list-style-name="L8">
      <style:paragraph-properties style:writing-mode="lr-tb"/>
      <style:text-properties officeooo:rsid="00a9b5f3" officeooo:paragraph-rsid="00a9b5f3"/>
    </style:style>
    <style:style style:name="P176" style:family="paragraph" style:parent-style-name="Text_20_body" style:list-style-name="L8">
      <style:paragraph-properties style:writing-mode="lr-tb"/>
      <style:text-properties officeooo:rsid="00ab69ea" officeooo:paragraph-rsid="00ab69ea"/>
    </style:style>
    <style:style style:name="P177" style:family="paragraph" style:parent-style-name="Text_20_body" style:list-style-name="L8">
      <style:paragraph-properties style:writing-mode="lr-tb"/>
      <style:text-properties officeooo:rsid="00aed573" officeooo:paragraph-rsid="00aed573"/>
    </style:style>
    <style:style style:name="P178" style:family="paragraph" style:parent-style-name="Text_20_body" style:list-style-name="L8">
      <style:paragraph-properties style:writing-mode="lr-tb"/>
      <style:text-properties style:font-name="Liberation Serif1" officeooo:rsid="00afeb65" officeooo:paragraph-rsid="00afeb65"/>
    </style:style>
    <style:style style:name="P179" style:family="paragraph" style:parent-style-name="Text_20_body" style:list-style-name="L8">
      <style:paragraph-properties style:writing-mode="lr-tb"/>
      <style:text-properties style:font-name="Liberation Serif1" officeooo:rsid="00b543d5" officeooo:paragraph-rsid="00b543d5"/>
    </style:style>
    <style:style style:name="P180" style:family="paragraph" style:parent-style-name="Text_20_body" style:list-style-name="L8">
      <style:paragraph-properties style:writing-mode="lr-tb"/>
      <style:text-properties style:font-name="Liberation Serif1" officeooo:rsid="00b54a32" officeooo:paragraph-rsid="00b54a32"/>
    </style:style>
    <style:style style:name="P181" style:family="paragraph" style:parent-style-name="Text_20_body" style:list-style-name="L8">
      <style:paragraph-properties style:writing-mode="lr-tb"/>
      <style:text-properties style:font-name="Liberation Serif1" officeooo:rsid="00b6df64" officeooo:paragraph-rsid="00b6df64"/>
    </style:style>
    <style:style style:name="P182" style:family="paragraph" style:parent-style-name="Text_20_body" style:list-style-name="L8">
      <style:paragraph-properties style:writing-mode="lr-tb"/>
      <style:text-properties style:font-name="Liberation Serif1" officeooo:rsid="00b76bfe" officeooo:paragraph-rsid="00b76bfe"/>
    </style:style>
    <style:style style:name="P183" style:family="paragraph" style:parent-style-name="Text_20_body" style:list-style-name="L8">
      <style:paragraph-properties style:writing-mode="lr-tb"/>
      <style:text-properties style:font-name="Liberation Serif1" officeooo:rsid="00bb4a31" officeooo:paragraph-rsid="00bb4a31"/>
    </style:style>
    <style:style style:name="P184" style:family="paragraph" style:parent-style-name="Text_20_body" style:list-style-name="L8">
      <style:paragraph-properties style:writing-mode="lr-tb"/>
      <style:text-properties style:font-name="Liberation Serif1" officeooo:rsid="00bd0901" officeooo:paragraph-rsid="00bd0901"/>
    </style:style>
    <style:style style:name="P185" style:family="paragraph" style:parent-style-name="Text_20_body" style:list-style-name="L8">
      <style:paragraph-properties style:writing-mode="lr-tb"/>
      <style:text-properties style:font-name="Liberation Serif1" officeooo:rsid="00bd75cd" officeooo:paragraph-rsid="00bd75cd"/>
    </style:style>
    <style:style style:name="P186" style:family="paragraph" style:parent-style-name="Text_20_body" style:list-style-name="L8">
      <style:paragraph-properties style:writing-mode="lr-tb"/>
      <style:text-properties style:font-name="Liberation Serif1" officeooo:rsid="00bfbdbd" officeooo:paragraph-rsid="00bfbdbd"/>
    </style:style>
    <style:style style:name="P187" style:family="paragraph" style:parent-style-name="Text_20_body" style:list-style-name="L8">
      <style:paragraph-properties style:writing-mode="lr-tb"/>
      <style:text-properties style:font-name="Liberation Serif1" officeooo:rsid="00c23b5e" officeooo:paragraph-rsid="00c23b5e"/>
    </style:style>
    <style:style style:name="P188" style:family="paragraph" style:parent-style-name="Text_20_body" style:list-style-name="L8">
      <style:paragraph-properties style:writing-mode="lr-tb"/>
      <style:text-properties style:font-name="Liberation Serif1" officeooo:rsid="00c2c97a" officeooo:paragraph-rsid="00c2c97a"/>
    </style:style>
    <style:style style:name="P189" style:family="paragraph" style:parent-style-name="Text_20_body" style:list-style-name="L8">
      <style:paragraph-properties style:writing-mode="lr-tb"/>
      <style:text-properties style:font-name="Liberation Serif1" officeooo:rsid="00cadc5d" officeooo:paragraph-rsid="00cadc5d"/>
    </style:style>
    <style:style style:name="P190" style:family="paragraph" style:parent-style-name="Text_20_body" style:list-style-name="L8">
      <style:paragraph-properties style:writing-mode="lr-tb"/>
      <style:text-properties style:font-name="Liberation Serif1" officeooo:rsid="00cb05a5" officeooo:paragraph-rsid="00cb05a5"/>
    </style:style>
    <style:style style:name="P191" style:family="paragraph" style:parent-style-name="Text_20_body" style:list-style-name="L8">
      <style:paragraph-properties style:writing-mode="lr-tb"/>
      <style:text-properties style:font-name="Liberation Serif1" officeooo:rsid="00cb8f90" officeooo:paragraph-rsid="00cb8f90"/>
    </style:style>
    <style:style style:name="P192" style:family="paragraph" style:parent-style-name="Text_20_body" style:list-style-name="L8">
      <style:paragraph-properties style:writing-mode="lr-tb"/>
      <style:text-properties style:font-name="Liberation Serif1" officeooo:rsid="00cd753c" officeooo:paragraph-rsid="00cd753c"/>
    </style:style>
    <style:style style:name="P193" style:family="paragraph" style:parent-style-name="Text_20_body" style:list-style-name="L8">
      <style:paragraph-properties style:writing-mode="lr-tb"/>
      <style:text-properties style:font-name="Liberation Serif1" officeooo:rsid="00ced90d" officeooo:paragraph-rsid="00ced90d"/>
    </style:style>
    <style:style style:name="P194" style:family="paragraph" style:parent-style-name="Text_20_body" style:list-style-name="L8">
      <style:paragraph-properties style:writing-mode="lr-tb"/>
      <style:text-properties style:font-name="Liberation Serif1" officeooo:rsid="00d040b7" officeooo:paragraph-rsid="00d040b7"/>
    </style:style>
    <style:style style:name="P195" style:family="paragraph" style:parent-style-name="Text_20_body" style:list-style-name="L8">
      <style:paragraph-properties style:writing-mode="lr-tb"/>
      <style:text-properties style:font-name="Liberation Serif1" officeooo:rsid="00d12829" officeooo:paragraph-rsid="00d12829"/>
    </style:style>
    <style:style style:name="P196" style:family="paragraph" style:parent-style-name="Text_20_body" style:list-style-name="L8">
      <style:paragraph-properties style:writing-mode="lr-tb"/>
      <style:text-properties style:font-name="Liberation Serif1" officeooo:rsid="00d2566d" officeooo:paragraph-rsid="00d2566d"/>
    </style:style>
    <style:style style:name="P197" style:family="paragraph" style:parent-style-name="Text_20_body" style:list-style-name="L8">
      <style:paragraph-properties style:writing-mode="lr-tb"/>
      <style:text-properties style:font-name="Liberation Serif1" officeooo:rsid="00d3e284" officeooo:paragraph-rsid="00d3e284"/>
    </style:style>
    <style:style style:name="P198" style:family="paragraph" style:parent-style-name="Text_20_body" style:list-style-name="L8">
      <style:paragraph-properties style:writing-mode="lr-tb"/>
      <style:text-properties style:font-name="Liberation Serif1" officeooo:rsid="00d995e6" officeooo:paragraph-rsid="00d995e6"/>
    </style:style>
    <style:style style:name="P199" style:family="paragraph" style:parent-style-name="Text_20_body" style:list-style-name="L8">
      <style:paragraph-properties style:writing-mode="lr-tb"/>
      <style:text-properties style:font-name="Liberation Serif1" officeooo:rsid="00d73d3d" officeooo:paragraph-rsid="00d73d3d"/>
    </style:style>
    <style:style style:name="P200" style:family="paragraph" style:parent-style-name="Text_20_body" style:list-style-name="L8">
      <style:paragraph-properties style:writing-mode="lr-tb"/>
      <style:text-properties style:font-name="Liberation Serif1" officeooo:rsid="00d8b721" officeooo:paragraph-rsid="00d8b721"/>
    </style:style>
    <style:style style:name="P201" style:family="paragraph" style:parent-style-name="Text_20_body" style:list-style-name="L8">
      <style:paragraph-properties style:writing-mode="lr-tb"/>
      <style:text-properties style:font-name="Liberation Serif1" officeooo:rsid="00dab33d" officeooo:paragraph-rsid="00dab33d"/>
    </style:style>
    <style:style style:name="P202" style:family="paragraph" style:parent-style-name="Text_20_body" style:list-style-name="L8">
      <style:paragraph-properties style:writing-mode="lr-tb"/>
      <style:text-properties style:font-name="Liberation Serif1" officeooo:rsid="00db100b" officeooo:paragraph-rsid="00db100b"/>
    </style:style>
    <style:style style:name="P203" style:family="paragraph" style:parent-style-name="Text_20_body" style:list-style-name="L8">
      <style:paragraph-properties style:writing-mode="lr-tb"/>
      <style:text-properties style:font-name="Liberation Serif1" officeooo:rsid="00dc5e7c" officeooo:paragraph-rsid="00dc5e7c"/>
    </style:style>
    <style:style style:name="P204" style:family="paragraph" style:parent-style-name="Text_20_body" style:list-style-name="L8">
      <style:paragraph-properties style:writing-mode="lr-tb"/>
      <style:text-properties style:font-name="Liberation Serif1" officeooo:rsid="00dcc5b4" officeooo:paragraph-rsid="00dcc5b4"/>
    </style:style>
    <style:style style:name="P205" style:family="paragraph" style:parent-style-name="Text_20_body" style:list-style-name="L8">
      <style:paragraph-properties style:writing-mode="lr-tb"/>
      <style:text-properties style:font-name="Liberation Serif1" officeooo:rsid="00dec804" officeooo:paragraph-rsid="00dec804"/>
    </style:style>
    <style:style style:name="P206" style:family="paragraph" style:parent-style-name="Text_20_body" style:list-style-name="L8">
      <style:paragraph-properties style:writing-mode="lr-tb"/>
      <style:text-properties style:font-name="Liberation Serif1" officeooo:rsid="00e077c4" officeooo:paragraph-rsid="00e077c4"/>
    </style:style>
    <style:style style:name="P207" style:family="paragraph" style:parent-style-name="Text_20_body" style:list-style-name="L8">
      <style:paragraph-properties style:writing-mode="lr-tb"/>
      <style:text-properties style:font-name="Liberation Serif1" officeooo:rsid="00e102d2" officeooo:paragraph-rsid="00e102d2"/>
    </style:style>
    <style:style style:name="P208" style:family="paragraph" style:parent-style-name="Text_20_body" style:list-style-name="L8">
      <style:paragraph-properties style:writing-mode="lr-tb"/>
      <style:text-properties style:font-name="Liberation Serif1" officeooo:rsid="00e1cab9" officeooo:paragraph-rsid="00e1cab9"/>
    </style:style>
    <style:style style:name="P209" style:family="paragraph" style:parent-style-name="Text_20_body" style:list-style-name="L8">
      <style:paragraph-properties style:writing-mode="lr-tb"/>
      <style:text-properties style:font-name="Liberation Serif1" officeooo:rsid="00e56364" officeooo:paragraph-rsid="00e2db25"/>
    </style:style>
    <style:style style:name="P210" style:family="paragraph" style:parent-style-name="Text_20_body" style:list-style-name="L8">
      <style:paragraph-properties style:writing-mode="lr-tb"/>
      <style:text-properties style:font-name="Liberation Serif1" officeooo:rsid="00e56364" officeooo:paragraph-rsid="00e56364"/>
    </style:style>
    <style:style style:name="P211" style:family="paragraph" style:parent-style-name="Text_20_body" style:list-style-name="L8">
      <style:paragraph-properties style:writing-mode="lr-tb"/>
      <style:text-properties style:font-name="Liberation Serif1" officeooo:rsid="00e2db25" officeooo:paragraph-rsid="00e2db25"/>
    </style:style>
    <style:style style:name="P212" style:family="paragraph" style:parent-style-name="Text_20_body" style:list-style-name="L8">
      <style:paragraph-properties style:writing-mode="lr-tb"/>
      <style:text-properties style:font-name="Liberation Serif1" officeooo:rsid="00e33276" officeooo:paragraph-rsid="00e33276"/>
    </style:style>
    <style:style style:name="P213" style:family="paragraph" style:parent-style-name="Text_20_body" style:list-style-name="L8">
      <style:paragraph-properties style:writing-mode="lr-tb"/>
      <style:text-properties style:font-name="Liberation Serif1" officeooo:rsid="00f594f4" officeooo:paragraph-rsid="00f594f4"/>
    </style:style>
    <style:style style:name="P214" style:family="paragraph" style:parent-style-name="Text_20_body" style:list-style-name="L8">
      <style:paragraph-properties style:writing-mode="lr-tb"/>
      <style:text-properties style:font-name="Liberation Serif1" officeooo:rsid="00fa05ad" officeooo:paragraph-rsid="00fa05ad"/>
    </style:style>
    <style:style style:name="P215" style:family="paragraph" style:parent-style-name="Text_20_body" style:list-style-name="L8">
      <style:paragraph-properties style:writing-mode="lr-tb"/>
      <style:text-properties style:font-name="Liberation Serif1" officeooo:rsid="00fb2dfa" officeooo:paragraph-rsid="00fb2dfa"/>
    </style:style>
    <style:style style:name="P216" style:family="paragraph" style:parent-style-name="Text_20_body" style:list-style-name="L8">
      <style:paragraph-properties style:writing-mode="lr-tb"/>
      <style:text-properties style:font-name="Liberation Serif1" officeooo:rsid="00fc0956" officeooo:paragraph-rsid="00fc0956"/>
    </style:style>
    <style:style style:name="P217" style:family="paragraph" style:parent-style-name="Text_20_body" style:list-style-name="L8">
      <style:paragraph-properties style:writing-mode="lr-tb"/>
      <style:text-properties style:font-name="Liberation Serif1" officeooo:rsid="00fd4f95" officeooo:paragraph-rsid="00fd4f95"/>
    </style:style>
    <style:style style:name="P218" style:family="paragraph" style:parent-style-name="Text_20_body" style:list-style-name="L8">
      <style:paragraph-properties style:writing-mode="lr-tb"/>
      <style:text-properties style:font-name="Liberation Serif1" officeooo:rsid="00fef310" officeooo:paragraph-rsid="00fef310"/>
    </style:style>
    <style:style style:name="P219" style:family="paragraph" style:parent-style-name="Text_20_body" style:list-style-name="L8">
      <style:paragraph-properties style:writing-mode="lr-tb"/>
      <style:text-properties style:font-name="Liberation Serif1" officeooo:rsid="00feff84" officeooo:paragraph-rsid="00feff84"/>
    </style:style>
    <style:style style:name="P220" style:family="paragraph" style:parent-style-name="Text_20_body" style:list-style-name="L8">
      <style:paragraph-properties style:writing-mode="lr-tb"/>
      <style:text-properties style:font-name="Liberation Serif1" officeooo:rsid="010251b6" officeooo:paragraph-rsid="010251b6"/>
    </style:style>
    <style:style style:name="P221" style:family="paragraph" style:parent-style-name="Text_20_body" style:list-style-name="L8">
      <style:paragraph-properties style:writing-mode="lr-tb"/>
      <style:text-properties style:font-name="Liberation Serif1" officeooo:rsid="01027960" officeooo:paragraph-rsid="01027960"/>
    </style:style>
    <style:style style:name="P222" style:family="paragraph" style:parent-style-name="Text_20_body" style:list-style-name="L8">
      <style:paragraph-properties style:writing-mode="lr-tb"/>
      <style:text-properties style:font-name="Liberation Serif1" officeooo:rsid="0102b149" officeooo:paragraph-rsid="0102b149"/>
    </style:style>
    <style:style style:name="P223" style:family="paragraph" style:parent-style-name="Text_20_body" style:list-style-name="L8">
      <style:paragraph-properties style:writing-mode="lr-tb"/>
      <style:text-properties style:font-name="Liberation Serif1" officeooo:rsid="01235ece" officeooo:paragraph-rsid="01235ece"/>
    </style:style>
    <style:style style:name="P224" style:family="paragraph" style:parent-style-name="Text_20_body" style:list-style-name="L8">
      <style:paragraph-properties style:writing-mode="lr-tb"/>
      <style:text-properties style:font-name="Liberation Serif1" officeooo:rsid="012acd7f" officeooo:paragraph-rsid="012acd7f"/>
    </style:style>
    <style:style style:name="P225" style:family="paragraph" style:parent-style-name="Text_20_body" style:list-style-name="L8">
      <style:paragraph-properties style:writing-mode="lr-tb"/>
      <style:text-properties style:font-name="Liberation Serif1" officeooo:rsid="012c6d4f" officeooo:paragraph-rsid="012c6d4f"/>
    </style:style>
    <style:style style:name="P226" style:family="paragraph" style:parent-style-name="Text_20_body" style:list-style-name="L8">
      <style:paragraph-properties style:writing-mode="lr-tb"/>
      <style:text-properties style:font-name="Liberation Serif1" fo:font-weight="normal" officeooo:rsid="0132b963" officeooo:paragraph-rsid="0132b963" style:font-weight-asian="normal" style:font-weight-complex="normal"/>
    </style:style>
    <style:style style:name="P227" style:family="paragraph" style:parent-style-name="Text_20_body" style:list-style-name="L8">
      <style:paragraph-properties style:writing-mode="lr-tb"/>
      <style:text-properties style:font-name="Liberation Serif1" fo:font-weight="normal" officeooo:rsid="0135f3e7" officeooo:paragraph-rsid="0135f3e7" style:font-weight-asian="normal" style:font-weight-complex="normal"/>
    </style:style>
    <style:style style:name="P228" style:family="paragraph" style:parent-style-name="Text_20_body" style:list-style-name="L8">
      <style:paragraph-properties style:writing-mode="lr-tb"/>
      <style:text-properties style:font-name="Liberation Serif1" fo:font-weight="normal" officeooo:rsid="013755ff" officeooo:paragraph-rsid="013755ff" style:font-weight-asian="normal" style:font-weight-complex="normal"/>
    </style:style>
    <style:style style:name="P229" style:family="paragraph" style:parent-style-name="Text_20_body" style:list-style-name="L8">
      <style:paragraph-properties style:writing-mode="lr-tb"/>
      <style:text-properties style:font-name="Liberation Serif1" fo:font-weight="normal" officeooo:rsid="013906f0" officeooo:paragraph-rsid="013906f0" style:font-weight-asian="normal" style:font-weight-complex="normal"/>
    </style:style>
    <style:style style:name="P230" style:family="paragraph" style:parent-style-name="Text_20_body" style:list-style-name="L8">
      <style:paragraph-properties style:writing-mode="lr-tb"/>
      <style:text-properties style:font-name="Liberation Serif1" fo:font-weight="normal" officeooo:rsid="01398810" officeooo:paragraph-rsid="01398810" style:font-weight-asian="normal" style:font-weight-complex="normal"/>
    </style:style>
    <style:style style:name="P231" style:family="paragraph" style:parent-style-name="Text_20_body" style:list-style-name="L8">
      <style:paragraph-properties style:writing-mode="lr-tb"/>
      <style:text-properties style:font-name="Liberation Serif1" fo:font-weight="normal" officeooo:rsid="013abbf5" officeooo:paragraph-rsid="013abbf5" style:font-weight-asian="normal" style:font-weight-complex="normal"/>
    </style:style>
    <style:style style:name="P232" style:family="paragraph" style:parent-style-name="Text_20_body" style:list-style-name="L8">
      <style:paragraph-properties style:writing-mode="lr-tb"/>
      <style:text-properties style:font-name="Liberation Serif1" fo:font-weight="normal" officeooo:rsid="0145a8d2" officeooo:paragraph-rsid="0145a8d2" style:font-weight-asian="normal" style:font-weight-complex="normal"/>
    </style:style>
    <style:style style:name="P233" style:family="paragraph" style:parent-style-name="Text_20_body" style:list-style-name="L8">
      <style:paragraph-properties style:writing-mode="lr-tb"/>
      <style:text-properties officeooo:rsid="00afeb65" officeooo:paragraph-rsid="00afeb65"/>
    </style:style>
    <style:style style:name="P234" style:family="paragraph" style:parent-style-name="Text_20_body" style:list-style-name="L8">
      <style:paragraph-properties style:writing-mode="lr-tb"/>
      <style:text-properties officeooo:rsid="00b54a32" officeooo:paragraph-rsid="00b54a32"/>
    </style:style>
    <style:style style:name="P235" style:family="paragraph" style:parent-style-name="Text_20_body" style:list-style-name="L8">
      <style:paragraph-properties style:writing-mode="lr-tb"/>
      <style:text-properties officeooo:rsid="00bd75cd" officeooo:paragraph-rsid="00bd75cd"/>
    </style:style>
    <style:style style:name="P236" style:family="paragraph" style:parent-style-name="Text_20_body" style:list-style-name="L8">
      <style:paragraph-properties style:writing-mode="lr-tb"/>
      <style:text-properties officeooo:rsid="00bfbdbd" officeooo:paragraph-rsid="00bfbdbd"/>
    </style:style>
    <style:style style:name="P237" style:family="paragraph" style:parent-style-name="Text_20_body" style:list-style-name="L8">
      <style:paragraph-properties style:writing-mode="lr-tb"/>
      <style:text-properties officeooo:rsid="00d07b0d" officeooo:paragraph-rsid="00d07b0d"/>
    </style:style>
    <style:style style:name="P238" style:family="paragraph" style:parent-style-name="Text_20_body" style:list-style-name="L8">
      <style:paragraph-properties style:writing-mode="lr-tb"/>
      <style:text-properties officeooo:rsid="00d59c54" officeooo:paragraph-rsid="00d59c54"/>
    </style:style>
    <style:style style:name="P239" style:family="paragraph" style:parent-style-name="Text_20_body" style:list-style-name="L8">
      <style:paragraph-properties style:writing-mode="lr-tb"/>
      <style:text-properties officeooo:rsid="00d73d3d" officeooo:paragraph-rsid="00d73d3d"/>
    </style:style>
    <style:style style:name="P240" style:family="paragraph" style:parent-style-name="Text_20_body" style:list-style-name="L8">
      <style:paragraph-properties style:writing-mode="lr-tb"/>
      <style:text-properties officeooo:rsid="0105ad29" officeooo:paragraph-rsid="0105ad29"/>
    </style:style>
    <style:style style:name="P241" style:family="paragraph" style:parent-style-name="Text_20_body" style:list-style-name="L8">
      <style:paragraph-properties style:writing-mode="lr-tb"/>
      <style:text-properties officeooo:rsid="0105ad29" officeooo:paragraph-rsid="01078820"/>
    </style:style>
    <style:style style:name="P242" style:family="paragraph" style:parent-style-name="Text_20_body" style:list-style-name="L8">
      <style:paragraph-properties style:writing-mode="lr-tb"/>
      <style:text-properties officeooo:rsid="00e56364" officeooo:paragraph-rsid="00e56364"/>
    </style:style>
    <style:style style:name="P243" style:family="paragraph" style:parent-style-name="Text_20_body" style:list-style-name="L8">
      <style:paragraph-properties style:writing-mode="lr-tb"/>
      <style:text-properties officeooo:rsid="00e56364" officeooo:paragraph-rsid="00e667b1"/>
    </style:style>
    <style:style style:name="P244" style:family="paragraph" style:parent-style-name="Text_20_body" style:list-style-name="L8">
      <style:paragraph-properties style:writing-mode="lr-tb"/>
      <style:text-properties officeooo:rsid="00ef35ac" officeooo:paragraph-rsid="00ef35ac"/>
    </style:style>
    <style:style style:name="P245" style:family="paragraph" style:parent-style-name="Text_20_body" style:list-style-name="L8">
      <style:paragraph-properties style:writing-mode="lr-tb"/>
      <style:text-properties officeooo:rsid="00f1e30e" officeooo:paragraph-rsid="00f1e30e"/>
    </style:style>
    <style:style style:name="P246" style:family="paragraph" style:parent-style-name="Text_20_body" style:list-style-name="L8">
      <style:paragraph-properties style:writing-mode="lr-tb"/>
      <style:text-properties officeooo:rsid="00f2a888" officeooo:paragraph-rsid="00f2a888"/>
    </style:style>
    <style:style style:name="P247" style:family="paragraph" style:parent-style-name="Text_20_body" style:list-style-name="L8">
      <style:paragraph-properties style:writing-mode="lr-tb"/>
      <style:text-properties officeooo:rsid="00f6ee1c" officeooo:paragraph-rsid="00f6ee1c"/>
    </style:style>
    <style:style style:name="P248" style:family="paragraph" style:parent-style-name="Text_20_body" style:list-style-name="L8">
      <style:paragraph-properties style:writing-mode="lr-tb"/>
      <style:text-properties officeooo:rsid="00fb2dfa" officeooo:paragraph-rsid="00fb2dfa"/>
    </style:style>
    <style:style style:name="P249" style:family="paragraph" style:parent-style-name="Text_20_body" style:list-style-name="L8">
      <style:paragraph-properties style:writing-mode="lr-tb"/>
      <style:text-properties officeooo:rsid="00fd4f95" officeooo:paragraph-rsid="00fd4f95"/>
    </style:style>
    <style:style style:name="P250" style:family="paragraph" style:parent-style-name="Text_20_body" style:list-style-name="L8">
      <style:paragraph-properties style:writing-mode="lr-tb"/>
      <style:text-properties officeooo:rsid="0102b149" officeooo:paragraph-rsid="0102b149"/>
    </style:style>
    <style:style style:name="P251" style:family="paragraph" style:parent-style-name="Text_20_body" style:list-style-name="L8">
      <style:paragraph-properties style:writing-mode="lr-tb"/>
      <style:text-properties officeooo:rsid="0109ae13" officeooo:paragraph-rsid="0109ae13"/>
    </style:style>
    <style:style style:name="P252" style:family="paragraph" style:parent-style-name="Text_20_body" style:list-style-name="L8">
      <style:paragraph-properties style:writing-mode="lr-tb"/>
      <style:text-properties officeooo:rsid="010df8bc" officeooo:paragraph-rsid="010df8bc"/>
    </style:style>
    <style:style style:name="P253" style:family="paragraph" style:parent-style-name="Text_20_body" style:list-style-name="L8">
      <style:paragraph-properties style:writing-mode="lr-tb"/>
      <style:text-properties officeooo:rsid="010b7417" officeooo:paragraph-rsid="010b7417"/>
    </style:style>
    <style:style style:name="P254" style:family="paragraph" style:parent-style-name="Text_20_body" style:list-style-name="L8">
      <style:paragraph-properties style:writing-mode="lr-tb"/>
      <style:text-properties officeooo:rsid="010ccf50" officeooo:paragraph-rsid="010ccf50"/>
    </style:style>
    <style:style style:name="P255" style:family="paragraph" style:parent-style-name="Text_20_body" style:list-style-name="L8">
      <style:paragraph-properties style:writing-mode="lr-tb"/>
      <style:text-properties officeooo:rsid="010efb15" officeooo:paragraph-rsid="010efb15"/>
    </style:style>
    <style:style style:name="P256" style:family="paragraph" style:parent-style-name="Text_20_body" style:list-style-name="L8">
      <style:paragraph-properties style:writing-mode="lr-tb"/>
      <style:text-properties officeooo:rsid="01119514" officeooo:paragraph-rsid="01119514"/>
    </style:style>
    <style:style style:name="P257" style:family="paragraph" style:parent-style-name="Text_20_body" style:list-style-name="L8">
      <style:paragraph-properties style:writing-mode="lr-tb"/>
      <style:text-properties officeooo:rsid="0118e657" officeooo:paragraph-rsid="0118e657"/>
    </style:style>
    <style:style style:name="P258" style:family="paragraph" style:parent-style-name="Text_20_body" style:list-style-name="L8">
      <style:paragraph-properties style:writing-mode="lr-tb"/>
      <style:text-properties officeooo:rsid="0119c1e4" officeooo:paragraph-rsid="0119c1e4"/>
    </style:style>
    <style:style style:name="P259" style:family="paragraph" style:parent-style-name="Text_20_body" style:list-style-name="L8">
      <style:paragraph-properties style:writing-mode="lr-tb"/>
      <style:text-properties officeooo:rsid="011b7c73" officeooo:paragraph-rsid="011b7c73"/>
    </style:style>
    <style:style style:name="P260" style:family="paragraph" style:parent-style-name="Text_20_body" style:list-style-name="L8">
      <style:paragraph-properties style:writing-mode="lr-tb"/>
      <style:text-properties officeooo:rsid="01235ece" officeooo:paragraph-rsid="01235ece"/>
    </style:style>
    <style:style style:name="P261" style:family="paragraph" style:parent-style-name="Text_20_body" style:list-style-name="L8">
      <style:paragraph-properties style:writing-mode="lr-tb"/>
      <style:text-properties officeooo:rsid="0123f095" officeooo:paragraph-rsid="0123f095"/>
    </style:style>
    <style:style style:name="P262" style:family="paragraph" style:parent-style-name="Text_20_body" style:list-style-name="L8">
      <style:paragraph-properties style:writing-mode="lr-tb"/>
      <style:text-properties officeooo:rsid="01254d0f" officeooo:paragraph-rsid="01254d0f"/>
    </style:style>
    <style:style style:name="P263" style:family="paragraph" style:parent-style-name="Text_20_body" style:list-style-name="L8">
      <style:paragraph-properties style:writing-mode="lr-tb"/>
      <style:text-properties officeooo:rsid="01272153" officeooo:paragraph-rsid="01272153"/>
    </style:style>
    <style:style style:name="P264" style:family="paragraph" style:parent-style-name="Text_20_body" style:list-style-name="L8">
      <style:paragraph-properties style:writing-mode="lr-tb"/>
      <style:text-properties officeooo:rsid="01282949" officeooo:paragraph-rsid="01282949"/>
    </style:style>
    <style:style style:name="P265" style:family="paragraph" style:parent-style-name="Text_20_body" style:list-style-name="L8">
      <style:paragraph-properties style:writing-mode="lr-tb"/>
      <style:text-properties officeooo:rsid="01285b01" officeooo:paragraph-rsid="01285b01"/>
    </style:style>
    <style:style style:name="P266" style:family="paragraph" style:parent-style-name="Text_20_body" style:list-style-name="L8">
      <style:paragraph-properties style:writing-mode="lr-tb"/>
      <style:text-properties officeooo:rsid="012910d2" officeooo:paragraph-rsid="012910d2"/>
    </style:style>
    <style:style style:name="P267" style:family="paragraph" style:parent-style-name="Text_20_body" style:list-style-name="L8">
      <style:paragraph-properties style:writing-mode="lr-tb"/>
      <style:text-properties officeooo:rsid="012abc9e" officeooo:paragraph-rsid="012abc9e"/>
    </style:style>
    <style:style style:name="P268" style:family="paragraph" style:parent-style-name="Text_20_body" style:list-style-name="L8">
      <style:paragraph-properties style:writing-mode="lr-tb"/>
      <style:text-properties officeooo:rsid="012c6d4f" officeooo:paragraph-rsid="012c6d4f"/>
    </style:style>
    <style:style style:name="P269" style:family="paragraph" style:parent-style-name="Text_20_body" style:list-style-name="L8">
      <style:paragraph-properties style:writing-mode="lr-tb"/>
      <style:text-properties officeooo:rsid="012e8291" officeooo:paragraph-rsid="012e8291"/>
    </style:style>
    <style:style style:name="P270" style:family="paragraph" style:parent-style-name="Text_20_body" style:list-style-name="L8">
      <style:paragraph-properties style:writing-mode="lr-tb"/>
      <style:text-properties officeooo:rsid="0130e566" officeooo:paragraph-rsid="0130e566"/>
    </style:style>
    <style:style style:name="P271" style:family="paragraph" style:parent-style-name="Text_20_body" style:list-style-name="L8">
      <style:paragraph-properties style:writing-mode="lr-tb"/>
      <style:text-properties officeooo:rsid="013408b8" officeooo:paragraph-rsid="013408b8"/>
    </style:style>
    <style:style style:name="P272" style:family="paragraph" style:parent-style-name="Text_20_body" style:list-style-name="L8">
      <style:paragraph-properties style:writing-mode="lr-tb"/>
      <style:text-properties officeooo:rsid="013b4be6" officeooo:paragraph-rsid="013b4be6"/>
    </style:style>
    <style:style style:name="P273" style:family="paragraph" style:parent-style-name="Text_20_body" style:list-style-name="L8">
      <style:paragraph-properties style:writing-mode="lr-tb"/>
      <style:text-properties officeooo:rsid="013d6d22" officeooo:paragraph-rsid="013d6d22"/>
    </style:style>
    <style:style style:name="P274" style:family="paragraph" style:parent-style-name="Text_20_body" style:list-style-name="L8">
      <style:paragraph-properties style:writing-mode="lr-tb"/>
      <style:text-properties officeooo:rsid="0141ff61" officeooo:paragraph-rsid="0141ff61"/>
    </style:style>
    <style:style style:name="P275" style:family="paragraph" style:parent-style-name="Text_20_body" style:list-style-name="L8">
      <style:paragraph-properties style:writing-mode="lr-tb"/>
      <style:text-properties officeooo:rsid="0145a8d2" officeooo:paragraph-rsid="0145a8d2"/>
    </style:style>
    <style:style style:name="P276" style:family="paragraph" style:parent-style-name="Text_20_body" style:list-style-name="L9">
      <style:paragraph-properties style:writing-mode="lr-tb"/>
      <style:text-properties style:font-name="sans-serif" fo:font-size="12pt" officeooo:rsid="01ae92b4" officeooo:paragraph-rsid="01ae92b4"/>
    </style:style>
    <style:style style:name="P277" style:family="paragraph" style:parent-style-name="Text_20_body" style:list-style-name="L9">
      <style:paragraph-properties style:writing-mode="lr-tb"/>
      <style:text-properties style:font-name="sans-serif" fo:font-size="12pt" officeooo:rsid="01adda74" officeooo:paragraph-rsid="01adda74"/>
    </style:style>
    <style:style style:name="P278" style:family="paragraph" style:parent-style-name="Text_20_body" style:list-style-name="L9">
      <style:paragraph-properties style:writing-mode="lr-tb"/>
      <style:text-properties style:font-name="sans-serif" fo:font-size="12pt" officeooo:rsid="01b2c4f9" officeooo:paragraph-rsid="01b2c4f9"/>
    </style:style>
    <style:style style:name="P279" style:family="paragraph" style:parent-style-name="Text_20_body" style:list-style-name="L9">
      <style:paragraph-properties style:writing-mode="lr-tb"/>
      <style:text-properties style:font-name="sans-serif" fo:font-size="12pt" officeooo:rsid="01b0812e" officeooo:paragraph-rsid="01b0812e"/>
    </style:style>
    <style:style style:name="P280" style:family="paragraph" style:parent-style-name="Text_20_body" style:list-style-name="L9">
      <style:paragraph-properties style:writing-mode="lr-tb"/>
      <style:text-properties style:font-name="sans-serif" fo:font-size="12pt" officeooo:rsid="01b263f3" officeooo:paragraph-rsid="01b263f3"/>
    </style:style>
    <style:style style:name="P281" style:family="paragraph" style:parent-style-name="Text_20_body" style:list-style-name="L9">
      <style:paragraph-properties style:writing-mode="lr-tb"/>
      <style:text-properties style:font-name="sans-serif" fo:font-size="12pt" officeooo:rsid="01b56fc4" officeooo:paragraph-rsid="01b56fc4"/>
    </style:style>
    <style:style style:name="P282" style:family="paragraph" style:parent-style-name="Text_20_body" style:list-style-name="L9">
      <style:paragraph-properties style:writing-mode="lr-tb"/>
      <style:text-properties style:font-name="sans-serif" fo:font-size="12pt" officeooo:rsid="01b6fff7" officeooo:paragraph-rsid="01b6fff7"/>
    </style:style>
    <style:style style:name="P283" style:family="paragraph" style:parent-style-name="Text_20_body" style:list-style-name="L9">
      <style:paragraph-properties style:writing-mode="lr-tb"/>
      <style:text-properties style:font-name="sans-serif" fo:font-size="12pt" officeooo:rsid="01b8455b" officeooo:paragraph-rsid="01b8455b"/>
    </style:style>
    <style:style style:name="P284" style:family="paragraph" style:parent-style-name="Text_20_body" style:list-style-name="L9">
      <style:paragraph-properties style:writing-mode="lr-tb"/>
      <style:text-properties style:font-name="sans-serif" fo:font-size="12pt" officeooo:rsid="01b9cdae" officeooo:paragraph-rsid="01b9cdae"/>
    </style:style>
    <style:style style:name="P285" style:family="paragraph" style:parent-style-name="Text_20_body" style:list-style-name="L9">
      <style:paragraph-properties style:writing-mode="lr-tb"/>
      <style:text-properties style:font-name="sans-serif" fo:font-size="12pt" officeooo:rsid="01baf031" officeooo:paragraph-rsid="01baf031"/>
    </style:style>
    <style:style style:name="P286" style:family="paragraph" style:parent-style-name="Text_20_body" style:list-style-name="L9">
      <style:paragraph-properties style:writing-mode="lr-tb"/>
      <style:text-properties style:font-name="sans-serif" fo:font-size="12pt" officeooo:rsid="01bc2976" officeooo:paragraph-rsid="01bc2976"/>
    </style:style>
    <style:style style:name="P287" style:family="paragraph" style:parent-style-name="Text_20_body" style:list-style-name="L9">
      <style:paragraph-properties style:writing-mode="lr-tb"/>
      <style:text-properties style:font-name="sans-serif" fo:font-size="12pt" officeooo:rsid="01bc2a33" officeooo:paragraph-rsid="01bc2a33"/>
    </style:style>
    <style:style style:name="P288" style:family="paragraph" style:parent-style-name="Text_20_body" style:list-style-name="L9">
      <style:paragraph-properties style:writing-mode="lr-tb"/>
      <style:text-properties style:font-name="sans-serif" fo:font-size="12pt" officeooo:rsid="01bc777b" officeooo:paragraph-rsid="01bc777b"/>
    </style:style>
    <style:style style:name="P289" style:family="paragraph" style:parent-style-name="Text_20_body" style:list-style-name="L9">
      <style:paragraph-properties style:writing-mode="lr-tb"/>
      <style:text-properties style:font-name="sans-serif" fo:font-size="12pt" officeooo:rsid="01bda607" officeooo:paragraph-rsid="01bda607"/>
    </style:style>
    <style:style style:name="P290" style:family="paragraph" style:parent-style-name="Text_20_body" style:list-style-name="L9">
      <style:paragraph-properties style:writing-mode="lr-tb"/>
      <style:text-properties style:font-name="sans-serif" fo:font-size="12pt" officeooo:rsid="01c17262" officeooo:paragraph-rsid="01c17262"/>
    </style:style>
    <style:style style:name="P291" style:family="paragraph" style:parent-style-name="Text_20_body" style:list-style-name="L9">
      <style:paragraph-properties style:writing-mode="lr-tb"/>
      <style:text-properties style:font-name="sans-serif" fo:font-size="12pt" officeooo:rsid="01c1df28" officeooo:paragraph-rsid="01c1df28"/>
    </style:style>
    <style:style style:name="P292" style:family="paragraph" style:parent-style-name="Text_20_body" style:list-style-name="L9">
      <style:paragraph-properties style:writing-mode="lr-tb"/>
      <style:text-properties style:font-name="sans-serif" fo:font-size="12pt" officeooo:rsid="01c3d2be" officeooo:paragraph-rsid="01c3d2be"/>
    </style:style>
    <style:style style:name="P293" style:family="paragraph" style:parent-style-name="Text_20_body" style:list-style-name="L9">
      <style:paragraph-properties style:writing-mode="lr-tb"/>
      <style:text-properties style:font-name="sans-serif" fo:font-size="12pt" officeooo:rsid="01c44067" officeooo:paragraph-rsid="01c44067"/>
    </style:style>
    <style:style style:name="P294" style:family="paragraph" style:parent-style-name="Text_20_body" style:list-style-name="L9">
      <style:paragraph-properties style:writing-mode="lr-tb"/>
      <style:text-properties style:font-name="sans-serif" fo:font-size="12pt" officeooo:rsid="01c61a7f" officeooo:paragraph-rsid="01c61a7f"/>
    </style:style>
    <style:style style:name="P295" style:family="paragraph" style:parent-style-name="Text_20_body" style:list-style-name="L9">
      <style:paragraph-properties style:writing-mode="lr-tb"/>
      <style:text-properties style:font-name="sans-serif" fo:font-size="12pt" officeooo:rsid="01c7edd1" officeooo:paragraph-rsid="01c7edd1"/>
    </style:style>
    <style:style style:name="P296" style:family="paragraph" style:parent-style-name="Text_20_body" style:list-style-name="L9">
      <style:paragraph-properties style:writing-mode="lr-tb"/>
      <style:text-properties style:font-name="sans-serif" fo:font-size="12pt" officeooo:rsid="01c9e4db" officeooo:paragraph-rsid="01c9e4db"/>
    </style:style>
    <style:style style:name="P297" style:family="paragraph" style:parent-style-name="Text_20_body" style:list-style-name="L9">
      <style:paragraph-properties style:writing-mode="lr-tb"/>
      <style:text-properties style:font-name="sans-serif" fo:font-size="12pt" officeooo:rsid="01cb3bd3" officeooo:paragraph-rsid="01cb3bd3"/>
    </style:style>
    <style:style style:name="P298" style:family="paragraph" style:parent-style-name="Text_20_body" style:list-style-name="L9">
      <style:paragraph-properties style:writing-mode="lr-tb"/>
      <style:text-properties style:font-name="sans-serif" fo:font-size="12pt" officeooo:rsid="01cd09dc" officeooo:paragraph-rsid="01cd09dc"/>
    </style:style>
    <style:style style:name="P299" style:family="paragraph" style:parent-style-name="Text_20_body" style:list-style-name="L9">
      <style:paragraph-properties style:writing-mode="lr-tb"/>
      <style:text-properties officeooo:rsid="01ae92b4" officeooo:paragraph-rsid="01ae92b4"/>
    </style:style>
    <style:style style:name="P300" style:family="paragraph" style:parent-style-name="Text_20_body" style:list-style-name="L10">
      <style:paragraph-properties style:writing-mode="lr-tb"/>
      <style:text-properties officeooo:rsid="022ad2eb" officeooo:paragraph-rsid="022ad2eb"/>
    </style:style>
    <style:style style:name="P301" style:family="paragraph" style:parent-style-name="Text_20_body" style:list-style-name="L10">
      <style:paragraph-properties style:writing-mode="lr-tb"/>
      <style:text-properties officeooo:rsid="01d685f4" officeooo:paragraph-rsid="01d685f4"/>
    </style:style>
    <style:style style:name="P302" style:family="paragraph" style:parent-style-name="Text_20_body" style:list-style-name="L10">
      <style:paragraph-properties style:writing-mode="lr-tb"/>
      <style:text-properties officeooo:rsid="01d8a290" officeooo:paragraph-rsid="01d8a290"/>
    </style:style>
    <style:style style:name="P303" style:family="paragraph" style:parent-style-name="Text_20_body" style:list-style-name="L10">
      <style:paragraph-properties style:writing-mode="lr-tb"/>
      <style:text-properties style:text-position="0% 100%" style:font-name="Liberation Serif" officeooo:rsid="01d685f4" officeooo:paragraph-rsid="01d685f4"/>
    </style:style>
    <style:style style:name="P304" style:family="paragraph" style:parent-style-name="Text_20_body" style:list-style-name="L10">
      <style:paragraph-properties style:writing-mode="lr-tb"/>
      <style:text-properties style:text-position="0% 100%" style:font-name="Liberation Serif" officeooo:rsid="01d84b72" officeooo:paragraph-rsid="01d84b72" style:font-name-asian="NSimSun" style:font-name-complex="Lucida Sans"/>
    </style:style>
    <style:style style:name="P305" style:family="paragraph" style:parent-style-name="Text_20_body" style:list-style-name="L10">
      <style:paragraph-properties style:writing-mode="lr-tb"/>
      <style:text-properties style:text-position="0% 100%" style:font-name="Liberation Serif" officeooo:rsid="01e02f4d" officeooo:paragraph-rsid="01e02f4d" style:font-name-asian="NSimSun" style:font-name-complex="Lucida Sans"/>
    </style:style>
    <style:style style:name="P306" style:family="paragraph" style:parent-style-name="Text_20_body" style:list-style-name="L10">
      <style:paragraph-properties style:writing-mode="lr-tb"/>
      <style:text-properties style:text-position="0% 100%" style:font-name="Liberation Serif" officeooo:rsid="01db0470" officeooo:paragraph-rsid="01db0470" style:font-name-asian="NSimSun" style:font-name-complex="Lucida Sans"/>
    </style:style>
    <style:style style:name="P307" style:family="paragraph" style:parent-style-name="Text_20_body" style:list-style-name="L10">
      <style:paragraph-properties style:writing-mode="lr-tb"/>
      <style:text-properties style:text-position="0% 100%" style:font-name="Liberation Serif" officeooo:rsid="01dc7a77" officeooo:paragraph-rsid="01dc7a77" style:font-name-asian="NSimSun" style:font-name-complex="Lucida Sans"/>
    </style:style>
    <style:style style:name="P308" style:family="paragraph" style:parent-style-name="Text_20_body" style:list-style-name="L10">
      <style:paragraph-properties style:writing-mode="lr-tb"/>
      <style:text-properties style:text-position="0% 100%" style:font-name="Liberation Serif" officeooo:rsid="01dc7a77" officeooo:paragraph-rsid="01e9e069" style:font-name-asian="NSimSun" style:font-name-complex="Lucida Sans"/>
    </style:style>
    <style:style style:name="P309" style:family="paragraph" style:parent-style-name="Text_20_body" style:list-style-name="L10">
      <style:paragraph-properties style:writing-mode="lr-tb"/>
      <style:text-properties style:text-position="0% 100%" style:font-name="Liberation Serif" officeooo:rsid="01dc7a77" officeooo:paragraph-rsid="01efd979" style:font-name-asian="NSimSun" style:font-name-complex="Lucida Sans"/>
    </style:style>
    <style:style style:name="P310" style:family="paragraph" style:parent-style-name="Text_20_body" style:list-style-name="L10">
      <style:paragraph-properties style:writing-mode="lr-tb"/>
      <style:text-properties style:text-position="0% 100%" style:font-name="Liberation Serif" officeooo:rsid="01dcb1c8" officeooo:paragraph-rsid="01dcb1c8" style:font-name-asian="NSimSun" style:font-name-complex="Lucida Sans"/>
    </style:style>
    <style:style style:name="P311" style:family="paragraph" style:parent-style-name="Text_20_body" style:list-style-name="L10">
      <style:paragraph-properties style:writing-mode="lr-tb"/>
      <style:text-properties style:text-position="0% 100%" style:font-name="Liberation Serif" officeooo:rsid="01de27ae" officeooo:paragraph-rsid="01de27ae" style:font-name-asian="NSimSun" style:font-name-complex="Lucida Sans"/>
    </style:style>
    <style:style style:name="P312" style:family="paragraph" style:parent-style-name="Text_20_body" style:list-style-name="L10">
      <style:paragraph-properties style:writing-mode="lr-tb"/>
      <style:text-properties style:text-position="0% 100%" style:font-name="Liberation Serif" officeooo:rsid="01df07d8" officeooo:paragraph-rsid="01df07d8" style:font-name-asian="NSimSun" style:font-name-complex="Lucida Sans"/>
    </style:style>
    <style:style style:name="P313" style:family="paragraph" style:parent-style-name="Text_20_body" style:list-style-name="L10">
      <style:paragraph-properties style:writing-mode="lr-tb"/>
      <style:text-properties style:text-position="0% 100%" style:font-name="Liberation Serif" officeooo:rsid="01e77b3a" officeooo:paragraph-rsid="01e77b3a" style:font-name-asian="NSimSun" style:font-name-complex="Lucida Sans"/>
    </style:style>
    <style:style style:name="P314" style:family="paragraph" style:parent-style-name="Text_20_body" style:list-style-name="L10">
      <style:paragraph-properties style:writing-mode="lr-tb"/>
      <style:text-properties style:text-position="0% 100%" style:font-name="Liberation Serif" officeooo:rsid="01e9e069" officeooo:paragraph-rsid="01e9e069" style:font-name-asian="NSimSun" style:font-name-complex="Lucida Sans"/>
    </style:style>
    <style:style style:name="P315" style:family="paragraph" style:parent-style-name="Text_20_body" style:list-style-name="L10">
      <style:paragraph-properties style:writing-mode="lr-tb"/>
      <style:text-properties style:text-position="0% 100%" style:font-name="Liberation Serif" officeooo:rsid="01e9e069" officeooo:paragraph-rsid="01efd979" style:font-name-asian="NSimSun" style:font-name-complex="Lucida Sans"/>
    </style:style>
    <style:style style:name="P316" style:family="paragraph" style:parent-style-name="Text_20_body" style:list-style-name="L10">
      <style:paragraph-properties style:writing-mode="lr-tb"/>
      <style:text-properties style:text-position="0% 100%" style:font-name="Liberation Serif" officeooo:rsid="01ee05e9" officeooo:paragraph-rsid="01ee05e9" style:font-name-asian="NSimSun" style:font-name-complex="Lucida Sans"/>
    </style:style>
    <style:style style:name="P317" style:family="paragraph" style:parent-style-name="Text_20_body" style:list-style-name="L10">
      <style:paragraph-properties style:writing-mode="lr-tb"/>
      <style:text-properties style:text-position="0% 100%" style:font-name="Liberation Serif" officeooo:rsid="01ef6932" officeooo:paragraph-rsid="01ef6932" style:font-name-asian="NSimSun" style:font-name-complex="Lucida Sans"/>
    </style:style>
    <style:style style:name="P318" style:family="paragraph" style:parent-style-name="Text_20_body" style:list-style-name="L10">
      <style:paragraph-properties style:writing-mode="lr-tb"/>
      <style:text-properties style:text-position="0% 100%" style:font-name="Liberation Serif" officeooo:rsid="01ef9d0d" officeooo:paragraph-rsid="01ef9d0d" style:font-name-asian="NSimSun" style:font-name-complex="Lucida Sans"/>
    </style:style>
    <style:style style:name="P319" style:family="paragraph" style:parent-style-name="Text_20_body" style:list-style-name="L10">
      <style:paragraph-properties style:writing-mode="lr-tb"/>
      <style:text-properties style:text-position="0% 100%" style:font-name="Liberation Serif" officeooo:rsid="01efd979" officeooo:paragraph-rsid="01efd979" style:font-name-asian="NSimSun" style:font-name-complex="Lucida Sans"/>
    </style:style>
    <style:style style:name="P320" style:family="paragraph" style:parent-style-name="Text_20_body" style:list-style-name="L10">
      <style:paragraph-properties style:writing-mode="lr-tb"/>
      <style:text-properties style:text-position="0% 100%" style:font-name="Liberation Serif" officeooo:rsid="01f01a12" officeooo:paragraph-rsid="01f01a12" style:font-name-asian="NSimSun" style:font-name-complex="Lucida Sans"/>
    </style:style>
    <style:style style:name="P321" style:family="paragraph" style:parent-style-name="Text_20_body" style:list-style-name="L10">
      <style:paragraph-properties style:writing-mode="lr-tb"/>
      <style:text-properties style:text-position="0% 100%" style:font-name="Liberation Serif" officeooo:rsid="01f37eb8" officeooo:paragraph-rsid="01f37eb8" style:font-name-asian="NSimSun" style:font-name-complex="Lucida Sans"/>
    </style:style>
    <style:style style:name="P322" style:family="paragraph" style:parent-style-name="Text_20_body" style:list-style-name="L10">
      <style:paragraph-properties style:writing-mode="lr-tb"/>
      <style:text-properties style:text-position="0% 100%" style:font-name="Liberation Serif" officeooo:rsid="01f54c38" officeooo:paragraph-rsid="01f54c38" style:font-name-asian="NSimSun" style:font-name-complex="Lucida Sans"/>
    </style:style>
    <style:style style:name="P323" style:family="paragraph" style:parent-style-name="Text_20_body" style:list-style-name="L10">
      <style:paragraph-properties style:writing-mode="lr-tb"/>
      <style:text-properties style:text-position="0% 100%" style:font-name="Liberation Serif" officeooo:rsid="01f74a1e" officeooo:paragraph-rsid="01f74a1e" style:font-name-asian="NSimSun" style:font-name-complex="Lucida Sans"/>
    </style:style>
    <style:style style:name="P324" style:family="paragraph" style:parent-style-name="Text_20_body" style:list-style-name="L10">
      <style:paragraph-properties style:writing-mode="lr-tb"/>
      <style:text-properties style:text-position="0% 100%" style:font-name="Liberation Serif" officeooo:rsid="01f7ed9f" officeooo:paragraph-rsid="01f7ed9f" style:font-name-asian="NSimSun" style:font-name-complex="Lucida Sans"/>
    </style:style>
    <style:style style:name="P325" style:family="paragraph" style:parent-style-name="Text_20_body" style:list-style-name="L10">
      <style:paragraph-properties style:writing-mode="lr-tb"/>
      <style:text-properties style:text-position="0% 100%" style:font-name="Liberation Serif" officeooo:rsid="01f8ed8d" officeooo:paragraph-rsid="01f8ed8d" style:font-name-asian="NSimSun" style:font-name-complex="Lucida Sans"/>
    </style:style>
    <style:style style:name="P326" style:family="paragraph" style:parent-style-name="Text_20_body" style:list-style-name="L10">
      <style:paragraph-properties style:writing-mode="lr-tb"/>
      <style:text-properties style:text-position="0% 100%" style:font-name="Liberation Serif" officeooo:rsid="01fb53e5" officeooo:paragraph-rsid="01fb53e5" style:font-name-asian="NSimSun" style:font-name-complex="Lucida Sans"/>
    </style:style>
    <style:style style:name="P327" style:family="paragraph" style:parent-style-name="Text_20_body" style:list-style-name="L10">
      <style:paragraph-properties style:writing-mode="lr-tb"/>
      <style:text-properties style:text-position="0% 100%" style:font-name="Liberation Serif" officeooo:rsid="01fe2649" officeooo:paragraph-rsid="01fe2649" style:font-name-asian="NSimSun" style:font-name-complex="Lucida Sans"/>
    </style:style>
    <style:style style:name="P328" style:family="paragraph" style:parent-style-name="Text_20_body" style:list-style-name="L10">
      <style:paragraph-properties style:writing-mode="lr-tb"/>
      <style:text-properties style:text-position="0% 100%" style:font-name="Liberation Serif" officeooo:rsid="01ff6bdd" officeooo:paragraph-rsid="01ff6bdd" style:font-name-asian="NSimSun" style:font-name-complex="Lucida Sans"/>
    </style:style>
    <style:style style:name="P329" style:family="paragraph" style:parent-style-name="Text_20_body" style:list-style-name="L10">
      <style:paragraph-properties style:writing-mode="lr-tb"/>
      <style:text-properties style:text-position="0% 100%" style:font-name="Liberation Serif" officeooo:rsid="0201482c" officeooo:paragraph-rsid="0201482c" style:font-name-asian="NSimSun" style:font-name-complex="Lucida Sans"/>
    </style:style>
    <style:style style:name="P330" style:family="paragraph" style:parent-style-name="Text_20_body" style:list-style-name="L10">
      <style:paragraph-properties style:writing-mode="lr-tb"/>
      <style:text-properties style:text-position="0% 100%" style:font-name="Liberation Serif" officeooo:rsid="020301bd" officeooo:paragraph-rsid="020301bd" style:font-name-asian="NSimSun" style:font-name-complex="Lucida Sans"/>
    </style:style>
    <style:style style:name="P331" style:family="paragraph" style:parent-style-name="Text_20_body" style:list-style-name="L10">
      <style:paragraph-properties style:writing-mode="lr-tb"/>
      <style:text-properties style:text-position="0% 100%" style:font-name="Liberation Serif" officeooo:rsid="0209c7da" officeooo:paragraph-rsid="0209c7da" style:font-name-asian="NSimSun" style:font-name-complex="Lucida Sans"/>
    </style:style>
    <style:style style:name="P332" style:family="paragraph" style:parent-style-name="Text_20_body" style:list-style-name="L10">
      <style:paragraph-properties style:writing-mode="lr-tb"/>
      <style:text-properties style:text-position="0% 100%" style:font-name="Liberation Serif" officeooo:rsid="020a431c" officeooo:paragraph-rsid="020a431c" style:font-name-asian="NSimSun" style:font-name-complex="Lucida Sans"/>
    </style:style>
    <style:style style:name="P333" style:family="paragraph" style:parent-style-name="Text_20_body" style:list-style-name="L10">
      <style:paragraph-properties style:writing-mode="lr-tb"/>
      <style:text-properties style:text-position="0% 100%" style:font-name="Liberation Serif" officeooo:rsid="020a9eea" officeooo:paragraph-rsid="020a9eea" style:font-name-asian="NSimSun" style:font-name-complex="Lucida Sans"/>
    </style:style>
    <style:style style:name="P334" style:family="paragraph" style:parent-style-name="Text_20_body" style:list-style-name="L10">
      <style:paragraph-properties style:writing-mode="lr-tb"/>
      <style:text-properties style:text-position="0% 100%" style:font-name="Liberation Serif" officeooo:rsid="020bbc78" officeooo:paragraph-rsid="020bbc78" style:font-name-asian="NSimSun" style:font-name-complex="Lucida Sans"/>
    </style:style>
    <style:style style:name="P335" style:family="paragraph" style:parent-style-name="Text_20_body" style:list-style-name="L10">
      <style:paragraph-properties style:writing-mode="lr-tb"/>
      <style:text-properties style:text-position="0% 100%" style:font-name="Liberation Serif" officeooo:rsid="020f17a1" officeooo:paragraph-rsid="020f17a1" style:font-name-asian="NSimSun" style:font-name-complex="Lucida Sans"/>
    </style:style>
    <style:style style:name="P336" style:family="paragraph" style:parent-style-name="Text_20_body" style:list-style-name="L10">
      <style:paragraph-properties style:writing-mode="lr-tb"/>
      <style:text-properties style:text-position="0% 100%" style:font-name="Liberation Serif" officeooo:rsid="020f2e14" officeooo:paragraph-rsid="02102c65" style:font-name-asian="NSimSun" style:font-name-complex="Lucida Sans"/>
    </style:style>
    <style:style style:name="P337" style:family="paragraph" style:parent-style-name="Text_20_body" style:list-style-name="L10">
      <style:paragraph-properties style:writing-mode="lr-tb"/>
      <style:text-properties style:text-position="0% 100%" style:font-name="Liberation Serif" officeooo:rsid="020fb253" officeooo:paragraph-rsid="020fb253" style:font-name-asian="NSimSun" style:font-name-complex="Lucida Sans"/>
    </style:style>
    <style:style style:name="P338" style:family="paragraph" style:parent-style-name="Text_20_body" style:list-style-name="L10">
      <style:paragraph-properties style:writing-mode="lr-tb"/>
      <style:text-properties style:text-position="0% 100%" style:font-name="Liberation Serif" officeooo:rsid="02150b33" officeooo:paragraph-rsid="021628bd" style:font-name-asian="NSimSun" style:font-name-complex="Lucida Sans"/>
    </style:style>
    <style:style style:name="P339" style:family="paragraph" style:parent-style-name="Text_20_body" style:list-style-name="L10">
      <style:paragraph-properties style:writing-mode="lr-tb"/>
      <style:text-properties style:text-position="0% 100%" style:font-name="Liberation Serif" officeooo:rsid="021628bd" officeooo:paragraph-rsid="021628bd" style:font-name-asian="NSimSun" style:font-name-complex="Lucida Sans"/>
    </style:style>
    <style:style style:name="P340" style:family="paragraph" style:parent-style-name="Text_20_body" style:list-style-name="L10">
      <style:paragraph-properties style:writing-mode="lr-tb"/>
      <style:text-properties style:text-position="0% 100%" style:font-name="Liberation Serif" officeooo:rsid="02173b18" officeooo:paragraph-rsid="02173b18" style:font-name-asian="NSimSun" style:font-name-complex="Lucida Sans"/>
    </style:style>
    <style:style style:name="P341" style:family="paragraph" style:parent-style-name="Text_20_body" style:list-style-name="L10">
      <style:paragraph-properties style:writing-mode="lr-tb"/>
      <style:text-properties style:text-position="0% 100%" style:font-name="Liberation Serif" officeooo:rsid="0217af35" officeooo:paragraph-rsid="0217af35" style:font-name-asian="NSimSun" style:font-name-complex="Lucida Sans"/>
    </style:style>
    <style:style style:name="P342" style:family="paragraph" style:parent-style-name="Text_20_body" style:list-style-name="L10">
      <style:paragraph-properties style:writing-mode="lr-tb"/>
      <style:text-properties style:text-position="0% 100%" style:font-name="Liberation Serif" officeooo:rsid="021d279e" officeooo:paragraph-rsid="021d279e" style:font-name-asian="NSimSun" style:font-name-complex="Lucida Sans"/>
    </style:style>
    <style:style style:name="P343" style:family="paragraph" style:parent-style-name="Text_20_body" style:list-style-name="L10">
      <style:paragraph-properties style:writing-mode="lr-tb"/>
      <style:text-properties style:text-position="0% 100%" style:font-name="Liberation Serif" officeooo:rsid="021fd67e" officeooo:paragraph-rsid="021fd67e" style:font-name-asian="NSimSun" style:font-name-complex="Lucida Sans"/>
    </style:style>
    <style:style style:name="P344" style:family="paragraph" style:parent-style-name="Text_20_body" style:list-style-name="L10">
      <style:paragraph-properties style:writing-mode="lr-tb"/>
      <style:text-properties style:text-position="0% 100%" style:font-name="Liberation Serif" officeooo:rsid="022099c5" officeooo:paragraph-rsid="022099c5" style:font-name-asian="NSimSun" style:font-name-complex="Lucida Sans"/>
    </style:style>
    <style:style style:name="P345" style:family="paragraph" style:parent-style-name="Text_20_body" style:list-style-name="L10">
      <style:paragraph-properties style:writing-mode="lr-tb"/>
      <style:text-properties style:text-position="0% 100%" style:font-name="Liberation Serif" officeooo:rsid="022e9f15" officeooo:paragraph-rsid="022e9f15" style:font-name-asian="NSimSun" style:font-name-complex="Lucida Sans"/>
    </style:style>
    <style:style style:name="P346" style:family="paragraph" style:parent-style-name="Text_20_body" style:list-style-name="L10">
      <style:paragraph-properties style:writing-mode="lr-tb"/>
      <style:text-properties style:text-position="0% 100%" style:font-name="Liberation Serif" officeooo:rsid="022f5605" officeooo:paragraph-rsid="022f5605" style:font-name-asian="NSimSun" style:font-name-complex="Lucida Sans"/>
    </style:style>
    <style:style style:name="P347" style:family="paragraph" style:parent-style-name="Text_20_body" style:list-style-name="L10">
      <style:paragraph-properties style:writing-mode="lr-tb"/>
      <style:text-properties style:text-position="0% 100%" style:font-name="Liberation Serif" officeooo:rsid="0230e8e0" officeooo:paragraph-rsid="0230e8e0" style:font-name-asian="NSimSun" style:font-name-complex="Lucida Sans"/>
    </style:style>
    <style:style style:name="P348" style:family="paragraph" style:parent-style-name="Text_20_body" style:list-style-name="L10">
      <style:paragraph-properties style:writing-mode="lr-tb"/>
      <style:text-properties style:text-position="0% 100%" style:font-name="Liberation Serif" officeooo:rsid="023fd29d" officeooo:paragraph-rsid="02405f44" style:font-name-asian="NSimSun" style:font-name-complex="Lucida Sans"/>
    </style:style>
    <style:style style:name="P349" style:family="paragraph" style:parent-style-name="Text_20_body" style:list-style-name="L10">
      <style:paragraph-properties style:writing-mode="lr-tb"/>
      <style:text-properties style:text-position="0% 100%" style:font-name="Liberation Serif" fo:font-weight="normal" officeooo:rsid="01e77b3a" officeooo:paragraph-rsid="01e77b3a" style:font-name-asian="NSimSun" style:font-weight-asian="normal" style:font-name-complex="Lucida Sans" style:font-weight-complex="normal"/>
    </style:style>
    <style:style style:name="P350" style:family="paragraph" style:parent-style-name="Text_20_body" style:list-style-name="L10">
      <style:paragraph-properties style:writing-mode="lr-tb"/>
      <style:text-properties style:text-position="0% 100%" style:font-name="Liberation Serif" fo:font-weight="normal" officeooo:rsid="01e82717" officeooo:paragraph-rsid="01e82717" style:font-name-asian="NSimSun" style:font-weight-asian="normal" style:font-name-complex="Lucida Sans" style:font-weight-complex="normal"/>
    </style:style>
    <style:style style:name="P351" style:family="paragraph" style:parent-style-name="Text_20_body" style:list-style-name="L10">
      <style:paragraph-properties style:writing-mode="lr-tb"/>
      <style:text-properties style:text-position="0% 100%" style:font-name="Liberation Serif" fo:font-style="italic" officeooo:rsid="023a9b71" officeooo:paragraph-rsid="023a9b71" style:font-name-asian="NSimSun" style:font-style-asian="italic" style:font-name-complex="Lucida Sans" style:font-style-complex="italic"/>
    </style:style>
    <style:style style:name="P352" style:family="paragraph" style:parent-style-name="Text_20_body" style:list-style-name="L10">
      <style:paragraph-properties style:writing-mode="lr-tb"/>
      <style:text-properties style:text-position="0% 100%" style:font-name="Liberation Serif" fo:font-style="normal" officeooo:rsid="0241c3c8" officeooo:paragraph-rsid="0241c3c8" style:font-name-asian="NSimSun" style:font-style-asian="normal" style:font-name-complex="Lucida Sans" style:font-style-complex="normal"/>
    </style:style>
    <style:style style:name="P353" style:family="paragraph" style:parent-style-name="Text_20_body" style:list-style-name="L11">
      <style:paragraph-properties style:writing-mode="lr-tb"/>
      <style:text-properties style:text-position="0% 100%" style:font-name="Liberation Serif" fo:font-style="normal" fo:font-weight="normal" officeooo:rsid="02618b0b" officeooo:paragraph-rsid="02618b0b" style:font-style-asian="normal" style:font-weight-asian="normal" style:font-style-complex="normal" style:font-weight-complex="normal"/>
    </style:style>
    <style:style style:name="P354" style:family="paragraph" style:parent-style-name="Text_20_body" style:list-style-name="L11">
      <style:paragraph-properties style:writing-mode="lr-tb"/>
      <style:text-properties style:text-position="0% 100%" style:font-name="Liberation Serif" fo:font-style="normal" fo:font-weight="normal" officeooo:rsid="0262f885" officeooo:paragraph-rsid="0262f885" style:font-style-asian="normal" style:font-weight-asian="normal" style:font-style-complex="normal" style:font-weight-complex="normal"/>
    </style:style>
    <style:style style:name="P355" style:family="paragraph" style:parent-style-name="Text_20_body" style:list-style-name="L11">
      <style:paragraph-properties style:writing-mode="lr-tb"/>
      <style:text-properties style:text-position="0% 100%" style:font-name="Liberation Serif" fo:font-style="normal" fo:font-weight="normal" officeooo:rsid="02638b64" officeooo:paragraph-rsid="02638b64" style:font-style-asian="normal" style:font-weight-asian="normal" style:font-style-complex="normal" style:font-weight-complex="normal"/>
    </style:style>
    <style:style style:name="P356" style:family="paragraph" style:parent-style-name="Text_20_body" style:list-style-name="L11">
      <style:paragraph-properties style:writing-mode="lr-tb"/>
      <style:text-properties style:text-position="0% 100%" style:font-name="Liberation Serif" fo:font-style="normal" fo:font-weight="normal" officeooo:rsid="0265ba74" officeooo:paragraph-rsid="0265ba74" style:font-style-asian="normal" style:font-weight-asian="normal" style:font-style-complex="normal" style:font-weight-complex="normal"/>
    </style:style>
    <style:style style:name="P357" style:family="paragraph" style:parent-style-name="Text_20_body" style:list-style-name="L11">
      <style:paragraph-properties style:writing-mode="lr-tb"/>
      <style:text-properties style:text-position="0% 100%" style:font-name="Liberation Serif" fo:font-style="normal" fo:font-weight="normal" officeooo:rsid="026696bd" officeooo:paragraph-rsid="026696bd" style:font-style-asian="normal" style:font-weight-asian="normal" style:font-style-complex="normal" style:font-weight-complex="normal"/>
    </style:style>
    <style:style style:name="P358" style:family="paragraph" style:parent-style-name="Text_20_body" style:list-style-name="L11">
      <style:paragraph-properties style:writing-mode="lr-tb"/>
      <style:text-properties style:text-position="0% 100%" style:font-name="Liberation Serif" fo:font-style="normal" fo:font-weight="normal" officeooo:rsid="0267533c" officeooo:paragraph-rsid="0267533c" style:font-style-asian="normal" style:font-weight-asian="normal" style:font-style-complex="normal" style:font-weight-complex="normal"/>
    </style:style>
    <style:style style:name="P359" style:family="paragraph" style:parent-style-name="Text_20_body" style:list-style-name="L11">
      <style:paragraph-properties style:writing-mode="lr-tb"/>
      <style:text-properties style:text-position="0% 100%" style:font-name="Liberation Serif" fo:font-style="normal" fo:font-weight="normal" officeooo:rsid="026d9726" officeooo:paragraph-rsid="026d9726" style:font-style-asian="normal" style:font-weight-asian="normal" style:font-style-complex="normal" style:font-weight-complex="normal"/>
    </style:style>
    <style:style style:name="P360" style:family="paragraph" style:parent-style-name="Text_20_body" style:list-style-name="L11">
      <style:paragraph-properties style:writing-mode="lr-tb"/>
      <style:text-properties style:text-position="0% 100%" style:font-name="Liberation Serif" fo:font-style="normal" fo:font-weight="normal" officeooo:rsid="02709974" officeooo:paragraph-rsid="02709974" style:font-style-asian="normal" style:font-weight-asian="normal" style:font-style-complex="normal" style:font-weight-complex="normal"/>
    </style:style>
    <style:style style:name="P361" style:family="paragraph" style:parent-style-name="Text_20_body" style:list-style-name="L11">
      <style:paragraph-properties style:writing-mode="lr-tb"/>
      <style:text-properties style:text-position="0% 100%" style:font-name="Liberation Serif" fo:font-style="normal" fo:font-weight="normal" officeooo:rsid="027331df" officeooo:paragraph-rsid="027331df" style:font-style-asian="normal" style:font-weight-asian="normal" style:font-style-complex="normal" style:font-weight-complex="normal"/>
    </style:style>
    <style:style style:name="P362" style:family="paragraph" style:parent-style-name="Text_20_body" style:list-style-name="L11">
      <style:paragraph-properties style:writing-mode="lr-tb"/>
      <style:text-properties style:text-position="0% 100%" style:font-name="Liberation Serif" fo:font-style="normal" fo:font-weight="normal" officeooo:rsid="0273811f" officeooo:paragraph-rsid="0273811f" style:font-style-asian="normal" style:font-weight-asian="normal" style:font-style-complex="normal" style:font-weight-complex="normal"/>
    </style:style>
    <style:style style:name="P363" style:family="paragraph" style:parent-style-name="Text_20_body" style:list-style-name="L11">
      <style:paragraph-properties style:writing-mode="lr-tb"/>
      <style:text-properties style:text-position="0% 100%" style:font-name="Liberation Serif" fo:font-style="normal" fo:font-weight="normal" officeooo:rsid="0275a6d4" officeooo:paragraph-rsid="0275a6d4" style:font-style-asian="normal" style:font-weight-asian="normal" style:font-style-complex="normal" style:font-weight-complex="normal"/>
    </style:style>
    <style:style style:name="P364" style:family="paragraph" style:parent-style-name="Text_20_body" style:list-style-name="L11">
      <style:paragraph-properties style:writing-mode="lr-tb"/>
      <style:text-properties style:text-position="0% 100%" style:font-name="Liberation Serif" fo:font-style="normal" fo:font-weight="normal" officeooo:rsid="0275a30b" officeooo:paragraph-rsid="0275a6d4" style:font-style-asian="normal" style:font-weight-asian="normal" style:font-style-complex="normal" style:font-weight-complex="normal"/>
    </style:style>
    <style:style style:name="P365" style:family="paragraph" style:parent-style-name="Text_20_body" style:list-style-name="L11">
      <style:paragraph-properties style:writing-mode="lr-tb"/>
      <style:text-properties style:text-position="0% 100%" style:font-name="Liberation Serif" fo:font-style="normal" fo:font-weight="normal" officeooo:rsid="0276b4d2" officeooo:paragraph-rsid="0276b4d2" style:font-style-asian="normal" style:font-weight-asian="normal" style:font-style-complex="normal" style:font-weight-complex="normal"/>
    </style:style>
    <style:style style:name="P366" style:family="paragraph" style:parent-style-name="Text_20_body" style:list-style-name="L11">
      <style:paragraph-properties style:writing-mode="lr-tb"/>
      <style:text-properties style:text-position="0% 100%" style:font-name="Liberation Serif" fo:font-style="normal" fo:font-weight="normal" officeooo:rsid="027834ac" officeooo:paragraph-rsid="027834ac" style:font-style-asian="normal" style:font-weight-asian="normal" style:font-style-complex="normal" style:font-weight-complex="normal"/>
    </style:style>
    <style:style style:name="P367" style:family="paragraph" style:parent-style-name="Text_20_body" style:list-style-name="L11">
      <style:paragraph-properties style:writing-mode="lr-tb"/>
      <style:text-properties style:text-position="0% 100%" style:font-name="Liberation Serif" fo:font-style="normal" fo:font-weight="normal" officeooo:rsid="0279871d" officeooo:paragraph-rsid="0279871d" style:font-style-asian="normal" style:font-weight-asian="normal" style:font-style-complex="normal" style:font-weight-complex="normal"/>
    </style:style>
    <style:style style:name="P368" style:family="paragraph" style:parent-style-name="Text_20_body" style:list-style-name="L11">
      <style:paragraph-properties style:writing-mode="lr-tb"/>
      <style:text-properties style:text-position="0% 100%" style:font-name="Liberation Serif" fo:font-style="normal" fo:font-weight="normal" officeooo:rsid="027a9ec0" officeooo:paragraph-rsid="027a9ec0" style:font-style-asian="normal" style:font-weight-asian="normal" style:font-style-complex="normal" style:font-weight-complex="normal"/>
    </style:style>
    <style:style style:name="P369" style:family="paragraph" style:parent-style-name="Text_20_body" style:list-style-name="L11">
      <style:paragraph-properties style:writing-mode="lr-tb"/>
      <style:text-properties style:text-position="0% 100%" style:font-name="Liberation Serif" fo:font-style="normal" fo:font-weight="normal" officeooo:rsid="027dbe68" officeooo:paragraph-rsid="027dbe68" style:font-style-asian="normal" style:font-weight-asian="normal" style:font-style-complex="normal" style:font-weight-complex="normal"/>
    </style:style>
    <style:style style:name="P370" style:family="paragraph" style:parent-style-name="Text_20_body" style:list-style-name="L11">
      <style:paragraph-properties style:writing-mode="lr-tb"/>
      <style:text-properties style:text-position="0% 100%" style:font-name="Liberation Serif" fo:font-style="normal" fo:font-weight="normal" officeooo:rsid="027de338" officeooo:paragraph-rsid="027de338" style:font-style-asian="normal" style:font-weight-asian="normal" style:font-style-complex="normal" style:font-weight-complex="normal"/>
    </style:style>
    <style:style style:name="P371" style:family="paragraph" style:parent-style-name="Text_20_body" style:list-style-name="L11">
      <style:paragraph-properties style:writing-mode="lr-tb"/>
      <style:text-properties style:text-position="0% 100%" style:font-name="Liberation Serif" fo:font-style="normal" fo:font-weight="normal" officeooo:rsid="027fc655" officeooo:paragraph-rsid="027fc655" style:font-style-asian="normal" style:font-weight-asian="normal" style:font-style-complex="normal" style:font-weight-complex="normal"/>
    </style:style>
    <style:style style:name="P372" style:family="paragraph" style:parent-style-name="Text_20_body" style:list-style-name="L10">
      <style:paragraph-properties style:writing-mode="lr-tb"/>
      <style:text-properties style:text-position="0% 100%" officeooo:rsid="01d685f4" officeooo:paragraph-rsid="01d685f4"/>
    </style:style>
    <style:style style:name="P373" style:family="paragraph" style:parent-style-name="Text_20_body" style:list-style-name="L10">
      <style:paragraph-properties style:writing-mode="lr-tb"/>
      <style:text-properties style:text-position="0% 100%" officeooo:rsid="01d84b72" officeooo:paragraph-rsid="01d84b72"/>
    </style:style>
    <style:style style:name="P374" style:family="paragraph" style:parent-style-name="Text_20_body" style:list-style-name="L10">
      <style:paragraph-properties style:writing-mode="lr-tb"/>
      <style:text-properties style:text-position="0% 100%" officeooo:rsid="021b9aba" officeooo:paragraph-rsid="021b9aba"/>
    </style:style>
    <style:style style:name="P375" style:family="paragraph" style:parent-style-name="Text_20_body" style:list-style-name="L10">
      <style:paragraph-properties style:writing-mode="lr-tb"/>
      <style:text-properties style:text-position="0% 100%" officeooo:rsid="01e02f4d" officeooo:paragraph-rsid="01e02f4d"/>
    </style:style>
    <style:style style:name="P376" style:family="paragraph" style:parent-style-name="Text_20_body" style:list-style-name="L10">
      <style:paragraph-properties style:writing-mode="lr-tb"/>
      <style:text-properties style:text-position="0% 100%" officeooo:rsid="01e0df3c" officeooo:paragraph-rsid="01e0df3c"/>
    </style:style>
    <style:style style:name="P377" style:family="paragraph" style:parent-style-name="Text_20_body" style:list-style-name="L10">
      <style:paragraph-properties style:writing-mode="lr-tb"/>
      <style:text-properties style:text-position="0% 100%" officeooo:rsid="01e2a677" officeooo:paragraph-rsid="01e2a677"/>
    </style:style>
    <style:style style:name="P378" style:family="paragraph" style:parent-style-name="Text_20_body" style:list-style-name="L10">
      <style:paragraph-properties style:writing-mode="lr-tb"/>
      <style:text-properties style:text-position="0% 100%" officeooo:rsid="01e52d11" officeooo:paragraph-rsid="01e52d11"/>
    </style:style>
    <style:style style:name="P379" style:family="paragraph" style:parent-style-name="Text_20_body" style:list-style-name="L10">
      <style:paragraph-properties style:writing-mode="lr-tb"/>
      <style:text-properties style:text-position="0% 100%" officeooo:rsid="01dd8bd4" officeooo:paragraph-rsid="01dd8bd4"/>
    </style:style>
    <style:style style:name="P380" style:family="paragraph" style:parent-style-name="Text_20_body" style:list-style-name="L10">
      <style:paragraph-properties style:writing-mode="lr-tb"/>
      <style:text-properties style:text-position="0% 100%" officeooo:rsid="01e9e069" officeooo:paragraph-rsid="01e9e069"/>
    </style:style>
    <style:style style:name="P381" style:family="paragraph" style:parent-style-name="Text_20_body" style:list-style-name="L10">
      <style:paragraph-properties style:writing-mode="lr-tb"/>
      <style:text-properties style:text-position="0% 100%" officeooo:rsid="01e9e069" officeooo:paragraph-rsid="01efd979"/>
    </style:style>
    <style:style style:name="P382" style:family="paragraph" style:parent-style-name="Text_20_body" style:list-style-name="L10">
      <style:paragraph-properties style:writing-mode="lr-tb"/>
      <style:text-properties style:text-position="0% 100%" officeooo:rsid="01ee05e9" officeooo:paragraph-rsid="01efd979"/>
    </style:style>
    <style:style style:name="P383" style:family="paragraph" style:parent-style-name="Text_20_body" style:list-style-name="L10">
      <style:paragraph-properties style:writing-mode="lr-tb"/>
      <style:text-properties style:text-position="0% 100%" officeooo:rsid="01f01a12" officeooo:paragraph-rsid="01f01a12"/>
    </style:style>
    <style:style style:name="P384" style:family="paragraph" style:parent-style-name="Text_20_body" style:list-style-name="L10">
      <style:paragraph-properties style:writing-mode="lr-tb"/>
      <style:text-properties style:text-position="0% 100%" officeooo:rsid="01f8ed8d" officeooo:paragraph-rsid="01f8ed8d"/>
    </style:style>
    <style:style style:name="P385" style:family="paragraph" style:parent-style-name="Text_20_body" style:list-style-name="L10">
      <style:paragraph-properties style:writing-mode="lr-tb"/>
      <style:text-properties style:text-position="0% 100%" officeooo:rsid="01fb53e5" officeooo:paragraph-rsid="01fb53e5"/>
    </style:style>
    <style:style style:name="P386" style:family="paragraph" style:parent-style-name="Text_20_body" style:list-style-name="L10">
      <style:paragraph-properties style:writing-mode="lr-tb"/>
      <style:text-properties style:text-position="0% 100%" officeooo:rsid="01fe2649" officeooo:paragraph-rsid="01fe2649"/>
    </style:style>
    <style:style style:name="P387" style:family="paragraph" style:parent-style-name="Text_20_body" style:list-style-name="L10">
      <style:paragraph-properties style:writing-mode="lr-tb"/>
      <style:text-properties style:text-position="0% 100%" officeooo:rsid="020301bd" officeooo:paragraph-rsid="020301bd"/>
    </style:style>
    <style:style style:name="P388" style:family="paragraph" style:parent-style-name="Text_20_body" style:list-style-name="L10">
      <style:paragraph-properties style:writing-mode="lr-tb"/>
      <style:text-properties style:text-position="0% 100%" officeooo:rsid="02061117" officeooo:paragraph-rsid="02061117"/>
    </style:style>
    <style:style style:name="P389" style:family="paragraph" style:parent-style-name="Text_20_body" style:list-style-name="L10">
      <style:paragraph-properties style:writing-mode="lr-tb"/>
      <style:text-properties style:text-position="0% 100%" officeooo:rsid="020f17a1" officeooo:paragraph-rsid="020f17a1"/>
    </style:style>
    <style:style style:name="P390" style:family="paragraph" style:parent-style-name="Text_20_body" style:list-style-name="L10">
      <style:paragraph-properties style:writing-mode="lr-tb"/>
      <style:text-properties style:text-position="0% 100%" officeooo:rsid="020fb253" officeooo:paragraph-rsid="020fb253"/>
    </style:style>
    <style:style style:name="P391" style:family="paragraph" style:parent-style-name="Text_20_body" style:list-style-name="L10">
      <style:paragraph-properties style:writing-mode="lr-tb"/>
      <style:text-properties style:text-position="0% 100%" officeooo:rsid="02102c65" officeooo:paragraph-rsid="02102c65"/>
    </style:style>
    <style:style style:name="P392" style:family="paragraph" style:parent-style-name="Text_20_body" style:list-style-name="L10">
      <style:paragraph-properties style:writing-mode="lr-tb"/>
      <style:text-properties style:text-position="0% 100%" officeooo:rsid="02136450" officeooo:paragraph-rsid="02136450"/>
    </style:style>
    <style:style style:name="P393" style:family="paragraph" style:parent-style-name="Text_20_body" style:list-style-name="L10">
      <style:paragraph-properties style:writing-mode="lr-tb"/>
      <style:text-properties style:text-position="0% 100%" officeooo:rsid="021628bd" officeooo:paragraph-rsid="021628bd"/>
    </style:style>
    <style:style style:name="P394" style:family="paragraph" style:parent-style-name="Text_20_body" style:list-style-name="L10">
      <style:paragraph-properties style:writing-mode="lr-tb"/>
      <style:text-properties style:text-position="0% 100%" officeooo:rsid="0217af35" officeooo:paragraph-rsid="0217af35"/>
    </style:style>
    <style:style style:name="P395" style:family="paragraph" style:parent-style-name="Text_20_body" style:list-style-name="L10">
      <style:paragraph-properties style:writing-mode="lr-tb"/>
      <style:text-properties style:text-position="0% 100%" officeooo:rsid="02270d2f" officeooo:paragraph-rsid="02270d2f"/>
    </style:style>
    <style:style style:name="P396" style:family="paragraph" style:parent-style-name="Text_20_body" style:list-style-name="L10">
      <style:paragraph-properties style:writing-mode="lr-tb"/>
      <style:text-properties style:text-position="0% 100%" officeooo:rsid="021c9b02" officeooo:paragraph-rsid="021c9b02"/>
    </style:style>
    <style:style style:name="P397" style:family="paragraph" style:parent-style-name="Text_20_body" style:list-style-name="L10">
      <style:paragraph-properties style:writing-mode="lr-tb"/>
      <style:text-properties style:text-position="0% 100%" officeooo:rsid="021d279e" officeooo:paragraph-rsid="021d279e"/>
    </style:style>
    <style:style style:name="P398" style:family="paragraph" style:parent-style-name="Text_20_body" style:list-style-name="L10">
      <style:paragraph-properties style:writing-mode="lr-tb"/>
      <style:text-properties style:text-position="0% 100%" officeooo:rsid="021eb10e" officeooo:paragraph-rsid="021eb10e"/>
    </style:style>
    <style:style style:name="P399" style:family="paragraph" style:parent-style-name="Text_20_body" style:list-style-name="L10">
      <style:paragraph-properties style:writing-mode="lr-tb"/>
      <style:text-properties style:text-position="0% 100%" officeooo:rsid="02248d97" officeooo:paragraph-rsid="02248d97"/>
    </style:style>
    <style:style style:name="P400" style:family="paragraph" style:parent-style-name="Text_20_body" style:list-style-name="L10">
      <style:paragraph-properties style:writing-mode="lr-tb"/>
      <style:text-properties style:text-position="0% 100%" officeooo:rsid="022099c5" officeooo:paragraph-rsid="022099c5"/>
    </style:style>
    <style:style style:name="P401" style:family="paragraph" style:parent-style-name="Text_20_body" style:list-style-name="L10">
      <style:paragraph-properties style:writing-mode="lr-tb"/>
      <style:text-properties style:text-position="0% 100%" officeooo:rsid="022099c5" officeooo:paragraph-rsid="0228e929"/>
    </style:style>
    <style:style style:name="P402" style:family="paragraph" style:parent-style-name="Text_20_body" style:list-style-name="L10">
      <style:paragraph-properties style:writing-mode="lr-tb"/>
      <style:text-properties style:text-position="0% 100%" officeooo:rsid="022099c5" officeooo:paragraph-rsid="0233a152"/>
    </style:style>
    <style:style style:name="P403" style:family="paragraph" style:parent-style-name="Text_20_body" style:list-style-name="L10">
      <style:paragraph-properties style:writing-mode="lr-tb"/>
      <style:text-properties style:text-position="0% 100%" officeooo:rsid="02233f33" officeooo:paragraph-rsid="02233f33"/>
    </style:style>
    <style:style style:name="P404" style:family="paragraph" style:parent-style-name="Text_20_body" style:list-style-name="L10">
      <style:paragraph-properties style:writing-mode="lr-tb"/>
      <style:text-properties style:text-position="0% 100%" officeooo:rsid="022ad2eb" officeooo:paragraph-rsid="022ad2eb"/>
    </style:style>
    <style:style style:name="P405" style:family="paragraph" style:parent-style-name="Text_20_body" style:list-style-name="L10">
      <style:paragraph-properties style:writing-mode="lr-tb"/>
      <style:text-properties style:text-position="0% 100%" officeooo:rsid="022ad2eb" officeooo:paragraph-rsid="022c97e4"/>
    </style:style>
    <style:style style:name="P406" style:family="paragraph" style:parent-style-name="Text_20_body" style:list-style-name="L10">
      <style:paragraph-properties style:writing-mode="lr-tb"/>
      <style:text-properties style:text-position="0% 100%" officeooo:rsid="022e58c7" officeooo:paragraph-rsid="022e58c7"/>
    </style:style>
    <style:style style:name="P407" style:family="paragraph" style:parent-style-name="Text_20_body" style:list-style-name="L10">
      <style:paragraph-properties style:writing-mode="lr-tb"/>
      <style:text-properties style:text-position="0% 100%" officeooo:rsid="0234c84c" officeooo:paragraph-rsid="0234c84c"/>
    </style:style>
    <style:style style:name="P408" style:family="paragraph" style:parent-style-name="Text_20_body" style:list-style-name="L10">
      <style:paragraph-properties style:writing-mode="lr-tb"/>
      <style:text-properties style:text-position="0% 100%" officeooo:rsid="02365913" officeooo:paragraph-rsid="02365913"/>
    </style:style>
    <style:style style:name="P409" style:family="paragraph" style:parent-style-name="Text_20_body" style:list-style-name="L10">
      <style:paragraph-properties style:writing-mode="lr-tb"/>
      <style:text-properties style:text-position="0% 100%" officeooo:rsid="0237ad65" officeooo:paragraph-rsid="0237ad65"/>
    </style:style>
    <style:style style:name="P410" style:family="paragraph" style:parent-style-name="Text_20_body" style:list-style-name="L10">
      <style:paragraph-properties style:writing-mode="lr-tb"/>
      <style:text-properties style:text-position="0% 100%" officeooo:rsid="0237ad65" officeooo:paragraph-rsid="0239ba93"/>
    </style:style>
    <style:style style:name="P411" style:family="paragraph" style:parent-style-name="Text_20_body" style:list-style-name="L10">
      <style:paragraph-properties style:writing-mode="lr-tb"/>
      <style:text-properties style:text-position="0% 100%" officeooo:rsid="0239ba93" officeooo:paragraph-rsid="0239ba93"/>
    </style:style>
    <style:style style:name="P412" style:family="paragraph" style:parent-style-name="Text_20_body" style:list-style-name="L10">
      <style:paragraph-properties style:writing-mode="lr-tb"/>
      <style:text-properties style:text-position="0% 100%" officeooo:rsid="023a9b71" officeooo:paragraph-rsid="023a9b71"/>
    </style:style>
    <style:style style:name="P413" style:family="paragraph" style:parent-style-name="Text_20_body" style:list-style-name="L10">
      <style:paragraph-properties style:writing-mode="lr-tb"/>
      <style:text-properties style:text-position="0% 100%" fo:font-style="italic" officeooo:rsid="023a9b71" officeooo:paragraph-rsid="023a9b71" style:font-style-asian="italic" style:font-style-complex="italic"/>
    </style:style>
    <style:style style:name="P414" style:family="paragraph" style:parent-style-name="Text_20_body" style:list-style-name="L10">
      <style:paragraph-properties style:writing-mode="lr-tb"/>
      <style:text-properties style:text-position="0% 100%" fo:font-style="italic" officeooo:rsid="023a9b71" officeooo:paragraph-rsid="023c10e4" style:font-style-asian="italic" style:font-style-complex="italic"/>
    </style:style>
    <style:style style:name="P415" style:family="paragraph" style:parent-style-name="Text_20_body" style:list-style-name="L10">
      <style:paragraph-properties style:writing-mode="lr-tb"/>
      <style:text-properties style:text-position="0% 100%" fo:font-style="italic" officeooo:rsid="023a9b71" officeooo:paragraph-rsid="023de80a" style:font-style-asian="italic" style:font-style-complex="italic"/>
    </style:style>
    <style:style style:name="P416" style:family="paragraph" style:parent-style-name="Text_20_body" style:list-style-name="L10">
      <style:paragraph-properties style:writing-mode="lr-tb"/>
      <style:text-properties style:text-position="0% 100%" fo:font-style="italic" officeooo:rsid="02405f44" officeooo:paragraph-rsid="02405f44" style:font-style-asian="italic" style:font-style-complex="italic"/>
    </style:style>
    <style:style style:name="P417" style:family="paragraph" style:parent-style-name="Text_20_body" style:list-style-name="L10">
      <style:paragraph-properties style:writing-mode="lr-tb"/>
      <style:text-properties style:text-position="0% 100%" fo:font-style="italic" officeooo:rsid="023fd29d" officeooo:paragraph-rsid="02405f44" style:font-style-asian="italic" style:font-style-complex="italic"/>
    </style:style>
    <style:style style:name="P418" style:family="paragraph" style:parent-style-name="Text_20_body" style:list-style-name="L10">
      <style:paragraph-properties style:writing-mode="lr-tb"/>
      <style:text-properties style:text-position="0% 100%" officeooo:rsid="023fd29d" officeooo:paragraph-rsid="02405f44"/>
    </style:style>
    <style:style style:name="P419" style:family="paragraph" style:parent-style-name="Text_20_body" style:list-style-name="L13">
      <style:paragraph-properties style:writing-mode="lr-tb"/>
      <style:text-properties style:text-position="0% 100%" style:font-name="Liberation Serif1" fo:font-weight="normal" officeooo:rsid="0254dd15" officeooo:paragraph-rsid="0254dd15" style:font-name-asian="Liberation Serif1" style:font-weight-asian="normal" style:font-name-complex="Liberation Serif1" style:font-weight-complex="normal"/>
    </style:style>
    <style:style style:name="P420" style:family="paragraph" style:parent-style-name="Text_20_body" style:list-style-name="L13">
      <style:paragraph-properties style:writing-mode="lr-tb"/>
      <style:text-properties style:text-position="0% 100%" style:font-name="Liberation Serif1" fo:font-weight="normal" officeooo:rsid="02559356" officeooo:paragraph-rsid="02559356" style:font-name-asian="Liberation Serif1" style:font-weight-asian="normal" style:font-name-complex="Liberation Serif1" style:font-weight-complex="normal"/>
    </style:style>
    <style:style style:name="P421" style:family="paragraph" style:parent-style-name="Text_20_body" style:list-style-name="L13">
      <style:paragraph-properties style:writing-mode="lr-tb"/>
      <style:text-properties style:text-position="0% 100%" style:font-name="Liberation Serif1" fo:font-weight="normal" officeooo:rsid="02578c7c" officeooo:paragraph-rsid="02578c7c" style:font-name-asian="Liberation Serif1" style:font-weight-asian="normal" style:font-name-complex="Liberation Serif1" style:font-weight-complex="normal"/>
    </style:style>
    <style:style style:name="P422" style:family="paragraph" style:parent-style-name="Text_20_body" style:list-style-name="L13">
      <style:paragraph-properties style:writing-mode="lr-tb"/>
      <style:text-properties style:text-position="0% 100%" style:font-name="Liberation Serif1" fo:font-weight="normal" officeooo:rsid="025b2faa" officeooo:paragraph-rsid="025b2faa" style:font-name-asian="Liberation Serif1" style:font-weight-asian="normal" style:font-name-complex="Liberation Serif1" style:font-weight-complex="normal"/>
    </style:style>
    <style:style style:name="P423" style:family="paragraph" style:parent-style-name="Text_20_body" style:list-style-name="L13">
      <style:paragraph-properties style:writing-mode="lr-tb"/>
      <style:text-properties style:text-position="0% 100%" style:font-name="Liberation Serif1" fo:font-weight="normal" officeooo:rsid="025c042a" officeooo:paragraph-rsid="025c042a" style:font-name-asian="Liberation Serif1" style:font-weight-asian="normal" style:font-name-complex="Liberation Serif1" style:font-weight-complex="normal"/>
    </style:style>
    <style:style style:name="P424" style:family="paragraph" style:parent-style-name="Text_20_body" style:list-style-name="L13">
      <style:paragraph-properties style:writing-mode="lr-tb"/>
      <style:text-properties style:text-position="0% 100%" style:font-name="Liberation Serif1" fo:font-weight="normal" officeooo:rsid="025c414c" officeooo:paragraph-rsid="025c414c" style:font-name-asian="Liberation Serif1" style:font-weight-asian="normal" style:font-name-complex="Liberation Serif1" style:font-weight-complex="normal"/>
    </style:style>
    <style:style style:name="P425" style:family="paragraph" style:parent-style-name="Text_20_body" style:list-style-name="L14">
      <style:paragraph-properties style:writing-mode="lr-tb"/>
      <style:text-properties style:text-position="0% 100%" style:font-name="Liberation Serif1" fo:font-weight="normal" officeooo:rsid="0290f208" officeooo:paragraph-rsid="0290f208" style:font-name-asian="Liberation Serif1" style:font-weight-asian="normal" style:font-name-complex="Liberation Serif1" style:font-weight-complex="normal"/>
    </style:style>
    <style:style style:name="P426" style:family="paragraph" style:parent-style-name="Text_20_body" style:list-style-name="L14">
      <style:paragraph-properties style:writing-mode="lr-tb"/>
      <style:text-properties style:text-position="0% 100%" style:font-name="Liberation Serif1" fo:font-weight="normal" officeooo:rsid="02923287" officeooo:paragraph-rsid="02923287" style:font-name-asian="Liberation Serif1" style:font-weight-asian="normal" style:font-name-complex="Liberation Serif1" style:font-weight-complex="normal"/>
    </style:style>
    <style:style style:name="P427" style:family="paragraph" style:parent-style-name="Text_20_body" style:list-style-name="L14">
      <style:paragraph-properties style:writing-mode="lr-tb"/>
      <style:text-properties style:text-position="0% 100%" style:font-name="Liberation Serif1" fo:font-weight="normal" officeooo:rsid="0293350d" officeooo:paragraph-rsid="0293350d" style:font-name-asian="Liberation Serif1" style:font-weight-asian="normal" style:font-name-complex="Liberation Serif1" style:font-weight-complex="normal"/>
    </style:style>
    <style:style style:name="P428" style:family="paragraph" style:parent-style-name="Text_20_body" style:list-style-name="L14">
      <style:paragraph-properties style:writing-mode="lr-tb"/>
      <style:text-properties style:text-position="0% 100%" style:font-name="Liberation Serif1" fo:font-weight="normal" officeooo:rsid="0296cafd" officeooo:paragraph-rsid="0296cafd" style:font-name-asian="Liberation Serif1" style:font-weight-asian="normal" style:font-name-complex="Liberation Serif1" style:font-weight-complex="normal"/>
    </style:style>
    <style:style style:name="P429" style:family="paragraph" style:parent-style-name="Text_20_body" style:list-style-name="L14">
      <style:paragraph-properties style:writing-mode="lr-tb"/>
      <style:text-properties style:text-position="0% 100%" style:font-name="Liberation Serif1" fo:font-weight="normal" officeooo:rsid="0294a269" officeooo:paragraph-rsid="0294a269" style:font-name-asian="Liberation Serif1" style:font-weight-asian="normal" style:font-name-complex="Liberation Serif1" style:font-weight-complex="normal"/>
    </style:style>
    <style:style style:name="P430" style:family="paragraph" style:parent-style-name="Text_20_body" style:list-style-name="L14">
      <style:paragraph-properties style:writing-mode="lr-tb"/>
      <style:text-properties style:text-position="0% 100%" style:font-name="Liberation Serif1" fo:font-weight="normal" officeooo:rsid="02950fb3" officeooo:paragraph-rsid="02950fb3" style:font-name-asian="Liberation Serif1" style:font-weight-asian="normal" style:font-name-complex="Liberation Serif1" style:font-weight-complex="normal"/>
    </style:style>
    <style:style style:name="P431" style:family="paragraph" style:parent-style-name="Text_20_body" style:list-style-name="L14">
      <style:paragraph-properties style:writing-mode="lr-tb"/>
      <style:text-properties style:text-position="0% 100%" style:font-name="Liberation Serif1" fo:font-weight="normal" officeooo:rsid="0298469d" officeooo:paragraph-rsid="0298469d" style:font-name-asian="Liberation Serif1" style:font-weight-asian="normal" style:font-name-complex="Liberation Serif1" style:font-weight-complex="normal"/>
    </style:style>
    <style:style style:name="P432" style:family="paragraph" style:parent-style-name="Text_20_body" style:list-style-name="L14">
      <style:paragraph-properties style:writing-mode="lr-tb"/>
      <style:text-properties style:text-position="0% 100%" style:font-name="Liberation Serif1" fo:font-weight="normal" officeooo:rsid="029a8243" officeooo:paragraph-rsid="029a8243" style:font-name-asian="Liberation Serif1" style:font-weight-asian="normal" style:font-name-complex="Liberation Serif1" style:font-weight-complex="normal"/>
    </style:style>
    <style:style style:name="P433" style:family="paragraph" style:parent-style-name="Text_20_body" style:list-style-name="L14">
      <style:paragraph-properties style:writing-mode="lr-tb"/>
      <style:text-properties style:text-position="0% 100%" style:font-name="Liberation Serif1" fo:font-weight="normal" officeooo:rsid="029b9782" officeooo:paragraph-rsid="029b9782" style:font-name-asian="Liberation Serif1" style:font-weight-asian="normal" style:font-name-complex="Liberation Serif1" style:font-weight-complex="normal"/>
    </style:style>
    <style:style style:name="P434" style:family="paragraph" style:parent-style-name="Text_20_body" style:list-style-name="L14">
      <style:paragraph-properties style:writing-mode="lr-tb"/>
      <style:text-properties style:text-position="0% 100%" style:font-name="Liberation Serif1" fo:font-weight="normal" officeooo:rsid="029c8677" officeooo:paragraph-rsid="029c8677" style:font-name-asian="Liberation Serif1" style:font-weight-asian="normal" style:font-name-complex="Liberation Serif1" style:font-weight-complex="normal"/>
    </style:style>
    <style:style style:name="P435" style:family="paragraph" style:parent-style-name="Text_20_body" style:list-style-name="L14">
      <style:paragraph-properties style:writing-mode="lr-tb"/>
      <style:text-properties style:text-position="0% 100%" style:font-name="Liberation Serif1" fo:font-weight="normal" officeooo:rsid="029d5890" officeooo:paragraph-rsid="029d5890" style:font-name-asian="Liberation Serif1" style:font-weight-asian="normal" style:font-name-complex="Liberation Serif1" style:font-weight-complex="normal"/>
    </style:style>
    <style:style style:name="P436" style:family="paragraph" style:parent-style-name="Text_20_body" style:list-style-name="L14">
      <style:paragraph-properties style:writing-mode="lr-tb"/>
      <style:text-properties style:text-position="0% 100%" style:font-name="Liberation Serif1" fo:font-weight="normal" officeooo:rsid="029ee981" officeooo:paragraph-rsid="029ee981" style:font-name-asian="Liberation Serif1" style:font-weight-asian="normal" style:font-name-complex="Liberation Serif1" style:font-weight-complex="normal"/>
    </style:style>
    <style:style style:name="P437" style:family="paragraph" style:parent-style-name="Text_20_body" style:list-style-name="L14">
      <style:paragraph-properties style:writing-mode="lr-tb"/>
      <style:text-properties style:text-position="0% 100%" style:font-name="Liberation Serif1" fo:font-weight="normal" officeooo:rsid="02a05f00" officeooo:paragraph-rsid="02a05f00" style:font-name-asian="Liberation Serif1" style:font-weight-asian="normal" style:font-name-complex="Liberation Serif1" style:font-weight-complex="normal"/>
    </style:style>
    <style:style style:name="P438" style:family="paragraph" style:parent-style-name="Text_20_body" style:list-style-name="L14">
      <style:paragraph-properties style:writing-mode="lr-tb"/>
      <style:text-properties style:text-position="0% 100%" style:font-name="Liberation Serif1" fo:font-weight="normal" officeooo:rsid="02a2c290" officeooo:paragraph-rsid="02a2c290" style:font-name-asian="Liberation Serif1" style:font-weight-asian="normal" style:font-name-complex="Liberation Serif1" style:font-weight-complex="normal"/>
    </style:style>
    <style:style style:name="P439" style:family="paragraph" style:parent-style-name="Text_20_body" style:list-style-name="L14">
      <style:paragraph-properties style:writing-mode="lr-tb"/>
      <style:text-properties style:text-position="0% 100%" style:font-name="Liberation Serif1" fo:font-weight="normal" officeooo:rsid="02a2fde7" officeooo:paragraph-rsid="02a2fde7" style:font-name-asian="Liberation Serif1" style:font-weight-asian="normal" style:font-name-complex="Liberation Serif1" style:font-weight-complex="normal"/>
    </style:style>
    <style:style style:name="P440" style:family="paragraph" style:parent-style-name="Text_20_body" style:list-style-name="L14">
      <style:paragraph-properties style:writing-mode="lr-tb"/>
      <style:text-properties style:text-position="0% 100%" style:font-name="Liberation Serif1" fo:font-weight="normal" officeooo:rsid="02a4e6cc" officeooo:paragraph-rsid="02a4e6cc" style:font-name-asian="Liberation Serif1" style:font-weight-asian="normal" style:font-name-complex="Liberation Serif1" style:font-weight-complex="normal"/>
    </style:style>
    <style:style style:name="P441" style:family="paragraph" style:parent-style-name="Text_20_body" style:list-style-name="L14">
      <style:paragraph-properties style:writing-mode="lr-tb"/>
      <style:text-properties style:text-position="0% 100%" style:font-name="Liberation Serif1" fo:font-weight="normal" officeooo:rsid="02a56ec5" officeooo:paragraph-rsid="02a56ec5" style:font-name-asian="Liberation Serif1" style:font-weight-asian="normal" style:font-name-complex="Liberation Serif1" style:font-weight-complex="normal"/>
    </style:style>
    <style:style style:name="P442" style:family="paragraph" style:parent-style-name="Text_20_body" style:list-style-name="L14">
      <style:paragraph-properties style:writing-mode="lr-tb"/>
      <style:text-properties style:text-position="0% 100%" style:font-name="Liberation Serif1" fo:font-weight="bold" officeooo:rsid="0297bc69" officeooo:paragraph-rsid="0297bc69" style:font-name-asian="Liberation Serif1" style:font-weight-asian="bold" style:font-name-complex="Liberation Serif1" style:font-weight-complex="bold"/>
    </style:style>
    <style:style style:name="P443" style:family="paragraph" style:parent-style-name="Text_20_body">
      <style:paragraph-properties style:writing-mode="lr-tb"/>
      <style:text-properties style:text-position="0% 100%" style:font-name="sans-serif" fo:font-size="18pt" fo:font-weight="normal" officeooo:rsid="025c414c" officeooo:paragraph-rsid="025c414c" style:font-name-asian="Liberation Serif1" style:font-size-asian="18pt" style:font-weight-asian="normal" style:font-name-complex="Liberation Serif1" style:font-size-complex="18pt" style:font-weight-complex="normal"/>
    </style:style>
    <style:style style:name="P444" style:family="paragraph" style:parent-style-name="Text_20_body" style:list-style-name="L11">
      <style:paragraph-properties style:writing-mode="lr-tb"/>
      <style:text-properties officeooo:rsid="026154d3" officeooo:paragraph-rsid="026154d3"/>
    </style:style>
    <style:style style:name="P445" style:family="paragraph" style:parent-style-name="Text_20_body" style:list-style-name="L11">
      <style:paragraph-properties style:writing-mode="lr-tb"/>
      <style:text-properties officeooo:rsid="02618b0b" officeooo:paragraph-rsid="02618b0b"/>
    </style:style>
    <style:style style:name="P446" style:family="paragraph" style:parent-style-name="Text_20_body" style:list-style-name="L11">
      <style:paragraph-properties style:writing-mode="lr-tb"/>
      <style:text-properties officeooo:rsid="0262f885" officeooo:paragraph-rsid="0262f885"/>
    </style:style>
    <style:style style:name="P447" style:family="paragraph" style:parent-style-name="Text_20_body" style:list-style-name="L11">
      <style:paragraph-properties style:writing-mode="lr-tb"/>
      <style:text-properties officeooo:rsid="0264fada" officeooo:paragraph-rsid="0264fada"/>
    </style:style>
    <style:style style:name="P448" style:family="paragraph" style:parent-style-name="Text_20_body" style:list-style-name="L11">
      <style:paragraph-properties style:writing-mode="lr-tb"/>
      <style:text-properties officeooo:rsid="0265ba74" officeooo:paragraph-rsid="0265ba74"/>
    </style:style>
    <style:style style:name="P449" style:family="paragraph" style:parent-style-name="Text_20_body" style:list-style-name="L11">
      <style:paragraph-properties style:writing-mode="lr-tb"/>
      <style:text-properties officeooo:rsid="0267ec54" officeooo:paragraph-rsid="0267ec54"/>
    </style:style>
    <style:style style:name="P450" style:family="paragraph" style:parent-style-name="Text_20_body" style:list-style-name="L11">
      <style:paragraph-properties style:writing-mode="lr-tb"/>
      <style:text-properties officeooo:rsid="026a79c4" officeooo:paragraph-rsid="026a79c4"/>
    </style:style>
    <style:style style:name="P451" style:family="paragraph" style:parent-style-name="Text_20_body" style:list-style-name="L11">
      <style:paragraph-properties style:writing-mode="lr-tb"/>
      <style:text-properties officeooo:rsid="026bea95" officeooo:paragraph-rsid="026bea95"/>
    </style:style>
    <style:style style:name="P452" style:family="paragraph" style:parent-style-name="Text_20_body" style:list-style-name="L11">
      <style:paragraph-properties style:writing-mode="lr-tb"/>
      <style:text-properties officeooo:rsid="026bf1fb" officeooo:paragraph-rsid="026bf1fb"/>
    </style:style>
    <style:style style:name="P453" style:family="paragraph" style:parent-style-name="Text_20_body" style:list-style-name="L11">
      <style:paragraph-properties style:writing-mode="lr-tb"/>
      <style:text-properties officeooo:rsid="026eeff2" officeooo:paragraph-rsid="026eeff2"/>
    </style:style>
    <style:style style:name="P454" style:family="paragraph" style:parent-style-name="Text_20_body" style:list-style-name="L11">
      <style:paragraph-properties style:writing-mode="lr-tb"/>
      <style:text-properties officeooo:rsid="0271363c" officeooo:paragraph-rsid="0271363c"/>
    </style:style>
    <style:style style:name="P455" style:family="paragraph" style:parent-style-name="Text_20_body" style:list-style-name="L11">
      <style:paragraph-properties style:writing-mode="lr-tb"/>
      <style:text-properties officeooo:rsid="027331df" officeooo:paragraph-rsid="027331df"/>
    </style:style>
    <style:style style:name="P456" style:family="paragraph" style:parent-style-name="Text_20_body" style:list-style-name="L11">
      <style:paragraph-properties style:writing-mode="lr-tb"/>
      <style:text-properties officeooo:rsid="0273811f" officeooo:paragraph-rsid="0273811f"/>
    </style:style>
    <style:style style:name="P457" style:family="paragraph" style:parent-style-name="Text_20_body" style:list-style-name="L11">
      <style:paragraph-properties style:writing-mode="lr-tb"/>
      <style:text-properties officeooo:rsid="027a9ec0" officeooo:paragraph-rsid="027a9ec0"/>
    </style:style>
    <style:style style:name="P458" style:family="paragraph" style:parent-style-name="Text_20_body" style:list-style-name="L11">
      <style:paragraph-properties style:writing-mode="lr-tb"/>
      <style:text-properties officeooo:rsid="027bb175" officeooo:paragraph-rsid="027bb175"/>
    </style:style>
    <style:style style:name="P459" style:family="paragraph" style:parent-style-name="Text_20_body" style:list-style-name="L11">
      <style:paragraph-properties style:writing-mode="lr-tb"/>
      <style:text-properties officeooo:rsid="027d55b4" officeooo:paragraph-rsid="027d55b4"/>
    </style:style>
    <style:style style:name="P460" style:family="paragraph" style:parent-style-name="Text_20_body" style:list-style-name="L11">
      <style:paragraph-properties style:writing-mode="lr-tb"/>
      <style:text-properties officeooo:rsid="027de338" officeooo:paragraph-rsid="027de338"/>
    </style:style>
    <style:style style:name="P461" style:family="paragraph" style:parent-style-name="Text_20_body" style:list-style-name="L12">
      <style:paragraph-properties style:writing-mode="lr-tb"/>
      <style:text-properties fo:font-weight="bold" officeooo:rsid="0050b0a0" officeooo:paragraph-rsid="0050b0a0" style:font-weight-asian="bold" style:font-weight-complex="bold"/>
    </style:style>
    <style:style style:name="P462" style:family="paragraph" style:parent-style-name="Text_20_body" style:list-style-name="L12">
      <style:paragraph-properties style:writing-mode="lr-tb"/>
      <style:text-properties fo:font-weight="bold" officeooo:rsid="00529e2a" officeooo:paragraph-rsid="00529e2a" style:font-weight-asian="bold" style:font-weight-complex="bold"/>
    </style:style>
    <style:style style:name="P463" style:family="paragraph" style:parent-style-name="Text_20_body" style:list-style-name="L15">
      <style:paragraph-properties style:writing-mode="lr-tb"/>
      <style:text-properties fo:font-weight="bold" officeooo:rsid="00665127" officeooo:paragraph-rsid="00665127" style:font-weight-asian="bold" style:font-weight-complex="bold"/>
    </style:style>
    <style:style style:name="P464" style:family="paragraph" style:parent-style-name="Text_20_body" style:list-style-name="L15">
      <style:paragraph-properties style:writing-mode="lr-tb"/>
      <style:text-properties fo:font-weight="bold" officeooo:rsid="0067e442" officeooo:paragraph-rsid="00686727" style:font-weight-asian="bold" style:font-weight-complex="bold"/>
    </style:style>
    <style:style style:name="P465" style:family="paragraph" style:parent-style-name="Text_20_body" style:list-style-name="L15">
      <style:paragraph-properties style:writing-mode="lr-tb"/>
      <style:text-properties fo:font-weight="bold" officeooo:rsid="006caa99" officeooo:paragraph-rsid="006caa99" style:font-weight-asian="bold" style:font-weight-complex="bold"/>
    </style:style>
    <style:style style:name="P466" style:family="paragraph" style:parent-style-name="Text_20_body" style:list-style-name="L15">
      <style:paragraph-properties style:writing-mode="lr-tb"/>
      <style:text-properties style:text-line-through-style="solid" style:text-line-through-type="single" fo:font-weight="bold" officeooo:rsid="006a1268" officeooo:paragraph-rsid="006aded5" style:font-weight-asian="bold" style:font-weight-complex="bold"/>
    </style:style>
    <style:style style:name="T1" style:family="text">
      <style:text-properties style:font-name="sans-serif" fo:font-size="16.7999992370605pt"/>
    </style:style>
    <style:style style:name="T2" style:family="text">
      <style:text-properties style:font-name="sans-serif" fo:font-size="13.8000001907349pt"/>
    </style:style>
    <style:style style:name="T3" style:family="text">
      <style:text-properties style:font-name="sans-serif" fo:font-size="17.3999996185303pt"/>
    </style:style>
    <style:style style:name="T4" style:family="text">
      <style:text-properties style:font-name="sans-serif" fo:font-size="12.6000003814697pt"/>
    </style:style>
    <style:style style:name="T5" style:family="text">
      <style:text-properties style:font-name="sans-serif" fo:font-size="12pt"/>
    </style:style>
    <style:style style:name="T6" style:family="text">
      <style:text-properties style:font-name="sans-serif" fo:font-size="12pt" officeooo:rsid="01b3ec51"/>
    </style:style>
    <style:style style:name="T7" style:family="text">
      <style:text-properties officeooo:rsid="00194ae6"/>
    </style:style>
    <style:style style:name="T8" style:family="text">
      <style:text-properties officeooo:rsid="00209046"/>
    </style:style>
    <style:style style:name="T9" style:family="text">
      <style:text-properties officeooo:rsid="00374ae5"/>
    </style:style>
    <style:style style:name="T10" style:family="text">
      <style:text-properties officeooo:rsid="003f1d63"/>
    </style:style>
    <style:style style:name="T11" style:family="text">
      <style:text-properties officeooo:rsid="0042149e"/>
    </style:style>
    <style:style style:name="T12" style:family="text">
      <style:text-properties style:text-position="sub 58%"/>
    </style:style>
    <style:style style:name="T13" style:family="text">
      <style:text-properties style:text-position="sub 58%" style:font-name="Liberation Serif" style:font-name-asian="NSimSun" style:font-name-complex="Lucida Sans"/>
    </style:style>
    <style:style style:name="T14" style:family="text">
      <style:text-properties style:text-position="sub 58%" style:font-name="Liberation Serif" officeooo:rsid="021d279e" style:font-name-asian="NSimSun" style:font-name-complex="Lucida Sans"/>
    </style:style>
    <style:style style:name="T15" style:family="text">
      <style:text-properties style:text-position="sub 58%" style:font-name="Liberation Serif" officeooo:rsid="02212851" style:font-name-asian="NSimSun" style:font-name-complex="Lucida Sans"/>
    </style:style>
    <style:style style:name="T16" style:family="text">
      <style:text-properties style:text-position="sub 58%" style:font-name="Liberation Serif" officeooo:rsid="02351f6f" style:font-name-asian="NSimSun" style:font-name-complex="Lucida Sans"/>
    </style:style>
    <style:style style:name="T17" style:family="text">
      <style:text-properties style:text-position="sub 58%" style:font-name="Liberation Serif" fo:font-style="normal" style:font-name-asian="NSimSun" style:font-style-asian="normal" style:font-name-complex="Lucida Sans" style:font-style-complex="normal"/>
    </style:style>
    <style:style style:name="T18" style:family="text">
      <style:text-properties style:text-position="sub 58%" style:font-name="Liberation Serif" fo:font-style="normal" officeooo:rsid="021d279e" style:font-name-asian="NSimSun" style:font-style-asian="normal" style:font-name-complex="Lucida Sans" style:font-style-complex="normal"/>
    </style:style>
    <style:style style:name="T19" style:family="text">
      <style:text-properties style:text-position="sub 58%" style:font-name="Liberation Serif" fo:font-style="normal" officeooo:rsid="023c10e4" style:font-name-asian="NSimSun" style:font-style-asian="normal" style:font-name-complex="Lucida Sans" style:font-style-complex="normal"/>
    </style:style>
    <style:style style:name="T20" style:family="text">
      <style:text-properties style:text-position="sub 58%" style:font-name="Liberation Serif" fo:font-style="normal" fo:font-weight="normal" style:font-style-asian="normal" style:font-weight-asian="normal" style:font-style-complex="normal" style:font-weight-complex="normal"/>
    </style:style>
    <style:style style:name="T21" style:family="text">
      <style:text-properties style:text-position="sub 58%" style:font-name="Liberation Serif" fo:font-style="normal" fo:font-weight="normal" officeooo:rsid="02618b0b" style:font-style-asian="normal" style:font-weight-asian="normal" style:font-style-complex="normal" style:font-weight-complex="normal"/>
    </style:style>
    <style:style style:name="T22" style:family="text">
      <style:text-properties style:text-position="sub 58%" style:font-name="Liberation Serif1" style:font-name-asian="NSimSun" style:font-name-complex="Lucida Sans"/>
    </style:style>
    <style:style style:name="T23" style:family="text">
      <style:text-properties style:text-position="sub 58%" style:font-name="Liberation Serif1" officeooo:rsid="02365913" style:font-name-asian="NSimSun" style:font-name-complex="Lucida Sans"/>
    </style:style>
    <style:style style:name="T24" style:family="text">
      <style:text-properties style:text-position="sub 58%" style:font-name="Liberation Serif1" officeooo:rsid="0254dd15" style:font-name-asian="Liberation Serif1" style:font-name-complex="Liberation Serif1"/>
    </style:style>
    <style:style style:name="T25" style:family="text">
      <style:text-properties style:text-position="sub 58%" fo:font-style="normal" fo:font-weight="normal" style:font-style-asian="normal" style:font-weight-asian="normal" style:font-style-complex="normal" style:font-weight-complex="normal"/>
    </style:style>
    <style:style style:name="T26" style:family="text">
      <style:text-properties style:text-position="0% 100%"/>
    </style:style>
    <style:style style:name="T27" style:family="text">
      <style:text-properties style:text-position="0% 100%" style:font-name="Liberation Serif"/>
    </style:style>
    <style:style style:name="T28" style:family="text">
      <style:text-properties style:text-position="0% 100%" style:font-name="Liberation Serif" fo:font-style="normal" fo:font-weight="normal" style:font-style-asian="normal" style:font-weight-asian="normal" style:font-style-complex="normal" style:font-weight-complex="normal"/>
    </style:style>
    <style:style style:name="T29" style:family="text">
      <style:text-properties style:text-position="0% 100%" style:font-name="Liberation Serif" fo:font-style="normal" fo:font-weight="normal" officeooo:rsid="02618b0b" style:font-style-asian="normal" style:font-weight-asian="normal" style:font-style-complex="normal" style:font-weight-complex="normal"/>
    </style:style>
    <style:style style:name="T30" style:family="text">
      <style:text-properties style:text-position="0% 100%" style:font-name="Liberation Serif" fo:font-style="normal" fo:font-weight="normal" officeooo:rsid="0262f885" style:font-style-asian="normal" style:font-weight-asian="normal" style:font-style-complex="normal" style:font-weight-complex="normal"/>
    </style:style>
    <style:style style:name="T31" style:family="text">
      <style:text-properties style:text-position="0% 100%" style:font-name="Liberation Serif" fo:font-style="normal" fo:font-weight="normal" officeooo:rsid="02692941" style:font-style-asian="normal" style:font-weight-asian="normal" style:font-style-complex="normal" style:font-weight-complex="normal"/>
    </style:style>
    <style:style style:name="T32" style:family="text">
      <style:text-properties style:text-position="0% 100%" style:font-name="Liberation Serif" fo:font-style="normal" fo:font-weight="normal" officeooo:rsid="02697ac1" style:font-style-asian="normal" style:font-weight-asian="normal" style:font-style-complex="normal" style:font-weight-complex="normal"/>
    </style:style>
    <style:style style:name="T33" style:family="text">
      <style:text-properties style:text-position="0% 100%" style:font-name="Liberation Serif" fo:font-style="normal" fo:font-weight="normal" officeooo:rsid="026b4433" style:font-style-asian="normal" style:font-weight-asian="normal" style:font-style-complex="normal" style:font-weight-complex="normal"/>
    </style:style>
    <style:style style:name="T34" style:family="text">
      <style:text-properties style:text-position="0% 100%" style:font-name="Liberation Serif" fo:font-style="normal" fo:font-weight="normal" officeooo:rsid="02717ef3" style:font-style-asian="normal" style:font-weight-asian="normal" style:font-style-complex="normal" style:font-weight-complex="normal"/>
    </style:style>
    <style:style style:name="T35" style:family="text">
      <style:text-properties style:text-position="0% 100%" style:font-name="Liberation Serif" fo:font-style="normal" fo:font-weight="normal" officeooo:rsid="026eeff2" style:font-style-asian="normal" style:font-weight-asian="normal" style:font-style-complex="normal" style:font-weight-complex="normal"/>
    </style:style>
    <style:style style:name="T36" style:family="text">
      <style:text-properties style:text-position="0% 100%" style:font-name="Liberation Serif" fo:font-style="normal" fo:font-weight="normal" officeooo:rsid="0273ebec" style:font-style-asian="normal" style:font-weight-asian="normal" style:font-style-complex="normal" style:font-weight-complex="normal"/>
    </style:style>
    <style:style style:name="T37" style:family="text">
      <style:text-properties style:text-position="0% 100%" style:font-name="Liberation Serif" fo:font-style="normal" fo:font-weight="normal" officeooo:rsid="027c5539" style:font-style-asian="normal" style:font-weight-asian="normal" style:font-style-complex="normal" style:font-weight-complex="normal"/>
    </style:style>
    <style:style style:name="T38" style:family="text">
      <style:text-properties style:text-position="0% 100%" style:font-name="Liberation Serif" fo:font-style="normal" fo:font-weight="normal" officeooo:rsid="027f3023" style:font-style-asian="normal" style:font-weight-asian="normal" style:font-style-complex="normal" style:font-weight-complex="normal"/>
    </style:style>
    <style:style style:name="T39" style:family="text">
      <style:text-properties style:text-position="0% 100%" style:font-name="Liberation Serif" fo:font-style="italic" fo:font-weight="normal" style:font-style-asian="italic" style:font-weight-asian="normal" style:font-style-complex="italic" style:font-weight-complex="normal"/>
    </style:style>
    <style:style style:name="T40" style:family="text">
      <style:text-properties style:text-position="0% 100%" style:font-name="Liberation Serif" fo:font-style="italic" fo:font-weight="normal" officeooo:rsid="02618b0b" style:font-style-asian="italic" style:font-weight-asian="normal" style:font-style-complex="italic" style:font-weight-complex="normal"/>
    </style:style>
    <style:style style:name="T41" style:family="text">
      <style:text-properties style:text-position="0% 100%" style:font-name="Liberation Serif1"/>
    </style:style>
    <style:style style:name="T42" style:family="text">
      <style:text-properties style:text-position="0% 100%" style:font-name="Liberation Serif1" style:font-name-asian="Liberation Serif1" style:font-name-complex="Liberation Serif1"/>
    </style:style>
    <style:style style:name="T43" style:family="text">
      <style:text-properties style:text-position="0% 100%" style:font-name="Liberation Serif1" officeooo:rsid="0254dd15" style:font-name-asian="Liberation Serif1" style:font-name-complex="Liberation Serif1"/>
    </style:style>
    <style:style style:name="T44" style:family="text">
      <style:text-properties style:text-position="0% 100%" style:font-name="Liberation Serif1" officeooo:rsid="0258a605" style:font-name-asian="Liberation Serif1" style:font-name-complex="Liberation Serif1"/>
    </style:style>
    <style:style style:name="T45" style:family="text">
      <style:text-properties style:text-position="0% 100%" style:font-name="Liberation Serif1" fo:font-style="normal" fo:font-weight="normal" style:font-style-asian="normal" style:font-weight-asian="normal" style:font-style-complex="normal" style:font-weight-complex="normal"/>
    </style:style>
    <style:style style:name="T46" style:family="text">
      <style:text-properties style:text-position="0% 100%" fo:font-style="normal" fo:font-weight="normal" style:font-style-asian="normal" style:font-weight-asian="normal" style:font-style-complex="normal" style:font-weight-complex="normal"/>
    </style:style>
    <style:style style:name="T47" style:family="text">
      <style:text-properties fo:font-weight="normal" style:font-weight-asian="normal" style:font-weight-complex="normal"/>
    </style:style>
    <style:style style:name="T48" style:family="text">
      <style:text-properties fo:font-weight="normal" officeooo:rsid="005145dc" style:font-weight-asian="normal" style:font-weight-complex="normal"/>
    </style:style>
    <style:style style:name="T49" style:family="text">
      <style:text-properties fo:font-weight="normal" officeooo:rsid="00686727" style:font-weight-asian="normal" style:font-weight-complex="normal"/>
    </style:style>
    <style:style style:name="T50" style:family="text">
      <style:text-properties fo:font-weight="normal" officeooo:rsid="009c2145" style:font-weight-asian="normal" style:font-weight-complex="normal"/>
    </style:style>
    <style:style style:name="T51" style:family="text">
      <style:text-properties fo:font-weight="normal" officeooo:rsid="009e878b" style:font-weight-asian="normal" style:font-weight-complex="normal"/>
    </style:style>
    <style:style style:name="T52" style:family="text">
      <style:text-properties fo:font-weight="normal" officeooo:rsid="0151a7d8" style:font-weight-asian="normal" style:font-weight-complex="normal"/>
    </style:style>
    <style:style style:name="T53" style:family="text">
      <style:text-properties officeooo:rsid="005a6324"/>
    </style:style>
    <style:style style:name="T54" style:family="text">
      <style:text-properties officeooo:rsid="0061f421"/>
    </style:style>
    <style:style style:name="T55" style:family="text">
      <style:text-properties officeooo:rsid="0070f2f7"/>
    </style:style>
    <style:style style:name="T56" style:family="text">
      <style:text-properties officeooo:rsid="007bffdd"/>
    </style:style>
    <style:style style:name="T57" style:family="text">
      <style:text-properties officeooo:rsid="0081c4c2"/>
    </style:style>
    <style:style style:name="T58" style:family="text">
      <style:text-properties officeooo:rsid="0086142f"/>
    </style:style>
    <style:style style:name="T59" style:family="text">
      <style:text-properties officeooo:rsid="00870b50"/>
    </style:style>
    <style:style style:name="T60" style:family="text">
      <style:text-properties officeooo:rsid="008a8e32"/>
    </style:style>
    <style:style style:name="T61" style:family="text">
      <style:text-properties fo:font-weight="bold" style:font-weight-asian="bold" style:font-weight-complex="bold"/>
    </style:style>
    <style:style style:name="T62" style:family="text">
      <style:text-properties officeooo:rsid="008fbdb5"/>
    </style:style>
    <style:style style:name="T63" style:family="text">
      <style:text-properties officeooo:rsid="009a4b0d"/>
    </style:style>
    <style:style style:name="T64" style:family="text">
      <style:text-properties officeooo:rsid="00a4c24b"/>
    </style:style>
    <style:style style:name="T65" style:family="text">
      <style:text-properties style:font-name="Liberation Serif1"/>
    </style:style>
    <style:style style:name="T66" style:family="text">
      <style:text-properties style:font-name="Liberation Serif1" officeooo:rsid="00b3642e"/>
    </style:style>
    <style:style style:name="T67" style:family="text">
      <style:text-properties style:font-name="Liberation Serif1" officeooo:rsid="00bdb26e"/>
    </style:style>
    <style:style style:name="T68" style:family="text">
      <style:text-properties style:font-name="Liberation Serif1" officeooo:rsid="00beb37b"/>
    </style:style>
    <style:style style:name="T69" style:family="text">
      <style:text-properties style:font-name="Liberation Serif1" officeooo:rsid="00c155fb"/>
    </style:style>
    <style:style style:name="T70" style:family="text">
      <style:text-properties style:font-name="Liberation Serif1" officeooo:rsid="00d12829"/>
    </style:style>
    <style:style style:name="T71" style:family="text">
      <style:text-properties style:font-name="Liberation Serif1" officeooo:rsid="00d62a00"/>
    </style:style>
    <style:style style:name="T72" style:family="text">
      <style:text-properties style:font-name="Liberation Serif1" officeooo:rsid="00e667b1"/>
    </style:style>
    <style:style style:name="T73" style:family="text">
      <style:text-properties style:font-name="Liberation Serif1" officeooo:rsid="00e74550"/>
    </style:style>
    <style:style style:name="T74" style:family="text">
      <style:text-properties style:font-name="Liberation Serif1" officeooo:rsid="00e89f93"/>
    </style:style>
    <style:style style:name="T75" style:family="text">
      <style:text-properties style:font-name="Liberation Serif1" officeooo:rsid="00ea8232"/>
    </style:style>
    <style:style style:name="T76" style:family="text">
      <style:text-properties style:font-name="Liberation Serif1" officeooo:rsid="00ec3406"/>
    </style:style>
    <style:style style:name="T77" style:family="text">
      <style:text-properties style:font-name="Liberation Serif1" officeooo:rsid="00f71a77"/>
    </style:style>
    <style:style style:name="T78" style:family="text">
      <style:text-properties style:font-name="Liberation Serif1" officeooo:rsid="00fef310"/>
    </style:style>
    <style:style style:name="T79" style:family="text">
      <style:text-properties style:font-name="Liberation Serif1" officeooo:rsid="0101b35f"/>
    </style:style>
    <style:style style:name="T80" style:family="text">
      <style:text-properties style:font-name="Liberation Serif1" officeooo:rsid="01082e3c"/>
    </style:style>
    <style:style style:name="T81" style:family="text">
      <style:text-properties style:font-name="Liberation Serif1" officeooo:rsid="0108dff3"/>
    </style:style>
    <style:style style:name="T82" style:family="text">
      <style:text-properties style:font-name="Liberation Serif1" officeooo:rsid="0109eba0"/>
    </style:style>
    <style:style style:name="T83" style:family="text">
      <style:text-properties style:font-name="Liberation Serif1" officeooo:rsid="010b7417"/>
    </style:style>
    <style:style style:name="T84" style:family="text">
      <style:text-properties style:font-name="Liberation Serif1" officeooo:rsid="010ccf50"/>
    </style:style>
    <style:style style:name="T85" style:family="text">
      <style:text-properties style:font-name="Liberation Serif1" officeooo:rsid="010df8bc"/>
    </style:style>
    <style:style style:name="T86" style:family="text">
      <style:text-properties style:font-name="Liberation Serif1" officeooo:rsid="01102593"/>
    </style:style>
    <style:style style:name="T87" style:family="text">
      <style:text-properties style:font-name="Liberation Serif1" officeooo:rsid="0112c490"/>
    </style:style>
    <style:style style:name="T88" style:family="text">
      <style:text-properties style:font-name="Liberation Serif1" officeooo:rsid="011386d1"/>
    </style:style>
    <style:style style:name="T89" style:family="text">
      <style:text-properties style:font-name="Liberation Serif1" officeooo:rsid="01152c3a"/>
    </style:style>
    <style:style style:name="T90" style:family="text">
      <style:text-properties style:font-name="Liberation Serif1" officeooo:rsid="0116f4e1"/>
    </style:style>
    <style:style style:name="T91" style:family="text">
      <style:text-properties style:font-name="Liberation Serif1" officeooo:rsid="011b02f9"/>
    </style:style>
    <style:style style:name="T92" style:family="text">
      <style:text-properties style:font-name="Liberation Serif1" officeooo:rsid="011bcf39"/>
    </style:style>
    <style:style style:name="T93" style:family="text">
      <style:text-properties style:font-name="Liberation Serif1" officeooo:rsid="011cd797"/>
    </style:style>
    <style:style style:name="T94" style:family="text">
      <style:text-properties style:font-name="Liberation Serif1" officeooo:rsid="01235ece"/>
    </style:style>
    <style:style style:name="T95" style:family="text">
      <style:text-properties style:font-name="Liberation Serif1" officeooo:rsid="012528bc"/>
    </style:style>
    <style:style style:name="T96" style:family="text">
      <style:text-properties style:font-name="Liberation Serif1" officeooo:rsid="012779ad"/>
    </style:style>
    <style:style style:name="T97" style:family="text">
      <style:text-properties style:font-name="Liberation Serif1" officeooo:rsid="0129333f"/>
    </style:style>
    <style:style style:name="T98" style:family="text">
      <style:text-properties style:font-name="Liberation Serif1" officeooo:rsid="0129e827"/>
    </style:style>
    <style:style style:name="T99" style:family="text">
      <style:text-properties style:font-name="Liberation Serif1" officeooo:rsid="012c6d4f"/>
    </style:style>
    <style:style style:name="T100" style:family="text">
      <style:text-properties style:font-name="Liberation Serif1" officeooo:rsid="012d0c65"/>
    </style:style>
    <style:style style:name="T101" style:family="text">
      <style:text-properties style:font-name="Liberation Serif1" officeooo:rsid="012e8291"/>
    </style:style>
    <style:style style:name="T102" style:family="text">
      <style:text-properties style:font-name="Liberation Serif1" fo:font-weight="bold" officeooo:rsid="012e8291" style:font-weight-asian="bold" style:font-weight-complex="bold"/>
    </style:style>
    <style:style style:name="T103" style:family="text">
      <style:text-properties style:font-name="Liberation Serif1" fo:font-weight="normal" style:font-weight-asian="normal" style:font-weight-complex="normal"/>
    </style:style>
    <style:style style:name="T104" style:family="text">
      <style:text-properties style:font-name="Liberation Serif1" fo:font-weight="normal" officeooo:rsid="012e8291" style:font-weight-asian="normal" style:font-weight-complex="normal"/>
    </style:style>
    <style:style style:name="T105" style:family="text">
      <style:text-properties style:font-name="Liberation Serif1" fo:font-weight="normal" officeooo:rsid="012f0eef" style:font-weight-asian="normal" style:font-weight-complex="normal"/>
    </style:style>
    <style:style style:name="T106" style:family="text">
      <style:text-properties style:font-name="Liberation Serif1" fo:font-weight="normal" officeooo:rsid="0134c1a5" style:font-weight-asian="normal" style:font-weight-complex="normal"/>
    </style:style>
    <style:style style:name="T107" style:family="text">
      <style:text-properties style:font-name="Liberation Serif1" fo:font-weight="normal" officeooo:rsid="013b9f8f" style:font-weight-asian="normal" style:font-weight-complex="normal"/>
    </style:style>
    <style:style style:name="T108" style:family="text">
      <style:text-properties style:font-name="Liberation Serif1" fo:font-weight="normal" officeooo:rsid="013e5125" style:font-weight-asian="normal" style:font-weight-complex="normal"/>
    </style:style>
    <style:style style:name="T109" style:family="text">
      <style:text-properties style:font-name="Liberation Serif1" fo:font-weight="normal" officeooo:rsid="013eeffc" style:font-weight-asian="normal" style:font-weight-complex="normal"/>
    </style:style>
    <style:style style:name="T110" style:family="text">
      <style:text-properties style:font-name="Liberation Serif1" fo:font-weight="normal" officeooo:rsid="0140c694" style:font-weight-asian="normal" style:font-weight-complex="normal"/>
    </style:style>
    <style:style style:name="T111" style:family="text">
      <style:text-properties style:font-name="Liberation Serif1" fo:font-weight="normal" officeooo:rsid="01475751" style:font-weight-asian="normal" style:font-weight-complex="normal"/>
    </style:style>
    <style:style style:name="T112" style:family="text">
      <style:text-properties style:font-name="Liberation Serif1" officeooo:rsid="00fa05ad"/>
    </style:style>
    <style:style style:name="T113" style:family="text">
      <style:text-properties style:font-name="Liberation Serif1" style:font-name-asian="Liberation Serif1" style:font-name-complex="Liberation Serif1"/>
    </style:style>
    <style:style style:name="T114" style:family="text">
      <style:text-properties style:font-name="Liberation Serif1" officeooo:rsid="02537f46" style:font-name-asian="Liberation Serif1" style:font-name-complex="Liberation Serif1"/>
    </style:style>
    <style:style style:name="T115" style:family="text">
      <style:text-properties style:font-name="Liberation Serif1" officeooo:rsid="0253a2b5" style:font-name-asian="Liberation Serif1" style:font-name-complex="Liberation Serif1"/>
    </style:style>
    <style:style style:name="T116" style:family="text">
      <style:text-properties style:font-name="Liberation Serif1" style:font-name-asian="NSimSun" style:font-name-complex="Lucida Sans"/>
    </style:style>
    <style:style style:name="T117" style:family="text">
      <style:text-properties style:font-name="Liberation Serif1" officeooo:rsid="01d685f4" style:font-name-asian="NSimSun" style:font-name-complex="Lucida Sans"/>
    </style:style>
    <style:style style:name="T118" style:family="text">
      <style:text-properties style:font-name="Liberation Serif1" officeooo:rsid="021d279e" style:font-name-asian="NSimSun" style:font-name-complex="Lucida Sans"/>
    </style:style>
    <style:style style:name="T119" style:family="text">
      <style:text-properties style:font-name="Liberation Serif1" officeooo:rsid="021eb10e" style:font-name-asian="NSimSun" style:font-name-complex="Lucida Sans"/>
    </style:style>
    <style:style style:name="T120" style:family="text">
      <style:text-properties style:font-name="Liberation Serif1" officeooo:rsid="02365913" style:font-name-asian="NSimSun" style:font-name-complex="Lucida Sans"/>
    </style:style>
    <style:style style:name="T121" style:family="text">
      <style:text-properties style:font-name="Liberation Serif1" fo:font-style="normal" officeooo:rsid="021d279e" style:font-name-asian="NSimSun" style:font-style-asian="normal" style:font-name-complex="Lucida Sans" style:font-style-complex="normal"/>
    </style:style>
    <style:style style:name="T122" style:family="text">
      <style:text-properties style:text-position="super 58%"/>
    </style:style>
    <style:style style:name="T123" style:family="text">
      <style:text-properties style:text-position="super 58%" style:font-name="Liberation Serif1"/>
    </style:style>
    <style:style style:name="T124" style:family="text">
      <style:text-properties style:text-position="super 58%" style:font-name="Liberation Serif1" officeooo:rsid="01082e3c"/>
    </style:style>
    <style:style style:name="T125" style:family="text">
      <style:text-properties style:text-position="super 58%" style:font-name="Liberation Serif1" officeooo:rsid="022c97e4" style:font-name-asian="NSimSun" style:font-name-complex="Lucida Sans"/>
    </style:style>
    <style:style style:name="T126" style:family="text">
      <style:text-properties style:text-position="super 58%" officeooo:rsid="019741a5"/>
    </style:style>
    <style:style style:name="T127" style:family="text">
      <style:text-properties style:text-position="super 58%" style:font-name="Liberation Serif"/>
    </style:style>
    <style:style style:name="T128" style:family="text">
      <style:text-properties style:text-position="super 58%" style:font-name="Liberation Serif" style:font-name-asian="NSimSun" style:font-name-complex="Lucida Sans"/>
    </style:style>
    <style:style style:name="T129" style:family="text">
      <style:text-properties style:text-position="super 58%" style:font-name="Liberation Serif" officeooo:rsid="021d279e" style:font-name-asian="NSimSun" style:font-name-complex="Lucida Sans"/>
    </style:style>
    <style:style style:name="T130" style:family="text">
      <style:text-properties style:text-position="super 58%" style:font-name="Liberation Serif" officeooo:rsid="021c9b02" style:font-name-asian="NSimSun" style:font-name-complex="Lucida Sans"/>
    </style:style>
    <style:style style:name="T131" style:family="text">
      <style:text-properties style:text-position="super 58%" style:font-name="Liberation Serif" officeooo:rsid="021eb10e" style:font-name-asian="NSimSun" style:font-name-complex="Lucida Sans"/>
    </style:style>
    <style:style style:name="T132" style:family="text">
      <style:text-properties style:text-position="super 58%" style:font-name="Liberation Serif" officeooo:rsid="022c97e4" style:font-name-asian="NSimSun" style:font-name-complex="Lucida Sans"/>
    </style:style>
    <style:style style:name="T133" style:family="text">
      <style:text-properties style:text-position="super 58%" style:font-name="Liberation Serif" officeooo:rsid="02351f6f" style:font-name-asian="NSimSun" style:font-name-complex="Lucida Sans"/>
    </style:style>
    <style:style style:name="T134" style:family="text">
      <style:text-properties style:text-position="super 58%" style:font-name="Liberation Serif" officeooo:rsid="02405bfe" style:font-name-asian="NSimSun" style:font-name-complex="Lucida Sans"/>
    </style:style>
    <style:style style:name="T135" style:family="text">
      <style:text-properties style:text-position="super 58%" style:font-name="Liberation Serif" fo:font-weight="bold" style:font-name-asian="NSimSun" style:font-weight-asian="bold" style:font-name-complex="Lucida Sans" style:font-weight-complex="bold"/>
    </style:style>
    <style:style style:name="T136" style:family="text">
      <style:text-properties style:text-position="super 58%" style:font-name="Liberation Serif" fo:font-weight="normal" style:font-name-asian="NSimSun" style:font-weight-asian="normal" style:font-name-complex="Lucida Sans" style:font-weight-complex="normal"/>
    </style:style>
    <style:style style:name="T137" style:family="text">
      <style:text-properties style:text-position="super 58%" style:font-name="Liberation Serif" fo:font-style="normal" style:font-name-asian="NSimSun" style:font-style-asian="normal" style:font-name-complex="Lucida Sans" style:font-style-complex="normal"/>
    </style:style>
    <style:style style:name="T138" style:family="text">
      <style:text-properties style:text-position="super 58%" style:font-name="Liberation Serif" fo:font-style="normal" officeooo:rsid="021d279e" style:font-name-asian="NSimSun" style:font-style-asian="normal" style:font-name-complex="Lucida Sans" style:font-style-complex="normal"/>
    </style:style>
    <style:style style:name="T139" style:family="text">
      <style:text-properties style:text-position="super 58%" style:font-name="Liberation Serif" fo:font-style="normal" officeooo:rsid="023c10e4" style:font-name-asian="NSimSun" style:font-style-asian="normal" style:font-name-complex="Lucida Sans" style:font-style-complex="normal"/>
    </style:style>
    <style:style style:name="T140" style:family="text">
      <style:text-properties style:text-position="super 58%" style:font-name="Liberation Serif" fo:font-style="normal" officeooo:rsid="02405bfe" style:font-name-asian="NSimSun" style:font-style-asian="normal" style:font-name-complex="Lucida Sans" style:font-style-complex="normal"/>
    </style:style>
    <style:style style:name="T141" style:family="text">
      <style:text-properties style:text-position="super 58%" style:font-name="Liberation Serif" fo:font-style="normal" fo:font-weight="normal" style:font-style-asian="normal" style:font-weight-asian="normal" style:font-style-complex="normal" style:font-weight-complex="normal"/>
    </style:style>
    <style:style style:name="T142" style:family="text">
      <style:text-properties style:text-position="super 58%" style:font-name="Liberation Serif" fo:font-style="normal" fo:font-weight="normal" officeooo:rsid="0262f885" style:font-style-asian="normal" style:font-weight-asian="normal" style:font-style-complex="normal" style:font-weight-complex="normal"/>
    </style:style>
    <style:style style:name="T143" style:family="text">
      <style:text-properties style:text-line-through-style="none" style:text-line-through-type="none" fo:font-weight="normal" officeooo:rsid="0143322b" style:font-weight-asian="normal" style:font-weight-complex="normal"/>
    </style:style>
    <style:style style:name="T144" style:family="text">
      <style:text-properties officeooo:rsid="0152b6b7"/>
    </style:style>
    <style:style style:name="T145" style:family="text">
      <style:text-properties officeooo:rsid="0153bf33"/>
    </style:style>
    <style:style style:name="T146" style:family="text">
      <style:text-properties officeooo:rsid="01576bea"/>
    </style:style>
    <style:style style:name="T147" style:family="text">
      <style:text-properties officeooo:rsid="01608e56"/>
    </style:style>
    <style:style style:name="T148" style:family="text">
      <style:text-properties officeooo:rsid="0163c5b5"/>
    </style:style>
    <style:style style:name="T149" style:family="text">
      <style:text-properties officeooo:rsid="0165105f"/>
    </style:style>
    <style:style style:name="T150" style:family="text">
      <style:text-properties officeooo:rsid="016b0cf8"/>
    </style:style>
    <style:style style:name="T151" style:family="text">
      <style:text-properties officeooo:rsid="01790446"/>
    </style:style>
    <style:style style:name="T152" style:family="text">
      <style:text-properties officeooo:rsid="01795a2a"/>
    </style:style>
    <style:style style:name="T153" style:family="text">
      <style:text-properties officeooo:rsid="0183e982"/>
    </style:style>
    <style:style style:name="T154" style:family="text">
      <style:text-properties officeooo:rsid="018b1b13"/>
    </style:style>
    <style:style style:name="T155" style:family="text">
      <style:text-properties officeooo:rsid="018f1f57"/>
    </style:style>
    <style:style style:name="T156" style:family="text">
      <style:text-properties officeooo:rsid="0191eb48"/>
    </style:style>
    <style:style style:name="T157" style:family="text">
      <style:text-properties officeooo:rsid="0193e45a"/>
    </style:style>
    <style:style style:name="T158" style:family="text">
      <style:text-properties officeooo:rsid="01963238"/>
    </style:style>
    <style:style style:name="T159" style:family="text">
      <style:text-properties officeooo:rsid="019741a5"/>
    </style:style>
    <style:style style:name="T160" style:family="text">
      <style:text-properties officeooo:rsid="019dd85e"/>
    </style:style>
    <style:style style:name="T161" style:family="text">
      <style:text-properties officeooo:rsid="019e3def"/>
    </style:style>
    <style:style style:name="T162" style:family="text">
      <style:text-properties officeooo:rsid="01a3ee96"/>
    </style:style>
    <style:style style:name="T163" style:family="text">
      <style:text-properties officeooo:rsid="01a6ee8a"/>
    </style:style>
    <style:style style:name="T164" style:family="text">
      <style:text-properties officeooo:rsid="01bf9894"/>
    </style:style>
    <style:style style:name="T165" style:family="text">
      <style:text-properties officeooo:rsid="01c17262"/>
    </style:style>
    <style:style style:name="T166" style:family="text">
      <style:text-properties officeooo:rsid="01d2de73"/>
    </style:style>
    <style:style style:name="T167" style:family="text">
      <style:text-properties officeooo:rsid="01d3d4b8"/>
    </style:style>
    <style:style style:name="T168" style:family="text">
      <style:text-properties style:font-name="Liberation Serif"/>
    </style:style>
    <style:style style:name="T169" style:family="text">
      <style:text-properties style:font-name="Liberation Serif" style:font-name-asian="NSimSun" style:font-name-complex="Lucida Sans"/>
    </style:style>
    <style:style style:name="T170" style:family="text">
      <style:text-properties style:font-name="Liberation Serif" officeooo:rsid="01d685f4" style:font-name-asian="NSimSun" style:font-name-complex="Lucida Sans"/>
    </style:style>
    <style:style style:name="T171" style:family="text">
      <style:text-properties style:font-name="Liberation Serif" officeooo:rsid="01de27ae" style:font-name-asian="NSimSun" style:font-name-complex="Lucida Sans"/>
    </style:style>
    <style:style style:name="T172" style:family="text">
      <style:text-properties style:font-name="Liberation Serif" officeooo:rsid="01ea47ce" style:font-name-asian="NSimSun" style:font-name-complex="Lucida Sans"/>
    </style:style>
    <style:style style:name="T173" style:family="text">
      <style:text-properties style:font-name="Liberation Serif" officeooo:rsid="01eff741" style:font-name-asian="NSimSun" style:font-name-complex="Lucida Sans"/>
    </style:style>
    <style:style style:name="T174" style:family="text">
      <style:text-properties style:font-name="Liberation Serif" officeooo:rsid="01f0fe5a" style:font-name-asian="NSimSun" style:font-name-complex="Lucida Sans"/>
    </style:style>
    <style:style style:name="T175" style:family="text">
      <style:text-properties style:font-name="Liberation Serif" officeooo:rsid="01f37eb8" style:font-name-asian="NSimSun" style:font-name-complex="Lucida Sans"/>
    </style:style>
    <style:style style:name="T176" style:family="text">
      <style:text-properties style:font-name="Liberation Serif" officeooo:rsid="01fa8cac" style:font-name-asian="NSimSun" style:font-name-complex="Lucida Sans"/>
    </style:style>
    <style:style style:name="T177" style:family="text">
      <style:text-properties style:font-name="Liberation Serif" officeooo:rsid="01fc6deb" style:font-name-asian="NSimSun" style:font-name-complex="Lucida Sans"/>
    </style:style>
    <style:style style:name="T178" style:family="text">
      <style:text-properties style:font-name="Liberation Serif" officeooo:rsid="0204d9ed" style:font-name-asian="NSimSun" style:font-name-complex="Lucida Sans"/>
    </style:style>
    <style:style style:name="T179" style:family="text">
      <style:text-properties style:font-name="Liberation Serif" officeooo:rsid="0207c7db" style:font-name-asian="NSimSun" style:font-name-complex="Lucida Sans"/>
    </style:style>
    <style:style style:name="T180" style:family="text">
      <style:text-properties style:font-name="Liberation Serif" officeooo:rsid="020f2e14" style:font-name-asian="NSimSun" style:font-name-complex="Lucida Sans"/>
    </style:style>
    <style:style style:name="T181" style:family="text">
      <style:text-properties style:font-name="Liberation Serif" officeooo:rsid="02136450" style:font-name-asian="NSimSun" style:font-name-complex="Lucida Sans"/>
    </style:style>
    <style:style style:name="T182" style:family="text">
      <style:text-properties style:font-name="Liberation Serif" officeooo:rsid="02150b33" style:font-name-asian="NSimSun" style:font-name-complex="Lucida Sans"/>
    </style:style>
    <style:style style:name="T183" style:family="text">
      <style:text-properties style:font-name="Liberation Serif" officeooo:rsid="02173b18" style:font-name-asian="NSimSun" style:font-name-complex="Lucida Sans"/>
    </style:style>
    <style:style style:name="T184" style:family="text">
      <style:text-properties style:font-name="Liberation Serif" officeooo:rsid="02181d6f" style:font-name-asian="NSimSun" style:font-name-complex="Lucida Sans"/>
    </style:style>
    <style:style style:name="T185" style:family="text">
      <style:text-properties style:font-name="Liberation Serif" officeooo:rsid="021b9d1b" style:font-name-asian="NSimSun" style:font-name-complex="Lucida Sans"/>
    </style:style>
    <style:style style:name="T186" style:family="text">
      <style:text-properties style:font-name="Liberation Serif" officeooo:rsid="021d279e" style:font-name-asian="NSimSun" style:font-name-complex="Lucida Sans"/>
    </style:style>
    <style:style style:name="T187" style:family="text">
      <style:text-properties style:font-name="Liberation Serif" officeooo:rsid="021c9b02" style:font-name-asian="NSimSun" style:font-name-complex="Lucida Sans"/>
    </style:style>
    <style:style style:name="T188" style:family="text">
      <style:text-properties style:font-name="Liberation Serif" officeooo:rsid="021eb10e" style:font-name-asian="NSimSun" style:font-name-complex="Lucida Sans"/>
    </style:style>
    <style:style style:name="T189" style:family="text">
      <style:text-properties style:font-name="Liberation Serif" officeooo:rsid="02212851" style:font-name-asian="NSimSun" style:font-name-complex="Lucida Sans"/>
    </style:style>
    <style:style style:name="T190" style:family="text">
      <style:text-properties style:font-name="Liberation Serif" officeooo:rsid="02223578" style:font-name-asian="NSimSun" style:font-name-complex="Lucida Sans"/>
    </style:style>
    <style:style style:name="T191" style:family="text">
      <style:text-properties style:font-name="Liberation Serif" officeooo:rsid="0225f68d" style:font-name-asian="NSimSun" style:font-name-complex="Lucida Sans"/>
    </style:style>
    <style:style style:name="T192" style:family="text">
      <style:text-properties style:font-name="Liberation Serif" officeooo:rsid="0228e929" style:font-name-asian="NSimSun" style:font-name-complex="Lucida Sans"/>
    </style:style>
    <style:style style:name="T193" style:family="text">
      <style:text-properties style:font-name="Liberation Serif" officeooo:rsid="022099c5" style:font-name-asian="NSimSun" style:font-name-complex="Lucida Sans"/>
    </style:style>
    <style:style style:name="T194" style:family="text">
      <style:text-properties style:font-name="Liberation Serif" officeooo:rsid="022c97e4" style:font-name-asian="NSimSun" style:font-name-complex="Lucida Sans"/>
    </style:style>
    <style:style style:name="T195" style:family="text">
      <style:text-properties style:font-name="Liberation Serif" officeooo:rsid="022da512" style:font-name-asian="NSimSun" style:font-name-complex="Lucida Sans"/>
    </style:style>
    <style:style style:name="T196" style:family="text">
      <style:text-properties style:font-name="Liberation Serif" officeooo:rsid="0230e8e0" style:font-name-asian="NSimSun" style:font-name-complex="Lucida Sans"/>
    </style:style>
    <style:style style:name="T197" style:family="text">
      <style:text-properties style:font-name="Liberation Serif" officeooo:rsid="0231b5df" style:font-name-asian="NSimSun" style:font-name-complex="Lucida Sans"/>
    </style:style>
    <style:style style:name="T198" style:family="text">
      <style:text-properties style:font-name="Liberation Serif" officeooo:rsid="0233a152" style:font-name-asian="NSimSun" style:font-name-complex="Lucida Sans"/>
    </style:style>
    <style:style style:name="T199" style:family="text">
      <style:text-properties style:font-name="Liberation Serif" officeooo:rsid="02351f6f" style:font-name-asian="NSimSun" style:font-name-complex="Lucida Sans"/>
    </style:style>
    <style:style style:name="T200" style:family="text">
      <style:text-properties style:font-name="Liberation Serif" officeooo:rsid="02356b6b" style:font-name-asian="NSimSun" style:font-name-complex="Lucida Sans"/>
    </style:style>
    <style:style style:name="T201" style:family="text">
      <style:text-properties style:font-name="Liberation Serif" officeooo:rsid="0238f4c9" style:font-name-asian="NSimSun" style:font-name-complex="Lucida Sans"/>
    </style:style>
    <style:style style:name="T202" style:family="text">
      <style:text-properties style:font-name="Liberation Serif" officeooo:rsid="02537f46" style:font-name-asian="NSimSun" style:font-name-complex="Lucida Sans"/>
    </style:style>
    <style:style style:name="T203" style:family="text">
      <style:text-properties style:font-name="Liberation Serif" officeooo:rsid="01e04a84"/>
    </style:style>
    <style:style style:name="T204" style:family="text">
      <style:text-properties style:font-name="Liberation Serif" fo:font-weight="normal" style:font-name-asian="NSimSun" style:font-weight-asian="normal" style:font-name-complex="Lucida Sans" style:font-weight-complex="normal"/>
    </style:style>
    <style:style style:name="T205" style:family="text">
      <style:text-properties style:font-name="Liberation Serif" fo:font-weight="normal" officeooo:rsid="01e1dcaf" style:font-name-asian="NSimSun" style:font-weight-asian="normal" style:font-name-complex="Lucida Sans" style:font-weight-complex="normal"/>
    </style:style>
    <style:style style:name="T206" style:family="text">
      <style:text-properties style:font-name="Liberation Serif" fo:font-weight="normal" officeooo:rsid="01e3efd7" style:font-name-asian="NSimSun" style:font-weight-asian="normal" style:font-name-complex="Lucida Sans" style:font-weight-complex="normal"/>
    </style:style>
    <style:style style:name="T207" style:family="text">
      <style:text-properties style:font-name="Liberation Serif" fo:font-weight="normal" officeooo:rsid="01e68672" style:font-name-asian="NSimSun" style:font-weight-asian="normal" style:font-name-complex="Lucida Sans" style:font-weight-complex="normal"/>
    </style:style>
    <style:style style:name="T208" style:family="text">
      <style:text-properties style:font-name="Liberation Serif" fo:font-style="normal" style:font-name-asian="NSimSun" style:font-style-asian="normal" style:font-name-complex="Lucida Sans" style:font-style-complex="normal"/>
    </style:style>
    <style:style style:name="T209" style:family="text">
      <style:text-properties style:font-name="Liberation Serif" fo:font-style="normal" officeooo:rsid="021d279e" style:font-name-asian="NSimSun" style:font-style-asian="normal" style:font-name-complex="Lucida Sans" style:font-style-complex="normal"/>
    </style:style>
    <style:style style:name="T210" style:family="text">
      <style:text-properties style:font-name="Liberation Serif" fo:font-style="normal" officeooo:rsid="023c10e4" style:font-name-asian="NSimSun" style:font-style-asian="normal" style:font-name-complex="Lucida Sans" style:font-style-complex="normal"/>
    </style:style>
    <style:style style:name="T211" style:family="text">
      <style:text-properties style:font-name="Liberation Serif" fo:font-style="normal" officeooo:rsid="023de80a" style:font-name-asian="NSimSun" style:font-style-asian="normal" style:font-name-complex="Lucida Sans" style:font-style-complex="normal"/>
    </style:style>
    <style:style style:name="T212" style:family="text">
      <style:text-properties style:font-name="Liberation Serif" fo:font-style="normal" officeooo:rsid="023df5ae" style:font-name-asian="NSimSun" style:font-style-asian="normal" style:font-name-complex="Lucida Sans" style:font-style-complex="normal"/>
    </style:style>
    <style:style style:name="T213" style:family="text">
      <style:text-properties officeooo:rsid="024273de"/>
    </style:style>
    <style:style style:name="T214" style:family="text">
      <style:text-properties officeooo:rsid="024b9092"/>
    </style:style>
    <style:style style:name="T215" style:family="text">
      <style:text-properties officeooo:rsid="024d3400"/>
    </style:style>
    <style:style style:name="T216" style:family="text">
      <style:text-properties officeooo:rsid="0251e015"/>
    </style:style>
    <style:style style:name="T217" style:family="text">
      <style:text-properties officeooo:rsid="02608bdc"/>
    </style:style>
    <style:style style:name="T218" style:family="text">
      <style:text-properties fo:font-style="italic" style:font-style-asian="italic" style:font-style-complex="italic"/>
    </style:style>
    <style:style style:name="T219" style:family="text">
      <style:text-properties officeooo:rsid="028358ef"/>
    </style:style>
    <style:style style:name="T220" style:family="text">
      <style:text-properties officeooo:rsid="0284e3bc"/>
    </style:style>
    <style:style style:name="T221" style:family="text">
      <style:text-properties officeooo:rsid="028d3e25"/>
    </style:style>
    <style:style style:name="T222" style:family="text">
      <style:text-properties officeooo:rsid="02a35478"/>
    </style:style>
    <style:style style:name="T223" style:family="text">
      <style:text-properties officeooo:rsid="02a56ec5"/>
    </style:style>
    <style:style style:name="T224" style:family="text">
      <style:text-properties officeooo:rsid="02a86892"/>
    </style:style>
    <style:style style:name="T225" style:family="text">
      <style:text-properties officeooo:rsid="02a8fe8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ntithetic Sampling for Monte Carlo Differentiable Rendering</text:span> </text:p>
      <text:list xml:id="list3967414135" text:style-name="L1">
        <text:list-item>
          <text:p text:style-name="P72">Antithetic sampling means instead of one random variable pick two that both have the same distribution but are likely to be different from eachother and use those <text:span text:style-name="T9">instead</text:span></text:p>
        </text:list-item>
        <text:list-item>
          <text:p text:style-name="P72">Light stuff has a normal distribution, which means kinda odd, so antithetic sampling applicable</text:p>
        </text:list-item>
        <text:list-item>
          <text:p text:style-name="P73">Then a bunch of stuff I don’t understand</text:p>
        </text:list-item>
        <text:list-item>
          <text:p text:style-name="P75"><text:span text:style-name="T7">Need to find out about </text:span><text:bookmark text:name="firstHeading"/>Bidirectional scattering distribution function</text:p>
        </text:list-item>
      </text:list>
      <text:p text:style-name="P2"/>
      <text:p text:style-name="P2"/>
      <text:p text:style-name="P2"><text:span text:style-name="T1">Monte Carlo Estimators for Differential Light Transport</text:span> </text:p>
      <text:list xml:id="list2588993651" text:style-name="L2">
        <text:list-item>
          <text:p text:style-name="P76">Old differentiable rendering approaches: take normal rendering formulas, take derivatives of them, move the derivatives into the integrals, solve by hand or with automatic differentiation tools</text:p>
          <text:list>
            <text:list-item>
              <text:p text:style-name="P77">bad for “sensitive” regions</text:p>
            </text:list-item>
          </text:list>
        </text:list-item>
        <text:list-item>
          <text:p text:style-name="P78">Choices when doing differentiable rendering:</text:p>
          <text:list>
            <text:list-item>
              <text:p text:style-name="P78">detached (keep the same mapping from uniform variates to chosen distribution (basically just keep the same distribution)) or attached (make the mapping one of the parameters to differentiate with respect to) <text:span text:style-name="T8">(no one right answer)</text:span></text:p>
            </text:list-item>
            <text:list-item>
              <text:p text:style-name="P79">You probably are pulling variates from multiple distributions and weighting the results (multiple importance sampling a.k.a. MIS). Do you want the weights to be parameters? <text:span text:style-name="T8">(no one right answer)</text:span></text:p>
            </text:list-item>
            <text:list-item>
              <text:p text:style-name="P80">differential strategies</text:p>
              <text:list>
                <text:list-item>
                  <text:p text:style-name="P80">something about how we want to match distributions to integrals, and that’s tricky with differentiable rendering</text:p>
                </text:list-item>
                <text:list-item>
                  <text:p text:style-name="P80">almost certainly a good idea</text:p>
                </text:list-item>
              </text:list>
            </text:list-item>
            <text:list-item>
              <text:p text:style-name="P81">how to deal with discontinuities</text:p>
            </text:list-item>
            <text:list-item>
              <text:p text:style-name="P82">some combinations of the above don’t work well, so you’ll have to consider how to avoid the issues from using them together</text:p>
            </text:list-item>
            <text:list-item>
              <text:p text:style-name="P83">Sometimes there are discrete decisions involved in rendering. We definitely shouldn’t make those parameters and differentiate them</text:p>
            </text:list-item>
          </text:list>
        </text:list-item>
        <text:list-item>
          <text:p text:style-name="P84">Physically based rendering algorithms</text:p>
          <text:list>
            <text:list-item>
              <text:p text:style-name="P84">forward-mode differentiation (taking derivatives involves making small changes and re-rendering for each variable = going “forward”) vs reverse-mode differentiation (compute derivatives with respect to all scene parameters at once) (similar to back propagation?????)</text:p>
              <text:list>
                <text:list-item>
                  <text:p text:style-name="P85">reverse-mode much more efficient but also reversing programs is hard, now you have to deal with all the intermediate steps, and you need lots of memory to store everything</text:p>
                </text:list-item>
              </text:list>
            </text:list-item>
            <text:list-item>
              <text:p text:style-name="P86">radiative backpropagation (RB)</text:p>
              <text:list>
                <text:list-item>
                  <text:p text:style-name="P86">solves problem with reverse-mode (above)</text:p>
                </text:list-item>
                <text:list-item>
                  <text:p text:style-name="P87">basically do something similar to rendering but instead of sending out light send out derivative light</text:p>
                </text:list-item>
              </text:list>
            </text:list-item>
          </text:list>
        </text:list-item>
        <text:list-item>
          <text:p text:style-name="P88">Geometric discontinuities</text:p>
          <text:list>
            <text:list-item>
              <text:p text:style-name="P88">Reynolds transport theorem says what to do about discontinuities</text:p>
            </text:list-item>
            <text:list-item>
              <text:p text:style-name="P88">in practice one way is edge sampling</text:p>
            </text:list-item>
            <text:list-item>
              <text:p text:style-name="P89">another way is changing variables so that edges don’t move</text:p>
            </text:list-item>
          </text:list>
        </text:list-item>
        <text:list-item>
          <text:p text:style-name="P74">Then a bunch of stuff I don’t understand</text:p>
        </text:list-item>
      </text:list>
      <text:p text:style-name="P3"/>
      <text:p text:style-name="P32"/>
      <text:p text:style-name="P32"><text:soft-page-break/><text:span text:style-name="T1">Analytic Spherical Harmonic Gradients for Real-Time Rendering with Many Polygonal Area Lights</text:span> </text:p>
      <text:list xml:id="list2310630178" text:style-name="L3">
        <text:list-item>
          <text:p text:style-name="P97">Old methods require computing the spherical harmonic coefficients for all of the vertices in the PRT and all of the lights</text:p>
        </text:list-item>
        <text:list-item>
          <text:p text:style-name="P98">But the coefficients change smoothly when you move around the scene, so it might be better to compute the gradients to find out how they’re changing</text:p>
        </text:list-item>
        <text:list-item>
          <text:p text:style-name="P99">New method does that, so now we only need to sample a few physical points, and we go between with lots of lights easil<text:span text:style-name="T11">y. Real-time rendering with lots of lights!</text:span></text:p>
        </text:list-item>
        <text:list-item>
          <text:p text:style-name="P100">Old PRT method used the same spherical harmonic coefficients for every location, so it could only be used when lighting is simple and far away (“distant environment maps”)</text:p>
        </text:list-item>
        <text:list-item>
          <text:p text:style-name="P101">Spherical Harmonics</text:p>
          <text:list>
            <text:list-item>
              <text:p text:style-name="P101">zonal harmonics (ZH) are a “subset of SH basis functions” (“for m = 0”????)</text:p>
              <text:list>
                <text:list-item>
                  <text:p text:style-name="P102">Y<text:span text:style-name="T12">lo</text:span><text:span text:style-name="T26"> =</text:span> YK<text:span text:style-name="T12">l</text:span><text:span text:style-name="T26">P</text:span><text:span text:style-name="T12">l </text:span><text:span text:style-name="T26">(cos (theta))</text:span></text:p>
                </text:list-item>
                <text:list-item>
                  <text:p text:style-name="P101">symmetric about z axis since based on theta not phi</text:p>
                </text:list-item>
                <text:list-item>
                  <text:p text:style-name="P101">can be adapted to be symmetric about different axis by composing functions and doing a dot product before you pass it to the zonal harmonic (a dot b = a b cos (angle btwn a and b) = cos(angle btwn and b), which is just like the original cos(theta)</text:p>
                  <text:list>
                    <text:list-item>
                      <text:p text:style-name="P103">because of this, we can represent other SH basis functions as ZH as long as we take a dot product with whatever axis their symmetric about</text:p>
                    </text:list-item>
                  </text:list>
                </text:list-item>
              </text:list>
            </text:list-item>
          </text:list>
        </text:list-item>
      </text:list>
      <text:p text:style-name="P33"/>
      <text:p text:style-name="P33"><text:span text:style-name="T2">Real-Time Selfie Video Stabilization</text:span> </text:p>
      <text:list xml:id="list3849914312" text:style-name="L4">
        <text:list-item>
          <text:p text:style-name="P104">It’s hard to do selfie video stabilization b/c needs to be real time, trying to do foreground messes up background and vice versa.</text:p>
          <text:list>
            <text:list-item>
              <text:p text:style-name="P104">Instead, new method uses only a few points so it’s faster and does foreground and background at the same time</text:p>
            </text:list-item>
            <text:list-item>
              <text:p text:style-name="P105">Most video stabilization methods rn are optimization methods that can’t be used in real time, and using a “sliding window” doesn’t make them work for real time</text:p>
            </text:list-item>
            <text:list-item>
              <text:p text:style-name="P106">New algorithm:</text:p>
              <text:list>
                <text:list-item>
                  <text:p text:style-name="P106">Find feature points in current frame</text:p>
                </text:list-item>
                <text:list-item>
                  <text:p text:style-name="P106">Find equivalents in next frame</text:p>
                </text:list-item>
                <text:list-item>
                  <text:p text:style-name="P107">some stuff I don’t understand</text:p>
                </text:list-item>
                <text:list-item>
                  <text:p text:style-name="P107"><text:soft-page-break/>Try to minimize movement of “warp nodes” (=feature points???) to stabilize. Loss function based on this for both foreground and background, lambda controls weighting between those loss functions</text:p>
                  <text:list>
                    <text:list-item>
                      <text:p text:style-name="P108">lambda set by user (could be in real time), not a parameter</text:p>
                    </text:list-item>
                  </text:list>
                </text:list-item>
                <text:list-item>
                  <text:p text:style-name="P109">network is linear, because performed better. No good closed form solution though, so still makes sense to use machine learning</text:p>
                </text:list-item>
                <text:list-item>
                  <text:p text:style-name="P110">Uses a grid so that we don’t need so many warp points. Seems to be something where what would be points are expressed with 4 grid vertices instead?? Why 4??? Seems like 2 since that’s what needed for a plane, but I might just be misunderstanding everything</text:p>
                </text:list-item>
                <text:list-item>
                  <text:p text:style-name="P111">needs modifications if very little in the background, <text:span text:style-name="T10">but otherwise performs very well</text:span></text:p>
                </text:list-item>
              </text:list>
            </text:list-item>
          </text:list>
        </text:list-item>
      </text:list>
      <text:p text:style-name="P34"/>
      <text:p text:style-name="P34"/>
      <text:p text:style-name="P34"/>
      <text:p text:style-name="P34"><text:a xlink:type="simple" xlink:href="http://hhoppe.com/proj/gim/" text:style-name="Internet_20_link" text:visited-style-name="Visited_20_Internet_20_Link"><text:span text:style-name="T61">http://hhoppe.com/proj/gim/</text:span></text:a></text:p>
      <text:p text:style-name="P34"><text:a xlink:type="simple" xlink:href="http://graphics.berkeley.edu/papers/Ramamoorthi-ATO-2012-02/index.html" text:style-name="Internet_20_link" text:visited-style-name="Visited_20_Internet_20_Link"><text:span text:style-name="T61">http://graphics.berkeley.edu/papers/Ramamoorthi-ATO-2012-02/index.html</text:span></text:a></text:p>
      <text:p text:style-name="P42"><text:a xlink:type="simple" xlink:href="https://projet.liris.cnrs.fr/variance/#:~:text=Abstract,pattern%20and%20the%20integrand%20involved.&amp;text=We%20validate%20our%20theoretical%20framework,sampled%20using%20different%20sampling%20patterns" text:style-name="Internet_20_link" text:visited-style-name="Visited_20_Internet_20_Link">https://projet.liris.cnrs.fr/variance/#:~:text=Abstract,pattern%20and%20the%20integrand%20involved.&amp;text=We%20validate%20our%20theoretical%20framework,sampled%20using%20different%20sampling%20patterns</text:a> <text:span text:style-name="T52">(has code TODO)</text:span></text:p>
      <text:p text:style-name="P42">Marc J. Ouellette, Eugene Fiume: On numerical solutions to one-dimensional integration problems with applications to linear light sources. ACM Trans. Graph. 20(4): 232-279 (2001)</text:p>
      <text:p text:style-name="P35">simulated annealing</text:p>
      <text:p text:style-name="P43">Fourier analysis</text:p>
      <text:p text:style-name="P35"/>
      <text:p text:style-name="P35"/>
      <text:p text:style-name="P36">cse 290 w/ Li differentiable rendering papers reading group??</text:p>
      <text:p text:style-name="P36"/>
      <text:p text:style-name="P37">Nautilus pacificresearchplatform.org super computing</text:p>
      <text:p text:style-name="P38">transformers?</text:p>
      <text:p text:style-name="P38">self supervised vs unsupervised?</text:p>
      <text:p text:style-name="P39">NeuMIP: Multi-Resolution Neural Materials</text:p>
      <text:p text:style-name="P44"/>
      <text:p text:style-name="P44"><text:soft-page-break/></text:p>
      <text:p text:style-name="P39"><text:span text:style-name="T3">A Theory of Monte Carlo Visibility Sampling</text:span> </text:p>
      <text:p text:style-name="P39"><text:a xlink:type="simple" xlink:href="http://graphics.berkeley.edu/papers/Ramamoorthi-ATO-2012-02/index.html" text:style-name="Internet_20_link" text:visited-style-name="Visited_20_Internet_20_Link">http://graphics.berkeley.edu/papers/Ramamoorthi-ATO-2012-02/index.html</text:a></text:p>
      <text:list xml:id="list3271220194" text:style-name="L5">
        <text:list-item>
          <text:p text:style-name="P112">Looks at nonadaptive sampling techniques for using Monte Carlo to estimate integrals for calculating soft shadows</text:p>
        </text:list-item>
        <text:list-item>
          <text:p text:style-name="P113">Overview:</text:p>
          <text:list>
            <text:list-item>
              <text:p text:style-name="P113">“Theory of Visibility Sampling for Linear Lights”</text:p>
              <text:list>
                <text:list-item>
                  <text:p text:style-name="P114">1 discontinuity: visible to not or vice-versa</text:p>
                </text:list-item>
                <text:list-item>
                  <text:p text:style-name="P113">Stratified nonadaptive sampling has the smallest error when it just becomes uniform sampling, and other quasi-Monte Carlo methods are even worse</text:p>
                </text:list-item>
              </text:list>
            </text:list-item>
            <text:list-item>
              <text:p text:style-name="P115">“<text:span text:style-name="T53">Uniform Jitter Sampling”</text:span></text:p>
              <text:list>
                <text:list-item>
                  <text:p text:style-name="P114">2 discontinuities: visible to not to visible, or vice-versa</text:p>
                </text:list-item>
                <text:list-item>
                  <text:p text:style-name="P114">as long as discontinuities are far enough apart that they fall in different strata, “uniform jitter” sampling (jitter uniform grid instead of each stratum separately) can get uniform level error but without banding</text:p>
                </text:list-item>
              </text:list>
            </text:list-item>
            <text:list-item>
              <text:p text:style-name="P116">“2D Pixel-Light Fourier Analysis”</text:p>
              <text:list>
                <text:list-item>
                  <text:p text:style-name="P117">shows why banding happens with uniform and doesn’t happen with uniform jitter</text:p>
                </text:list-item>
              </text:list>
            </text:list-item>
            <text:list-item>
              <text:p text:style-name="P117">“<text:span text:style-name="T54">Planar Area Light Sources”</text:span></text:p>
              <text:list>
                <text:list-item>
                  <text:p text:style-name="P118">Above was with linear lights, now we extend to planar area lights</text:p>
                </text:list-item>
                <text:list-item>
                  <text:p text:style-name="P119">uniform jitter works great for Gaussian or circular lights, not so much for square or rectangular</text:p>
                </text:list-item>
              </text:list>
            </text:list-item>
          </text:list>
        </text:list-item>
        <text:list-item>
          <text:p text:style-name="P120">Single Discontinuity</text:p>
          <text:list>
            <text:list-item>
              <text:p text:style-name="P120">uses Heaviside step function H: H(x) = 0 when x &lt; 0 and 1 when x &gt; 0 <text:span text:style-name="T55">(H(0) sometimes equals 0.5, sometimes undefined, etc based on application)</text:span></text:p>
            </text:list-item>
            <text:list-item>
              <text:p text:style-name="P121">Graph absolute error based on the position of the discontinuity, first coming up with the random points for each method</text:p>
            </text:list-item>
            <text:list-item>
              <text:p text:style-name="P122">Compares using worst-case, RMS error, and variance</text:p>
              <text:list>
                <text:list-item>
                  <text:p text:style-name="P123">TODO: understand math to get RMS better</text:p>
                </text:list-item>
              </text:list>
            </text:list-item>
            <text:list-item>
              <text:p text:style-name="P122">Based on graphs and above, uniform has lowest error, but we still think it’s bad because of banding</text:p>
            </text:list-item>
          </text:list>
        </text:list-item>
        <text:list-item>
          <text:p text:style-name="P124">Two Discontinuities</text:p>
          <text:list>
            <text:list-item>
              <text:p text:style-name="P124"><text:soft-page-break/>Uniform and uniform jittered avoid the really bad scenario of having start and end of visibility get completely missed, since spaced out</text:p>
            </text:list-item>
            <text:list-item>
              <text:p text:style-name="P125">It seems regular jitter would be fine if the discontinuity was at least 2/N wide though? Is that super rare or something? ?</text:p>
            </text:list-item>
          </text:list>
        </text:list-item>
        <text:list-item>
          <text:p text:style-name="P126">Multiple Discontinuities</text:p>
          <text:list>
            <text:list-item>
              <text:p text:style-name="P127">Uniform jitter is comparable to uniform for even numbers of discontinuities, <text:span text:style-name="T56">but slightly worse for odd numbers of discontinuities</text:span></text:p>
            </text:list-item>
            <text:list-item>
              <text:p text:style-name="P128">Halton sampling has a similar pattern (comparable at evens and worse at odds, but when not comparable it’s worse than uniform jitter)</text:p>
            </text:list-item>
          </text:list>
        </text:list-item>
        <text:list-item>
          <text:p text:style-name="P129">2D Pixel-Light Fourier Analysis</text:p>
          <text:list>
            <text:list-item>
              <text:p text:style-name="P129">Now let’s look at a line all at once instead of looking at each pixel individually. So we have a line for the light source and a line for the object</text:p>
            </text:list-item>
            <text:list-item>
              <text:p text:style-name="P130">TODO for a while since I need to understand Fourier analysis to get this</text:p>
            </text:list-item>
            <text:list-item>
              <text:p text:style-name="P131">Also find out what cross in circle means <text:span text:style-name="T59">TODO</text:span></text:p>
            </text:list-item>
          </text:list>
        </text:list-item>
        <text:list-item>
          <text:p text:style-name="P132">Planar Area Lights</text:p>
          <text:list>
            <text:list-item>
              <text:p text:style-name="P133">Now the lights are 2D, <text:span text:style-name="T57">but we can mostly just apply the same stuff, first dividing the light into lines</text:span></text:p>
            </text:list-item>
            <text:list-item>
              <text:p text:style-name="P134">But the shape matters! For a circular light source, uniform jitter is better than stratified sampling, but for square it’s the opposite!</text:p>
            </text:list-item>
            <text:list-item>
              <text:p text:style-name="P135">This is because discontinuities come in lines, not just sections of the single line, so things get messy if the lines <text:span text:style-name="T58">sorta </text:span>line up with the lines we’re making</text:p>
              <text:list>
                <text:list-item>
                  <text:p text:style-name="P136">all the samples are shifted by the same amount, so they might all have their error in the same direction, making the approximation worse. On the other hand, stratified will have them all over the place (within their squares), so some will be on one side of the discontinuity line and some will be on the other</text:p>
                </text:list-item>
              </text:list>
            </text:list-item>
            <text:list-item>
              <text:p text:style-name="P137">Some Fourier stuff TODO</text:p>
            </text:list-item>
          </text:list>
        </text:list-item>
        <text:list-item>
          <text:p text:style-name="P138">Extra stuff at the end</text:p>
          <text:list>
            <text:list-item>
              <text:p text:style-name="P138">None of the above analysis matters much if you have a bunch of discontinuities, some of them within strata. You might as well just do uniform random sampling at that point</text:p>
            </text:list-item>
          </text:list>
        </text:list-item>
      </text:list>
      <text:p text:style-name="P39"/>
      <text:p text:style-name="P39"><text:span text:style-name="T2">Geometry Images</text:span> </text:p>
      <text:list xml:id="list4027609551" text:style-name="L6">
        <text:list-item>
          <text:p text:style-name="P139"><text:soft-page-break/>Sometimes we want to “remesh” a <text:span text:style-name="T62">model</text:span>, meaning come up with new, more regular triangles to represent it. Current techniques don’t make the triangles completely regular, have to separate the <text:span text:style-name="T62">model </text:span>into pieces in order to come up with the new representation, and make it really awkward to relate the texture information (rgb at each point) to the <text:span text:style-name="T62">geometry</text:span> information (where are all the triangles). <text:span text:style-name="T62">Instead, new method makes completely random triangles and represents the (x,y,z) coordinates, rbg values, and normals all in nxn arrays. This makes it really easy to get the important facts about any particular part of the model, and is pretty efficient since we are using all of the 2D arrays. They parameterize from 3D space to the 2D arrays by making “cuts” (???)</text:span></text:p>
        </text:list-item>
        <text:list-item>
          <text:p text:style-name="P140">Creation of Geometry Images</text:p>
          <text:list>
            <text:list-item>
              <text:p text:style-name="P140">M is the mesh</text:p>
            </text:list-item>
            <text:list-item>
              <text:p text:style-name="P140">Make a cut composed of a set of edges in M</text:p>
            </text:list-item>
            <text:list-item>
              <text:p text:style-name="P141">There’s a bunch more but I’m not sure how relevant this paper is so I just skimmed it</text:p>
            </text:list-item>
          </text:list>
        </text:list-item>
      </text:list>
      <text:p text:style-name="P64"/>
      <text:p text:style-name="P64"><text:span text:style-name="T4">Variance Analysis for Monte Carlo Integration</text:span> </text:p>
      <text:list xml:id="list3652555193" text:style-name="L7">
        <text:list-item>
          <text:p text:style-name="P142"><text:span text:style-name="T63">H</text:span>omogeneous sampling pattern</text:p>
          <text:list>
            <text:list-item>
              <text:p text:style-name="P142">“<text:span text:style-name="T63">invariant to translation over the domain D”</text:span></text:p>
              <text:list>
                <text:list-item>
                  <text:p text:style-name="P143">I think this means that P(<text:span text:style-name="T61">x</text:span><text:span text:style-name="T47">) = P(</text:span><text:span text:style-name="T61">x + b</text:span><text:span text:style-name="T47">)</text:span></text:p>
                </text:list-item>
              </text:list>
            </text:list-item>
            <text:list-item>
              <text:p text:style-name="P146">Jittered sampling isn’t homogeneous since the stata are set before the sampling</text:p>
            </text:list-item>
            <text:list-item>
              <text:p text:style-name="P144"><text:span text:style-name="T47">We can make a non-homogeneous sampling pattern into a homogeneous sampling pattern by shifting it a random amount as part of the sampling, since this will make it independent of position </text:span><text:span text:style-name="T50">(or if you’re working with spheres, rotate)</text:span></text:p>
            </text:list-item>
            <text:list-item>
              <text:p text:style-name="P147">TODO understand the Fourier stuff</text:p>
            </text:list-item>
            <text:list-item>
              <text:p text:style-name="P145"><text:span text:style-name="T51">TODO understand power spectra (might involve above)</text:span><text:span text:style-name="T47"> </text:span></text:p>
            </text:list-item>
          </text:list>
        </text:list-item>
      </text:list>
      <text:p text:style-name="P39"/>
      <text:p text:style-name="P39"/>
      <text:p text:style-name="P39"><text:span text:style-name="T3">On Numerical Solutions to One-Dimensional Integration Problems with Applications to Linear Light Sources</text:span> </text:p>
      <text:list xml:id="list1350633459" text:style-name="L8">
        <text:list-item>
          <text:p text:style-name="P167">Numerical Integration Methods</text:p>
          <text:list>
            <text:list-item>
              <text:p text:style-name="P167">General form of approximations: Q(f) = sum_{i=1}^n (w_i f(x_i))</text:p>
              <text:list>
                <text:list-item>
                  <text:p text:style-name="P167"><text:soft-page-break/>choice of n point locations xi and rules for the n weights w_i define the approximation method (known as a quadrature rule)</text:p>
                </text:list-item>
                <text:list-item>
                  <text:p text:style-name="P168">e.g. pure Monte Carlo has all weights at 1/n and all point locations are distributed across [a,b]</text:p>
                </text:list-item>
                <text:list-item>
                  <text:p text:style-name="P169">If point locations and weights are fixed, it’s a deterministic quadrature rule; if not, it’s a stochastic quadrature rule</text:p>
                </text:list-item>
                <text:list-item>
                  <text:p text:style-name="P170">deterministic quadrature rule is of degree d if it gives the exact answer for integrating <text:span text:style-name="T64">all </text:span>polynomials of degree d or less, but doesn’t give the exact result for all polynomials with degree d+1</text:p>
                </text:list-item>
                <text:list-item>
                  <text:p text:style-name="P171">Compound quadrature rule: “subdivide D into panels and apply a quadrature rule to each panel”</text:p>
                </text:list-item>
              </text:list>
            </text:list-item>
            <text:list-item>
              <text:p text:style-name="P172">Types of quadrature rules the paper will look at:</text:p>
              <text:list>
                <text:list-item>
                  <text:p text:style-name="P173">Gauss/Gauss-Legendre quadrature rule on n points is the choice of locations and weights that results in the highest possible degree</text:p>
                  <text:list>
                    <text:list-item>
                      <text:p text:style-name="P174">n-point Guass quadrature rule (Gn) has degree 2n-1</text:p>
                    </text:list-item>
                    <text:list-item>
                      <text:p text:style-name="P175">deterministic</text:p>
                    </text:list-item>
                  </text:list>
                </text:list-item>
                <text:list-item>
                  <text:p text:style-name="P176">Regular compounding</text:p>
                  <text:list>
                    <text:list-item>
                      <text:p text:style-name="P176">interval of integration split into panels of equal size</text:p>
                    </text:list-item>
                    <text:list-item>
                      <text:p text:style-name="P176">If there’s one point in each panel (?) and we apply G1 to each panel then it’s called supersampling</text:p>
                    </text:list-item>
                  </text:list>
                </text:list-item>
                <text:list-item>
                  <text:p text:style-name="P177">Difficulty-Driven compounding</text:p>
                  <text:list>
                    <text:list-item>
                      <text:p text:style-name="P177">If we know we have a peak, discontinuity, singularity, etc somewhere around <text:span text:style-name="T65">λ^~ we can adjust based on that information</text:span></text:p>
                    </text:list-item>
                    <text:list-item>
                      <text:p text:style-name="P178">P is the total number of panels</text:p>
                    </text:list-item>
                    <text:list-item>
                      <text:p text:style-name="P178">Split at λ^~, P0 is the number of panels in [0, <text:s/>λ^~] and P1 is the number of panels in [λ^~, 1]</text:p>
                    </text:list-item>
                    <text:list-item>
                      <text:p text:style-name="P178">P0 and P1 are proportional to the lengths of their segments</text:p>
                    </text:list-item>
                    <text:list-item>
                      <text:p text:style-name="P233"><text:span text:style-name="T65">P0 = max(P-1,min(1,floor(0.5 + (λ^~P)))) </text:span><text:span text:style-name="T66">(?? TODO??)</text:span></text:p>
                    </text:list-item>
                    <text:list-item>
                      <text:p text:style-name="P178">P1 = P – P0</text:p>
                    </text:list-item>
                  </text:list>
                </text:list-item>
                <text:list-item>
                  <text:p text:style-name="P179">Jittered Quadratures</text:p>
                  <text:list>
                    <text:list-item>
                      <text:p text:style-name="P234"><text:soft-page-break/><text:span text:style-name="T65">It seems like they’re saying replace the old positions with a random position that’s closer to another old position than it is to this one, but the opposite would make more sense (TODO) </text:span><text:span text:style-name="T69">(p.240 typo)</text:span></text:p>
                    </text:list-item>
                    <text:list-item>
                      <text:p text:style-name="P180">We can also average with the old position (J_p stands for jitter with p weight on new location and (1-p) weight on old location)</text:p>
                    </text:list-item>
                  </text:list>
                </text:list-item>
                <text:list-item>
                  <text:p text:style-name="P181">Random offset quadratures</text:p>
                  <text:list>
                    <text:list-item>
                      <text:p text:style-name="P181">Replace every data point location with a rotated version of itself (add an offset, and wrap around to the beginning of the integration interval if you go out of it)</text:p>
                    </text:list-item>
                    <text:list-item>
                      <text:p text:style-name="P182">In this paper, Rn means a random offset quadrature made of Gn</text:p>
                    </text:list-item>
                  </text:list>
                </text:list-item>
                <text:list-item>
                  <text:p text:style-name="P183">Weighted Monte Carlo</text:p>
                  <text:list>
                    <text:list-item>
                      <text:p text:style-name="P183">Come up with n-2 random points from a uniform distribution, then add in a and b (endpoints of interval). Then set the weights based on the distance to the next point (i.e. w_i = (x_(i+1)-x_(i-1))/(2(b-a))</text:p>
                    </text:list-item>
                    <text:list-item>
                      <text:p text:style-name="P184">Wn</text:p>
                    </text:list-item>
                  </text:list>
                </text:list-item>
                <text:list-item>
                  <text:p text:style-name="P185">Vornoi Sampling</text:p>
                  <text:list>
                    <text:list-item>
                      <text:p text:style-name="P235"><text:span text:style-name="T65">x_-1 = a, x_0 = b, x_1 through x_(n-1) are from a uniform distribution. Then make a Voronoi cell for each point (set of all points in the interval that are closer to that point than to any other point). Then add new points, each one coming from the midpoint of the largest vornoi cell. </text:span><text:span text:style-name="T67">(or maybe just do one initial point as a seed and add all others later?</text:span><text:span text:style-name="T68">)</text:span></text:p>
                    </text:list-item>
                  </text:list>
                </text:list-item>
              </text:list>
            </text:list-item>
          </text:list>
        </text:list-item>
        <text:list-item>
          <text:p text:style-name="P236"><text:span text:style-name="T68">F</text:span><text:span text:style-name="T65">requency domain analysis</text:span></text:p>
          <text:list>
            <text:list-item>
              <text:p text:style-name="P186">Using periodogram (? TODO)</text:p>
            </text:list-item>
            <text:list-item>
              <text:p text:style-name="P187">Define sampling pattern s(x) = sum_{j=1}^N (w_j diracDelta(x – x_j)</text:p>
              <text:list>
                <text:list-item>
                  <text:p text:style-name="P187">Very high based on weight when at a point, 0 everywhere else???</text:p>
                </text:list-item>
                <text:list-item>
                  <text:p text:style-name="P188">We’re only going from 0 to 1, but we tile that over and over so that the s(x) is periodic</text:p>
                </text:list-item>
                <text:list-item>
                  <text:p text:style-name="P188">Because it’s real and periodic, it is “equivalent to its Fourier Series representation”</text:p>
                </text:list-item>
              </text:list>
            </text:list-item>
            <text:list-item>
              <text:p text:style-name="P189">Now we make a spatial autocorrelation function R(tau?) = integral from 0 to 1 of (s(x) * s(x + tau)) dx</text:p>
            </text:list-item>
            <text:list-item>
              <text:p text:style-name="P189">Now we do some math to prove that the Fourier coefficients of the spatial autocorrelation function are the squares of the Fourier coefficients of s(x)</text:p>
            </text:list-item>
            <text:list-item>
              <text:p text:style-name="P189">Let’s graph the Fourier coefficients of the spatial autocorrelation function for all of the sampling strategies we talked about</text:p>
              <text:list>
                <text:list-item>
                  <text:p text:style-name="P190"><text:soft-page-break/>The part of the graph closer to the origin represents the Fourier coefficients for lower values of k (c_1, c_2, etc) a.k.a. low-frequency energy</text:p>
                </text:list-item>
                <text:list-item>
                  <text:p text:style-name="P190">If the graph is high close to the origin and low further out, that means the low-frequencies are dominating, which causes aliasing</text:p>
                </text:list-item>
                <text:list-item>
                  <text:p text:style-name="P190">If the graph is just high everywhere, that causes white noise (jumbled mess)</text:p>
                  <text:list>
                    <text:list-item>
                      <text:p text:style-name="P190">e.g. pure Monte Carlo</text:p>
                    </text:list-item>
                  </text:list>
                </text:list-item>
                <text:list-item>
                  <text:p text:style-name="P190">If the graph is low close to the origin and high further out, that means the high frequencies are dominating, which causes blue noise</text:p>
                  <text:list>
                    <text:list-item>
                      <text:p text:style-name="P190">e.g. Voronoi sampling</text:p>
                    </text:list-item>
                    <text:list-item>
                      <text:p text:style-name="P191">Blue noise doesn’t look so bad compared to aliasing or white noise</text:p>
                    </text:list-item>
                  </text:list>
                </text:list-item>
                <text:list-item>
                  <text:p text:style-name="P192">abscissa = x axis and ordinate = y axis???</text:p>
                </text:list-item>
                <text:list-item>
                  <text:p text:style-name="P193">Nyquist??? TODO</text:p>
                </text:list-item>
                <text:list-item>
                  <text:p text:style-name="P194">We get the graphs by averaging the graphs from 1000 different graphs based on different results from sampling</text:p>
                </text:list-item>
                <text:list-item>
                  <text:p text:style-name="P237"><text:span text:style-name="T70">Basic d</text:span><text:span text:style-name="T65">eterministic Gauss quadratures (G3, G5, G7, G9, G15, and G30 as examples)</text:span></text:p>
                  <text:list>
                    <text:list-item>
                      <text:p text:style-name="P195">Initial spike, then low band until Nyquist freqency, then spiky</text:p>
                    </text:list-item>
                    <text:list-item>
                      <text:p text:style-name="P195">Lower spikes for the later section for higher values of n (e.g. G30 doesn’t have as big spikes as G5 does)</text:p>
                    </text:list-item>
                    <text:list-item>
                      <text:p text:style-name="P195">They don’t really explain though so this is just me interpreting the graphs</text:p>
                    </text:list-item>
                  </text:list>
                </text:list-item>
                <text:list-item>
                  <text:p text:style-name="P196">Regular compounding with deterministic Gauss quadratures (G1 w/ 30 panels, G3 w/ 10 panels, G5 w/ 6 panels, G7 w/ 4 panels, G9 w/3 panels, G15 w/ 2 panels as examples)</text:p>
                  <text:list>
                    <text:list-item>
                      <text:p text:style-name="P197">All have pretty big spike at the very beginning that ends quickly that the paper doesn’t talk about</text:p>
                    </text:list-item>
                    <text:list-item>
                      <text:p text:style-name="P197">All have a long low section after that first spike (“low-frequency band”)</text:p>
                      <text:list>
                        <text:list-item>
                          <text:p text:style-name="P197">Band is much longer for G1 than it is for others, but G1 has higher spikes when it does start having spikes</text:p>
                        </text:list-item>
                        <text:list-item>
                          <text:p text:style-name="P197">“In general, the height of the spikes decrease with increasing degree of the quadrature”</text:p>
                        </text:list-item>
                        <text:list-item>
                          <text:p text:style-name="P198">Why doesn’t this count as fitting the blue noise pattern? TODO</text:p>
                        </text:list-item>
                      </text:list>
                    </text:list-item>
                  </text:list>
                </text:list-item>
                <text:list-item>
                  <text:p text:style-name="P238"><text:span text:style-name="T65">Compound jittered quadratures </text:span><text:span text:style-name="T71">(J1 vs J3, J3 vs J5, J5 vs J7, J7 vs J9, J9 vs J15, J15 vs J30 as examples)</text:span></text:p>
                  <text:list>
                    <text:list-item>
                      <text:p text:style-name="P239"><text:soft-page-break/><text:span text:style-name="T71">A</text:span><text:span text:style-name="T65">lso has a big but tiny initial spike. I really don’t know what to make of this. TODO</text:span></text:p>
                    </text:list-item>
                    <text:list-item>
                      <text:p text:style-name="P199">Besides that, all of them gentle slope upwards with some spikes along the way</text:p>
                    </text:list-item>
                    <text:list-item>
                      <text:p text:style-name="P199">Sorta fit the blue noise pattern, since low for low frequencies and high for high frequencies</text:p>
                    </text:list-item>
                  </text:list>
                </text:list-item>
                <text:list-item>
                  <text:p text:style-name="P200">Non-jittered vs jittered</text:p>
                  <text:list>
                    <text:list-item>
                      <text:p text:style-name="P200">Jittered doesn’t have as low of a start, but it also doesn’t bounce around so much once it gets going</text:p>
                    </text:list-item>
                    <text:list-item>
                      <text:p text:style-name="P201">If we look at the mixing thing and set various values of p we can get in-between graphs that mix the characteristics we just saw</text:p>
                    </text:list-item>
                    <text:list-item>
                      <text:p text:style-name="P202">Jittering helps prevent aliasing, but might just make things noisier if you were already precise enough not to have any kind of artifacts, including aliasing</text:p>
                    </text:list-item>
                  </text:list>
                </text:list-item>
                <text:list-item>
                  <text:p text:style-name="P203">Random offset</text:p>
                  <text:list>
                    <text:list-item>
                      <text:p text:style-name="P203">Represented by their non-random equivalents, since shifts won’t effect the Fourier stuff</text:p>
                    </text:list-item>
                  </text:list>
                </text:list-item>
                <text:list-item>
                  <text:p text:style-name="P204">Weighted Monte Carlo method and Voronoi sampling (W9, V9, W15, V15, W30, and V30 as examples)</text:p>
                  <text:list>
                    <text:list-item>
                      <text:p text:style-name="P205">Voronoi and weighted Monte Carlo both do the blue noise thing</text:p>
                    </text:list-item>
                    <text:list-item>
                      <text:p text:style-name="P206">Voronoi is flatter in the beginning and has more bumps compared to weighted Monte Carlo (me)</text:p>
                    </text:list-item>
                  </text:list>
                </text:list-item>
              </text:list>
            </text:list-item>
          </text:list>
        </text:list-item>
        <text:list-item>
          <text:p text:style-name="P207">Performance Profiles</text:p>
          <text:list>
            <text:list-item>
              <text:p text:style-name="P208">What is a performance profile?</text:p>
              <text:list>
                <text:list-item>
                  <text:p text:style-name="P208">Take a set of problems (“problem family”) that can be parameterized by some lambda, try solving the problem for a bunch of different values of lambda using the technique you’re studying, then graph some measure/aspect of performance vs lambda</text:p>
                </text:list-item>
              </text:list>
            </text:list-item>
            <text:list-item>
              <text:p text:style-name="P209">Problem Families</text:p>
              <text:list>
                <text:list-item>
                  <text:p text:style-name="P211">each represent a different sort of difficult 1D integral</text:p>
                </text:list-item>
                <text:list-item>
                  <text:p text:style-name="P212">Mathematically, we’ll define one of our problem families F as {f(lambda, x) | lambda ϵ [L, H]}</text:p>
                  <text:list>
                    <text:list-item>
                      <text:p text:style-name="P212">We’re going to be integrating f(lambda, x)</text:p>
                    </text:list-item>
                    <text:list-item>
                      <text:p text:style-name="P212">L and H are the bounds of the integral</text:p>
                    </text:list-item>
                    <text:list-item>
                      <text:p text:style-name="P212">lambda is the location of the difficulty (it has to be within the section we’re integrating, so it’s in [L, H])</text:p>
                    </text:list-item>
                  </text:list>
                </text:list-item>
                <text:list-item>
                  <text:p text:style-name="P210"><text:soft-page-break/>Families list</text:p>
                  <text:list>
                    <text:list-item>
                      <text:p text:style-name="P210"># – [L, H] – Difficulty description – Example from rendering</text:p>
                    </text:list-item>
                    <text:list-item>
                      <text:p text:style-name="P210">1 – [0, 1] – C^2 discontinuity at lambda – C^2 discontinuity in a shadow, used as a secondary light source</text:p>
                      <text:list>
                        <text:list-item>
                          <text:p text:style-name="P240"><text:span text:style-name="T65">Examples will have a 2</text:span><text:span text:style-name="T123">nd</text:span><text:span text:style-name="T65"> derivative discontinuity</text:span></text:p>
                        </text:list-item>
                      </text:list>
                    </text:list-item>
                    <text:list-item>
                      <text:p text:style-name="P242"><text:span text:style-name="T65">2 – [0, 1] – C^</text:span><text:span text:style-name="T73">1</text:span><text:span text:style-name="T65"> discontinuity at lambda – C^</text:span><text:span text:style-name="T73">1</text:span><text:span text:style-name="T65"> discontinuity in a shadow, used as a secondary light source</text:span></text:p>
                      <text:list>
                        <text:list-item>
                          <text:p text:style-name="P241"><text:span text:style-name="T65">Examples will have a </text:span><text:span text:style-name="T80">1</text:span><text:span text:style-name="T124">st</text:span><text:span text:style-name="T80"> </text:span><text:span text:style-name="T65">derivative discontinuity</text:span></text:p>
                        </text:list-item>
                      </text:list>
                    </text:list-item>
                    <text:list-item>
                      <text:p text:style-name="P242"><text:span text:style-name="T65">3 – [0, 1] – C^</text:span><text:span text:style-name="T73">0</text:span><text:span text:style-name="T65"> discontinuity at lambda – </text:span><text:span text:style-name="T73">Linear light source partially hidden</text:span></text:p>
                      <text:list>
                        <text:list-item>
                          <text:p text:style-name="P244"><text:span text:style-name="T73">E</text:span><text:span text:style-name="T65">xamples will be discontinuous functions that are 0 or 1 from 0 to lambda and the opposite from lambda to 1</text:span></text:p>
                        </text:list-item>
                      </text:list>
                    </text:list-item>
                    <text:list-item>
                      <text:p text:style-name="P242"><text:span text:style-name="T72">4</text:span><text:span text:style-name="T65"> – [0, 1] – </text:span><text:span text:style-name="T74">Oscillating function</text:span><text:span text:style-name="T65"> – </text:span><text:span text:style-name="T74">High-frequency texture used as a light source</text:span></text:p>
                      <text:list>
                        <text:list-item>
                          <text:p text:style-name="P245"><text:span text:style-name="T65">Examples will be very bouncy. </text:span><text:span text:style-name="T93">Lambda controls the trig wave shift, not the location of a particular difficulty</text:span></text:p>
                        </text:list-item>
                      </text:list>
                    </text:list-item>
                    <text:list-item>
                      <text:p text:style-name="P242"><text:span text:style-name="T72">5</text:span><text:span text:style-name="T65"> – [0, 1] – </text:span><text:span text:style-name="T74">Peak at lambda</text:span><text:span text:style-name="T65"> – </text:span><text:span text:style-name="T74">Specular reflection from a glossy surface</text:span></text:p>
                      <text:list>
                        <text:list-item>
                          <text:p text:style-name="P245"><text:span text:style-name="T74">e</text:span><text:span text:style-name="T65">xamples will be much higher at lambda than other parts of [0,1]</text:span></text:p>
                        </text:list-item>
                      </text:list>
                    </text:list-item>
                    <text:list-item>
                      <text:p text:style-name="P242"><text:span text:style-name="T72">6</text:span><text:span text:style-name="T65"> – [</text:span><text:span text:style-name="T72">1</text:span><text:span text:style-name="T65">, </text:span><text:span text:style-name="T72">2</text:span><text:span text:style-name="T65">] – </text:span><text:span text:style-name="T75">Sharp peak at lambda</text:span><text:span text:style-name="T65"> – </text:span><text:span text:style-name="T75">Specular reflection from a very glossy surface</text:span></text:p>
                      <text:list>
                        <text:list-item>
                          <text:p text:style-name="P245"><text:span text:style-name="T75">e</text:span><text:span text:style-name="T65">xamples will be much, much higher at lambda than other parts of [0,1]</text:span></text:p>
                        </text:list-item>
                      </text:list>
                    </text:list-item>
                    <text:list-item>
                      <text:p text:style-name="P243"><text:span text:style-name="T72">7</text:span><text:span text:style-name="T65"> – [0, 1] – </text:span><text:span text:style-name="T76">Weak singularity at lambda</text:span><text:span text:style-name="T65"> – </text:span><text:span text:style-name="T76">Form factors between adjoining surfaces</text:span></text:p>
                      <text:list>
                        <text:list-item>
                          <text:p text:style-name="P246"><text:span text:style-name="T76">p</text:span><text:span text:style-name="T65">eak but with other parts not as low??? TODO</text:span></text:p>
                        </text:list-item>
                      </text:list>
                    </text:list-item>
                    <text:list-item>
                      <text:p text:style-name="P247"><text:span text:style-name="T65">All scaled so that actual integral value is in [0, 255] </text:span><text:span text:style-name="T77">(so we can plot as grey-scale)</text:span></text:p>
                    </text:list-item>
                  </text:list>
                </text:list-item>
              </text:list>
            </text:list-item>
            <text:list-item>
              <text:p text:style-name="P213">Performance measures</text:p>
              <text:list>
                <text:list-item>
                  <text:p text:style-name="P214">Absolute error tolerance of ϵ = 0.5 (0.2% relative error since ϵ/255 = 0.2%)</text:p>
                </text:list-item>
                <text:list-item>
                  <text:p text:style-name="P213">Numerical convergence to analytical solution</text:p>
                  <text:list>
                    <text:list-item>
                      <text:p text:style-name="P215">Plot # function calls vs % convergence</text:p>
                      <text:list>
                        <text:list-item>
                          <text:p text:style-name="P215"># function calls grows based on adding more panels or an equivalent for the algorithms that don’t use panels</text:p>
                        </text:list-item>
                        <text:list-item>
                          <text:p text:style-name="P248"><text:span text:style-name="T65">% convergence is the fraction of integrals that are within </text:span><text:span text:style-name="T112">ϵ </text:span><text:span text:style-name="T65">of the analytical value</text:span></text:p>
                          <text:list>
                            <text:list-item>
                              <text:p text:style-name="P215">The pool of integrals is based on each of the values of lambda (we test lambda = L + (j/n) * (H – L) for j = 0,1,.., n-1</text:p>
                            </text:list-item>
                          </text:list>
                        </text:list-item>
                      </text:list>
                    </text:list-item>
                  </text:list>
                </text:list-item>
                <text:list-item>
                  <text:p text:style-name="P213"><text:soft-page-break/>Visual convergence to analytical solution</text:p>
                  <text:list>
                    <text:list-item>
                      <text:p text:style-name="P216">represent result as greyscale (since between 0 and 255)</text:p>
                    </text:list-item>
                    <text:list-item>
                      <text:p text:style-name="P217">coloring a line to show the value for the all of the different lambdas results in intensity line</text:p>
                    </text:list-item>
                    <text:list-item>
                      <text:p text:style-name="P249"><text:span text:style-name="T65">put intensity </text:span><text:span text:style-name="T78">lines</text:span><text:span text:style-name="T65"> together to get an intensity strip (different runs of the </text:span><text:span text:style-name="T79">quadrature</text:span><text:span text:style-name="T65">)</text:span></text:p>
                      <text:list>
                        <text:list-item>
                          <text:p text:style-name="P218">strip is a width n, height h array (so S[i, j] is the jth computation of I(L + (i/n) * (H – L)))</text:p>
                        </text:list-item>
                        <text:list-item>
                          <text:p text:style-name="P219">If deterministic, S[i,j] = S[i,k] for any j and k</text:p>
                        </text:list-item>
                        <text:list-item>
                          <text:p text:style-name="P220">true strip has S[i,j] give the analytical result</text:p>
                        </text:list-item>
                        <text:list-item>
                          <text:p text:style-name="P221">“converged visually” = intensity strip for quadrature looks like true strip</text:p>
                        </text:list-item>
                      </text:list>
                    </text:list-item>
                  </text:list>
                </text:list-item>
              </text:list>
            </text:list-item>
            <text:list-item>
              <text:p text:style-name="P222">Results of performance profiles</text:p>
              <text:list>
                <text:list-item>
                  <text:p text:style-name="P250"><text:span text:style-name="T65">Problem Family 1: C^2 </text:span><text:span text:style-name="T81">Discontinuity</text:span></text:p>
                  <text:list>
                    <text:list-item>
                      <text:p text:style-name="P251"><text:span text:style-name="T85">Numeric: </text:span><text:span text:style-name="T81">P</text:span><text:span text:style-name="T65">retty well-behaved, so G3 etc converge quite quickly. Random stuff </text:span><text:span text:style-name="T82">(jitter, Voronoi, etc) </text:span><text:span text:style-name="T65">take a long time to converge and </text:span><text:span text:style-name="T83">are </text:span><text:span text:style-name="T65">just a waste of time since the function isn’t doing anything crazy. </text:span><text:span text:style-name="T82">Random offset is by far the worst.</text:span></text:p>
                    </text:list-item>
                    <text:list-item>
                      <text:p text:style-name="P252"><text:span text:style-name="T82">A</text:span><text:span text:style-name="T65">ll but random offset have visually converged after 30 function evaluations</text:span></text:p>
                    </text:list-item>
                  </text:list>
                </text:list-item>
                <text:list-item>
                  <text:p text:style-name="P253"><text:span text:style-name="T82">P</text:span><text:span text:style-name="T65">roblem Family 2: C^1 Discontinuity</text:span></text:p>
                  <text:list>
                    <text:list-item>
                      <text:p text:style-name="P253"><text:span text:style-name="T84">Numeric: </text:span><text:span text:style-name="T65">All of the methods do great. Voronoi and weighted lag behind a bit, but not too much.</text:span></text:p>
                    </text:list-item>
                    <text:list-item>
                      <text:p text:style-name="P254"><text:span text:style-name="T65">Visual: All are pretty close to visually converging </text:span><text:span text:style-name="T85">after 30 function evaluations</text:span></text:p>
                    </text:list-item>
                  </text:list>
                </text:list-item>
                <text:list-item>
                  <text:p text:style-name="P255"><text:span text:style-name="T85">P</text:span><text:span text:style-name="T65">roblem Family 3: C^0 Discontinuity</text:span></text:p>
                  <text:list>
                    <text:list-item>
                      <text:p text:style-name="P255"><text:span text:style-name="T65">Numeric: All do pretty well, including random offset. Best results are from having a lot of panels (compound G1) since the panel with the discontinuity won’t be accurate so we want it to be as small as possible. </text:span><text:span text:style-name="T86">Jittering doesn’t help, but it’s not so bad in this case.</text:span></text:p>
                    </text:list-item>
                    <text:list-item>
                      <text:p text:style-name="P256"><text:span text:style-name="T86">V</text:span><text:span text:style-name="T65">isual: Banding problem for deterministic </text:span><text:span text:style-name="T88">quadratures.</text:span><text:span text:style-name="T65"> </text:span><text:span text:style-name="T87">Voronoi looks the best. </text:span><text:span text:style-name="T88">Jittering helps with visual </text:span><text:span text:style-name="T90">convergence</text:span><text:span text:style-name="T88"> </text:span><text:span text:style-name="T89">even though it hurts numeric </text:span><text:span text:style-name="T90">convergence</text:span></text:p>
                    </text:list-item>
                  </text:list>
                </text:list-item>
                <text:list-item>
                  <text:p text:style-name="P257"><text:span text:style-name="T90">P</text:span><text:span text:style-name="T65">roblem Family 4: Oscillating Function</text:span></text:p>
                  <text:list>
                    <text:list-item>
                      <text:p text:style-name="P258"><text:span text:style-name="T65">Numeric: G3, G5, G7, etc do </text:span><text:span text:style-name="T91">excellent</text:span><text:span text:style-name="T65"> (G1 isn’t quite points per panel). All the random stuff (Voronoi, Weighted Monte Carlo, Random Offset) </text:span><text:span text:style-name="T91">and G1</text:span><text:span text:style-name="T65"> do absolutely terribly </text:span><text:span text:style-name="T94">(i.e. 6% convergence after 300 function calls. That terribly)</text:span></text:p>
                    </text:list-item>
                    <text:list-item>
                      <text:p text:style-name="P259"><text:soft-page-break/><text:span text:style-name="T65">Visual: 30 isn’t enough for any of them, but 60 is enough for G3, G5, G7 etc (although they vary a bit and aren’t all perfectly converged). </text:span><text:span text:style-name="T92">Even with a lot of function calls the random methods can’t converge</text:span></text:p>
                    </text:list-item>
                  </text:list>
                </text:list-item>
                <text:list-item>
                  <text:p text:style-name="P260"><text:span text:style-name="T92">P</text:span><text:span text:style-name="T65">roblem Family 5: Function with a Peak</text:span></text:p>
                  <text:list>
                    <text:list-item>
                      <text:p text:style-name="P223">Numeric: Deterministic are faster than Voronoi which is faster than all of the others, which end up stuck at 50% convergence even after 150 function calls</text:p>
                    </text:list-item>
                    <text:list-item>
                      <text:p text:style-name="P261"><text:span text:style-name="T65">Visual: Bad aliasing (banding) from the deterministic ones, Voronoi is great (only slightly noisy), other stochastic ones are noisier but at least don’t have banding. </text:span><text:span text:style-name="T95">The jittering with weighting comes out particularly well.</text:span></text:p>
                      <text:list>
                        <text:list-item>
                          <text:p text:style-name="P262"><text:span text:style-name="T95">O</text:span><text:span text:style-name="T65">n the other hand, if you can afford 60 function calls the deterministic ones do visually converge (no more banding) while the stochastic ones still have noise</text:span></text:p>
                        </text:list-item>
                      </text:list>
                    </text:list-item>
                    <text:list-item>
                      <text:p text:style-name="P263"><text:span text:style-name="T65">If we know lambda, we can do really well with the deterministic ones </text:span><text:span text:style-name="T96">(difficulty-driven compounding)</text:span></text:p>
                    </text:list-item>
                  </text:list>
                </text:list-item>
                <text:list-item>
                  <text:p text:style-name="P264"><text:span text:style-name="T96">P</text:span><text:span text:style-name="T65">roblem Family 6: Function with a Sharp Peak</text:span></text:p>
                  <text:list>
                    <text:list-item>
                      <text:p text:style-name="P265"><text:span text:style-name="T99">Numeric: </text:span><text:span text:style-name="T65">Deterministic and random offset are great. Voronoi goes up and down a bunch and struggles to converge.</text:span></text:p>
                    </text:list-item>
                    <text:list-item>
                      <text:p text:style-name="P266"><text:span text:style-name="T65">Visual: </text:span><text:span text:style-name="T97">It takes 120 function evaluations for any of them to visually converge. G1 and R are on their way after 90, but the others are still a mess there </text:span><text:span text:style-name="T98">(lots of banding for the deterministic ones and noise for the stochastic ones)</text:span></text:p>
                    </text:list-item>
                    <text:list-item>
                      <text:p text:style-name="P267"><text:span text:style-name="T98">D</text:span><text:span text:style-name="T65">ifficulty-driven compounding helps</text:span></text:p>
                    </text:list-item>
                  </text:list>
                </text:list-item>
                <text:list-item>
                  <text:p text:style-name="P224">Problem Family 7: Function with a Weak Singularity</text:p>
                  <text:list>
                    <text:list-item>
                      <text:p text:style-name="P225">Very difficult family to deal with</text:p>
                    </text:list-item>
                    <text:list-item>
                      <text:p text:style-name="P268"><text:span text:style-name="T65">Numeric: </text:span><text:span text:style-name="T100">All of them do abismally for the usual ϵ = 0.5, so to </text:span><text:span text:style-name="T101">see convergence at all</text:span><text:span text:style-name="T100"> we need to relax ϵ. </text:span><text:span text:style-name="T101">G30, R, V, and W tend to do better than the others, but all of them don’t get into the 90s for convergence until we set ϵ = </text:span><text:span text:style-name="T102">50 </text:span><text:span text:style-name="T104">(That’s an error of up to 50 on a value that is between 0 and 255!!!)</text:span></text:p>
                    </text:list-item>
                    <text:list-item>
                      <text:p text:style-name="P269"><text:span text:style-name="T103">Visual: </text:span><text:span text:style-name="T105">Aliasing and noise are awful.</text:span></text:p>
                    </text:list-item>
                    <text:list-item>
                      <text:p text:style-name="P270"><text:span text:style-name="T105">K</text:span><text:span text:style-name="T103">nowing lambda helps a lot. If we know lambda precisely (0% uncertainty), we still don’t get visual convergence, but it’s a lot closer</text:span></text:p>
                    </text:list-item>
                  </text:list>
                </text:list-item>
              </text:list>
            </text:list-item>
          </text:list>
        </text:list-item>
        <text:list-item>
          <text:p text:style-name="P226">Applications</text:p>
          <text:list>
            <text:list-item>
              <text:p text:style-name="P271"><text:span text:style-name="T103">Now we apply all of the quadratures we talked about to a real-life example: rendering a particular scene </text:span><text:span text:style-name="T106">lit by linear light source</text:span><text:span text:style-name="T103">. The integrals involved might be smooth, have a single discontinuity, have high-frequency oscillation, or have a sharp peak</text:span></text:p>
            </text:list-item>
            <text:list-item>
              <text:p text:style-name="P227"><text:soft-page-break/>Some light stuff I don’t really understand. I think they’re doing ray-tracing. There’s an integral that’s partly light directly to the object and partly light bouncing off of things to get to the object (I think).</text:p>
            </text:list-item>
            <text:list-item>
              <text:p text:style-name="P228">Smooth integrands</text:p>
              <text:list>
                <text:list-item>
                  <text:p text:style-name="P228">G1 does really well. G2 does even better. Voronoi doesn’t do well numerically, but does quite well visually. R2 is bad both numerically and visually.</text:p>
                </text:list-item>
              </text:list>
            </text:list-item>
            <text:list-item>
              <text:p text:style-name="P229">Single discontinuity</text:p>
              <text:list>
                <text:list-item>
                  <text:p text:style-name="P230">Difficulty-driven compounded Gauss works quite well. Voronoi is noisier. Regular compounded Gauss has terrible banding. Jittering gets rid of the banding but adds a lot of noise. Random offset is similar to jittering. Weighted Monte Carlo is the most noisy of all.</text:p>
                </text:list-item>
              </text:list>
            </text:list-item>
            <text:list-item>
              <text:p text:style-name="P231">High frequency</text:p>
              <text:list>
                <text:list-item>
                  <text:p text:style-name="P272"><text:span text:style-name="T103">G7 has a lot of aliasing. Jittering gets rid of the aliasing but adds a lot of noise. R7 is a little better, but still noisy. V</text:span><text:span text:style-name="T107">7 is the best visually, but still quite noisy. Bumping up to 30 helps a lot, and Voronoi is still the best.</text:span></text:p>
                </text:list-item>
              </text:list>
            </text:list-item>
            <text:list-item>
              <text:p text:style-name="P273"><text:span text:style-name="T107">P</text:span><text:span text:style-name="T103">eak</text:span></text:p>
              <text:list>
                <text:list-item>
                  <text:p text:style-name="P273"><text:span text:style-name="T103">Difficulty-driven compounding helps a lot. </text:span><text:span text:style-name="T108">Stochastic ones all have a lot of noise, </text:span><text:span text:style-name="T110">(</text:span><text:span text:style-name="T109">random offset and Voronoi are slightly better than the others</text:span><text:span text:style-name="T110">)</text:span><text:span text:style-name="T108">. Deterministic takes a lot of points to get a good result unless you know where the peak is.</text:span></text:p>
                </text:list-item>
              </text:list>
            </text:list-item>
          </text:list>
        </text:list-item>
        <text:list-item>
          <text:p text:style-name="P274"><text:span text:style-name="T108">C</text:span><text:span text:style-name="T103">onclusions</text:span></text:p>
          <text:list>
            <text:list-item>
              <text:p text:style-name="P232">Smooth integrands (families 1 and 2) are best estimated with traditional deterministic quadratures</text:p>
            </text:list-item>
            <text:list-item>
              <text:p text:style-name="P275"><text:span text:style-name="T103">If there’s something quite weird at lambda (discontinuity, peak, etc), difficulty-driven compounding is best, and random offset/Voronoi are the next best options. </text:span><text:span text:style-name="T111">Even if we don’t know where it is exactly, difficulty-driven compounding helps a lot.</text:span></text:p>
            </text:list-item>
            <text:list-item>
              <text:p text:style-name="P232">If it’s highly oscillating, traditional deterministic best</text:p>
            </text:list-item>
            <text:list-item>
              <text:p text:style-name="P232">Weighted Monte Carlo is usually worst</text:p>
            </text:list-item>
          </text:list>
        </text:list-item>
      </text:list>
      <text:p text:style-name="P40"/>
      <text:p text:style-name="P40"/>
      <text:p text:style-name="P65">Progressive Multi-Jittered Sample Sequences</text:p>
      <text:list xml:id="list2090755731" text:style-name="L9">
        <text:list-item>
          <text:p text:style-name="P276">Intro</text:p>
          <text:list>
            <text:list-item>
              <text:p text:style-name="P277">Multi-jittering</text:p>
              <text:list>
                <text:list-item>
                  <text:p text:style-name="P278"><text:soft-page-break/>Divide area up into 2D strata</text:p>
                </text:list-item>
                <text:list-item>
                  <text:p text:style-name="P278">divide all strata into horizontal strips</text:p>
                </text:list-item>
                <text:list-item>
                  <text:p text:style-name="P278">shuffle the strips</text:p>
                </text:list-item>
                <text:list-item>
                  <text:p text:style-name="P278">put the points in the appropriate strips</text:p>
                </text:list-item>
                <text:list-item>
                  <text:p text:style-name="P278">Do the same vertically</text:p>
                </text:list-item>
                <text:list-item>
                  <text:p text:style-name="P278">Result is that each large square has one element, each vertical strip has one element, and each horizontal strip has one element</text:p>
                </text:list-item>
              </text:list>
            </text:list-item>
            <text:list-item>
              <text:p text:style-name="P277">Sample patterns are all either “Finite, unordered sample sets” or “infinite ordered sample sequences”</text:p>
            </text:list-item>
            <text:list-item>
              <text:p text:style-name="P277">Progressive (a.ka. Hierarchical/extensible) sample sequence means “any prefix of the full sequence is well-distributed”</text:p>
            </text:list-item>
            <text:list-item>
              <text:p text:style-name="P276">jittered, multi-jittered, Gaussian jittered, uniform jittered, antithetic jittered, etc aren’t progressive</text:p>
            </text:list-item>
            <text:list-item>
              <text:p text:style-name="P276">Paper will present new algorithms that generate progressive sequences with these properties:</text:p>
              <text:list>
                <text:list-item>
                  <text:p text:style-name="P299"><text:span text:style-name="T5">Samples are all either stratified in 2D squares </text:span><text:span text:style-name="T6">(=jittering?)</text:span><text:span text:style-name="T5">, stratified in 2D squares and 1D rows and columns </text:span><text:span text:style-name="T6">(=multi-jittering?)</text:span><text:span text:style-name="T5">, or stratified in “all 2D elementary intervals” (?)</text:span></text:p>
                </text:list-item>
                <text:list-item>
                  <text:p text:style-name="P276">Demonstrate blue noise</text:p>
                </text:list-item>
                <text:list-item>
                  <text:p text:style-name="P276">noise is at the level of best progressive sampling options</text:p>
                </text:list-item>
              </text:list>
            </text:list-item>
            <text:list-item>
              <text:p text:style-name="P279">New sequences are called progressive jittered (pj), progressive multi-jittered (pmj), and progressive multi-jittered (0,2) (pmj02)</text:p>
            </text:list-item>
            <text:list-item>
              <text:p text:style-name="P280">pj and pmj are fast to generate so you can generate them as needed</text:p>
            </text:list-item>
            <text:list-item>
              <text:p text:style-name="P280">pmj02 is slower so you should generate them first</text:p>
            </text:list-item>
            <text:list-item>
              <text:p text:style-name="P280">“When evaluating and comparing sample patterns, it is commonto <text:s/>use <text:s/>the <text:s/>star discrepancyD∗as <text:s/>a <text:s/>measure <text:s/>of <text:s/>quality <text:s/>[Zar68].However, <text:s/>like <text:s/>several <text:s/>authors [Shi91, Mit92, DEM96], <text:s/>we <text:s/>havefound thatD∗is a poor indicator of image quality.”</text:p>
            </text:list-item>
            <text:list-item>
              <text:p text:style-name="P281">Examples of current progressive sample sequences:</text:p>
              <text:list>
                <text:list-item>
                  <text:p text:style-name="P281">Uniform random</text:p>
                </text:list-item>
                <text:list-item>
                  <text:p text:style-name="P281">Best candidates</text:p>
                  <text:list>
                    <text:list-item>
                      <text:p text:style-name="P281">generate a few random points, then pick the one that’s farthest away from the ones you’ve got so far</text:p>
                    </text:list-item>
                    <text:list-item>
                      <text:p text:style-name="P282"><text:soft-page-break/>nice spacing between points, but uneven overall and converges slowly</text:p>
                    </text:list-item>
                  </text:list>
                </text:list-item>
                <text:list-item>
                  <text:p text:style-name="P282">Halton</text:p>
                  <text:list>
                    <text:list-item>
                      <text:p text:style-name="P282">has some clumping</text:p>
                    </text:list-item>
                  </text:list>
                </text:list-item>
                <text:list-item>
                  <text:p text:style-name="P282">Sobol</text:p>
                  <text:list>
                    <text:list-item>
                      <text:p text:style-name="P282">has systematic patterns</text:p>
                    </text:list-item>
                  </text:list>
                </text:list-item>
              </text:list>
            </text:list-item>
          </text:list>
        </text:list-item>
        <text:list-item>
          <text:p text:style-name="P283">Tests out uniform random, best candidates, Ahmed ART, Perrier LBDN, Halton, and Sobol on disk, triangle, step, Gaussian (e^(-x^2 – y^2)), and bilinear (xy)</text:p>
          <text:list>
            <text:list-item>
              <text:p text:style-name="P283">Owen-scrambled Sobol does the best</text:p>
            </text:list-item>
          </text:list>
        </text:list-item>
        <text:list-item>
          <text:p text:style-name="P284">Progressive jittered sequence</text:p>
          <text:list>
            <text:list-item>
              <text:p text:style-name="P284">Algorithm:</text:p>
            </text:list-item>
            <text:list-item>
              <text:p text:style-name="P284">Place first point randomly in total square</text:p>
            </text:list-item>
            <text:list-item>
              <text:p text:style-name="P284">Divide square into 4 quadrants</text:p>
            </text:list-item>
            <text:list-item>
              <text:p text:style-name="P284">Put a point in the square diagonal to the first point’s square</text:p>
            </text:list-item>
            <text:list-item>
              <text:p text:style-name="P284">Put a point in the other two squares</text:p>
            </text:list-item>
            <text:list-item>
              <text:p text:style-name="P284">Divide each of the quadrants into four sub-quadrants</text:p>
            </text:list-item>
            <text:list-item>
              <text:p text:style-name="P284">Cycle through them adding more points in the same way you did the larger level</text:p>
            </text:list-item>
            <text:list-item>
              <text:p text:style-name="P284">etc</text:p>
            </text:list-item>
          </text:list>
        </text:list-item>
        <text:list-item>
          <text:p text:style-name="P285">Progressive multi-jittered sequences</text:p>
          <text:list>
            <text:list-item>
              <text:p text:style-name="P286">Do the same thing as progressive jittered, but be sure not to put a point in a strip that is already claimed and double the number of strips when necessary</text:p>
            </text:list-item>
          </text:list>
        </text:list-item>
        <text:list-item>
          <text:p text:style-name="P287">Progressive multi-jittered (0,2) sequences</text:p>
          <text:list>
            <text:list-item>
              <text:p text:style-name="P287">Same as above but keep generating points until you get one that doesn’t “fall into any 2D elementary interval”</text:p>
              <text:list>
                <text:list-item>
                  <text:p text:style-name="P288">I think this means divide the square up into n rectangles instead of just squares and strips, so you also get in between shapes (e.g. do 4x4, 1x16, and 16x1, but also 8x2 and 2x8)</text:p>
                </text:list-item>
              </text:list>
            </text:list-item>
          </text:list>
        </text:list-item>
        <text:list-item>
          <text:p text:style-name="P289">More tests</text:p>
          <text:list>
            <text:list-item>
              <text:p text:style-name="P289"><text:span text:style-name="T165">binary </text:span>zone plate function (looks like concentric rings of black) <text:span text:style-name="T164">(TODO find out formula)</text:span></text:p>
            </text:list-item>
            <text:list-item>
              <text:p text:style-name="P290">checkered tea pots on checkered ground</text:p>
            </text:list-item>
            <text:list-item>
              <text:p text:style-name="P291"><text:soft-page-break/>teapots with smooth texture on ground with smooth texture</text:p>
            </text:list-item>
            <text:list-item>
              <text:p text:style-name="P292">square area light source sampling</text:p>
              <text:list>
                <text:list-item>
                  <text:p text:style-name="P292">Use sampling methods to estimate soft shadows</text:p>
                </text:list-item>
              </text:list>
            </text:list-item>
          </text:list>
        </text:list-item>
        <text:list-item>
          <text:p text:style-name="P293">progressive multi-jittering with blue noise</text:p>
          <text:list>
            <text:list-item>
              <text:p text:style-name="P293">pmj but do a bit of best candidates style by picking a few points that follow the pmj rules and choosing which one to use based on the one that is farthest from its closest neightbor</text:p>
            </text:list-item>
            <text:list-item>
              <text:p text:style-name="P293">a.k.a. pmjbn</text:p>
            </text:list-item>
            <text:list-item>
              <text:p text:style-name="P294">results in blue noise property</text:p>
            </text:list-item>
            <text:list-item>
              <text:p text:style-name="P295">Doing the equivalent for pmj02 doesn’t really help since it’s points are fairly strictly determined</text:p>
            </text:list-item>
          </text:list>
        </text:list-item>
        <text:list-item>
          <text:p text:style-name="P296">pmj02 converges best, but pmjbn might look better for some applications because of the blue noise property, so the choice between those is application specific</text:p>
        </text:list-item>
        <text:list-item>
          <text:p text:style-name="P297">You can split the points generated by the progressive sequnces as you go into two classes and estimate using each of them separately (updating the estimate as you go). You can use the difference between them as a crude estimate for overall error and use that to do adaptive sampling</text:p>
        </text:list-item>
        <text:list-item>
          <text:p text:style-name="P298">One way to use the progressive sampling strategies is to generate a bunch of tables worth of them beforehand, and use a hash based on the specific pixel index and ray depth to pick which table to use</text:p>
        </text:list-item>
      </text:list>
      <text:p text:style-name="P40"/>
      <text:p text:style-name="P40"/>
      <text:h text:style-name="P69" text:outline-level="2"><text:bookmark text:name="paper-title"/>Fourier analysis of numerical integration in Monte Carlo rendering: theory and practice</text:h>
      <text:list xml:id="list4177288029" text:style-name="L10">
        <text:list-item>
          <text:p text:style-name="P300">Note: I use w to represent <text:span text:style-name="T65">ω</text:span><text:span text:style-name="T168"> since it’s much more convenient to type w, they look fairly similar, and it comes up a lot</text:span></text:p>
        </text:list-item>
        <text:list-item>
          <text:p text:style-name="P301">1: Intro &amp; Background</text:p>
          <text:list>
            <text:list-item>
              <text:p text:style-name="P302">Some stuff about rendering I skipped through</text:p>
            </text:list-item>
            <text:list-item>
              <text:p text:style-name="P301">Fourier transform of a single sample point:</text:p>
              <text:list>
                <text:list-item>
                  <text:p text:style-name="P301">f(x) = <text:span text:style-name="T65">δ</text:span><text:span text:style-name="T168">(x-x_k)</text:span></text:p>
                </text:list-item>
                <text:list-item>
                  <text:p text:style-name="P301"><text:span text:style-name="T168">f</text:span><text:span text:style-name="T127">^</text:span><text:span text:style-name="T27"> (w) = integral from -infinity to infinity of </text:span><text:span text:style-name="T41">δ</text:span><text:span text:style-name="T27">(x-x_k) * e</text:span><text:span text:style-name="T127">-2*pi * I * w * x </text:span><text:span text:style-name="T27">dx = e</text:span><text:span text:style-name="T127">-2 * pi * i * x_k * w</text:span></text:p>
                </text:list-item>
              </text:list>
            </text:list-item>
            <text:list-item>
              <text:p text:style-name="P303"><text:soft-page-break/>Fourier transform of a set of sample points</text:p>
              <text:list>
                <text:list-item>
                  <text:p text:style-name="P372"><text:span text:style-name="T168">S(x) = sum k goes from 1 to N of </text:span><text:span text:style-name="T65">δ</text:span><text:span text:style-name="T168">(x-x_k)</text:span></text:p>
                </text:list-item>
                <text:list-item>
                  <text:p text:style-name="P372"><text:span text:style-name="T168">S</text:span><text:span text:style-name="T127">^</text:span><text:span text:style-name="T168"> (w) = sum k goes from 1 to N of <text:s/>e</text:span><text:span text:style-name="T127">-2 * pi * i * x_k * w</text:span></text:p>
                </text:list-item>
              </text:list>
            </text:list-item>
            <text:list-item>
              <text:p text:style-name="P373"><text:span text:style-name="T168">sampling </text:span><text:span text:style-name="T203">strategies</text:span><text:span text:style-name="T168"> </text:span><text:span text:style-name="T203">(using Monte Carlo)</text:span></text:p>
              <text:list>
                <text:list-item>
                  <text:p text:style-name="P373"><text:span text:style-name="T168">We can describe sampling strategies as: integral from 0 to 1 of f(x) dx </text:span><text:span text:style-name="T113">≈</text:span><text:span text:style-name="T169"> 1/N * sum k goes from 1 to N of f(x_k) = integral from 0 to 1 of f(x) * S(x) dx, where S(x) = 1/N * sum k goes from 1 to N of </text:span><text:span text:style-name="T117">δ</text:span><text:span text:style-name="T170">(x-x_k)</text:span></text:p>
                </text:list-item>
                <text:list-item>
                  <text:p text:style-name="P373"><text:span text:style-name="T170">B/</text:span><text:span text:style-name="T169">c of Fourier rules, integral from 0 to 1 of f(x) * S(x) dx = integral from -infinity to infinity of f</text:span><text:span text:style-name="T128">^</text:span><text:span text:style-name="T169"> (w) * S</text:span><text:span text:style-name="T128">^</text:span><text:span text:style-name="T169"> (-w)dw</text:span></text:p>
                  <text:list>
                    <text:list-item>
                      <text:p text:style-name="P374"><text:span text:style-name="T169">It seems a little more complicated. Later it’s written with f</text:span><text:span text:style-name="T128">^</text:span><text:span text:style-name="T169">*(w) * S</text:span><text:span text:style-name="T128">^</text:span><text:span text:style-name="T169">(w), “where the star represents the complex conjugate itself” (??? TODO), </text:span><text:span text:style-name="T185">and the integral is over capital omega (probably to go with the lower case omegas? (that I’ve been writing as ws))</text:span></text:p>
                    </text:list-item>
                  </text:list>
                </text:list-item>
              </text:list>
            </text:list-item>
          </text:list>
        </text:list-item>
        <text:list-item>
          <text:p text:style-name="P304">2: Popular Sampling Patterns</text:p>
          <text:list>
            <text:list-item>
              <text:p text:style-name="P305">How do do Fourier analysis</text:p>
              <text:list>
                <text:list-item>
                  <text:p text:style-name="P375"><text:span text:style-name="T169">Come up with sampling function (e.g. S(x) = 1/N * sum k goes from 1 to N of </text:span><text:span text:style-name="T117">δ</text:span><text:span text:style-name="T170">(</text:span><text:span text:style-name="T169">|</text:span><text:span text:style-name="T170">x-x_k</text:span><text:span text:style-name="T169">|</text:span><text:span text:style-name="T170">)</text:span></text:p>
                </text:list-item>
                <text:list-item>
                  <text:p text:style-name="P376"><text:span text:style-name="T170">F</text:span><text:span text:style-name="T169">ind the Fourier transform S</text:span><text:span text:style-name="T128">^</text:span><text:span text:style-name="T169">(w)</text:span></text:p>
                  <text:list>
                    <text:list-item>
                      <text:p text:style-name="P376"><text:span text:style-name="T169">(e.g. 1/N * sum k goes from 1 to N of e</text:span><text:span text:style-name="T128">-2 * pi * I * (</text:span><text:span text:style-name="T135">w</text:span><text:span text:style-name="T136"> * x_k)</text:span><text:span text:style-name="T205">)</text:span></text:p>
                    </text:list-item>
                  </text:list>
                </text:list-item>
                <text:list-item>
                  <text:p text:style-name="P377"><text:span text:style-name="T205">P</text:span><text:span text:style-name="T204">lot the power spectra, which is </text:span><text:span text:style-name="T206">the square of the magnitude of the complex number (weight) for each frequency</text:span></text:p>
                </text:list-item>
                <text:list-item>
                  <text:p text:style-name="P378"><text:span text:style-name="T206">A</text:span><text:span text:style-name="T204">verage power spectra across multiple sample sets </text:span><text:span text:style-name="T207">(makes an “expected power spectrum”)</text:span></text:p>
                </text:list-item>
                <text:list-item>
                  <text:p text:style-name="P349">We can also average over different radius values (“radial mean”) and plot on a regular graph</text:p>
                </text:list-item>
                <text:list-item>
                  <text:p text:style-name="P350">DC Peak = power at 0 frequency</text:p>
                </text:list-item>
              </text:list>
            </text:list-item>
            <text:list-item>
              <text:p text:style-name="P306">Sampling strategy options:</text:p>
              <text:list>
                <text:list-item>
                  <text:p text:style-name="P307">Independent Random Sampling</text:p>
                  <text:list>
                    <text:list-item>
                      <text:p text:style-name="P307">I would call this “Pure Monte Carlo”</text:p>
                    </text:list-item>
                    <text:list-item>
                      <text:p text:style-name="P307">Trivially extends to higher dimensions? Yes :)</text:p>
                      <text:list>
                        <text:list-item>
                          <text:p text:style-name="P310">e.g. to do 4D just generate 4 numbers instead of 2</text:p>
                        </text:list-item>
                      </text:list>
                    </text:list-item>
                    <text:list-item>
                      <text:p text:style-name="P307">Trivially progressive and memory-less? Yes :)</text:p>
                      <text:list>
                        <text:list-item>
                          <text:p text:style-name="P310"><text:soft-page-break/>Keep generating more random numbers to add more samples (progressive) and new points don’t need anything about old points (no memory needed)</text:p>
                        </text:list-item>
                      </text:list>
                    </text:list-item>
                    <text:list-item>
                      <text:p text:style-name="P310">Big gaps? Yes :(</text:p>
                      <text:list>
                        <text:list-item>
                          <text:p text:style-name="P379"><text:span text:style-name="T169">might be a big area that just never gets randomly chosen, </text:span><text:span text:style-name="T171">so missing information</text:span></text:p>
                        </text:list-item>
                      </text:list>
                    </text:list-item>
                    <text:list-item>
                      <text:p text:style-name="P311">Clumping? Yes :(</text:p>
                      <text:list>
                        <text:list-item>
                          <text:p text:style-name="P311">might be small area with lots of points, so extra information that doesn’t add much</text:p>
                        </text:list-item>
                      </text:list>
                    </text:list-item>
                    <text:list-item>
                      <text:p text:style-name="P312">Fourier analysis</text:p>
                      <text:list>
                        <text:list-item>
                          <text:p text:style-name="P312">(just looking at 1D even though would be 2D+ in practice)</text:p>
                        </text:list-item>
                        <text:list-item>
                          <text:p text:style-name="P313">Expected power spectrum is constant</text:p>
                        </text:list-item>
                      </text:list>
                    </text:list-item>
                  </text:list>
                </text:list-item>
                <text:list-item>
                  <text:p text:style-name="P314">Regular Sampling</text:p>
                  <text:list>
                    <text:list-item>
                      <text:p text:style-name="P314">I would call this “uniform”</text:p>
                    </text:list-item>
                    <text:list-item>
                      <text:p text:style-name="P308">Trivially extends to higher dimensions? Yes :)</text:p>
                      <text:list>
                        <text:list-item>
                          <text:p text:style-name="P314">Just put one in each square, cube, etc</text:p>
                        </text:list-item>
                      </text:list>
                    </text:list-item>
                    <text:list-item>
                      <text:p text:style-name="P380"><text:span text:style-name="T169">Curse of dimension</text:span><text:span text:style-name="T172">ality</text:span><text:span text:style-name="T169"> :(</text:span></text:p>
                      <text:list>
                        <text:list-item>
                          <text:p text:style-name="P316">Extending to higher dimensions is simple, but costly. # samples needed grows exponentially</text:p>
                        </text:list-item>
                      </text:list>
                    </text:list-item>
                    <text:list-item>
                      <text:p text:style-name="P317">Aliasing? Yes :(</text:p>
                    </text:list-item>
                  </text:list>
                </text:list-item>
                <text:list-item>
                  <text:p text:style-name="P318">Jittered Sampling</text:p>
                  <text:list>
                    <text:list-item>
                      <text:p text:style-name="P318">I would call this “stratified”</text:p>
                    </text:list-item>
                    <text:list-item>
                      <text:p text:style-name="P319">Does not increase variance compared to independent random sampling :)</text:p>
                    </text:list-item>
                    <text:list-item>
                      <text:p text:style-name="P309">Trivially extends to higher dimensions? Yes :)</text:p>
                      <text:list>
                        <text:list-item>
                          <text:p text:style-name="P315">Just put one in each square, cube, etc</text:p>
                        </text:list-item>
                      </text:list>
                    </text:list-item>
                    <text:list-item>
                      <text:p text:style-name="P381"><text:span text:style-name="T169">Curse of dimension</text:span><text:span text:style-name="T172">ality</text:span><text:span text:style-name="T169"> :(</text:span></text:p>
                      <text:list>
                        <text:list-item>
                          <text:p text:style-name="P382"><text:span text:style-name="T169">Extending to higher dimensions is simple, but costly. # samples needed grows exponentially </text:span><text:span text:style-name="T175">since you still need one in every section</text:span></text:p>
                        </text:list-item>
                      </text:list>
                    </text:list-item>
                    <text:list-item>
                      <text:p text:style-name="P383"><text:span text:style-name="T173">N</text:span><text:span text:style-name="T169">ot progressive :</text:span><text:span text:style-name="T174">(</text:span></text:p>
                      <text:list>
                        <text:list-item>
                          <text:p text:style-name="P320">The recent paper I read changes that though</text:p>
                        </text:list-item>
                      </text:list>
                    </text:list-item>
                  </text:list>
                </text:list-item>
                <text:list-item>
                  <text:p text:style-name="P321">Uncorrelated Jitter</text:p>
                  <text:list>
                    <text:list-item>
                      <text:p text:style-name="P321">Like jittered, but only stratify in some dimensions</text:p>
                    </text:list-item>
                  </text:list>
                </text:list-item>
                <text:list-item>
                  <text:p text:style-name="P322"><text:soft-page-break/>Latin Hypercube</text:p>
                  <text:list>
                    <text:list-item>
                      <text:p text:style-name="P322">Stratify samples in each dimension separately (e.g. for 5D generate 5 separate 1D jittered point sets, then shuffle them around to get your points</text:p>
                    </text:list-item>
                  </text:list>
                </text:list-item>
                <text:list-item>
                  <text:p text:style-name="P323">N-Rooks</text:p>
                  <text:list>
                    <text:list-item>
                      <text:p text:style-name="P323">Latin Hypercube in 2D (I think)</text:p>
                    </text:list-item>
                    <text:list-item>
                      <text:p text:style-name="P324">Called N-Rooks because none can “attack” each other (= one in each column, one in each row)</text:p>
                    </text:list-item>
                    <text:list-item>
                      <text:p text:style-name="P325">Fourier analysis</text:p>
                      <text:list>
                        <text:list-item>
                          <text:p text:style-name="P384"><text:span text:style-name="T169">Mostly </text:span><text:span text:style-name="T176">gray</text:span><text:span text:style-name="T169"> but with thin black cross</text:span></text:p>
                        </text:list-item>
                      </text:list>
                    </text:list-item>
                  </text:list>
                </text:list-item>
                <text:list-item>
                  <text:p text:style-name="P326">Multi-jittered sampling</text:p>
                  <text:list>
                    <text:list-item>
                      <text:p text:style-name="P385"><text:span text:style-name="T169">Follows jitter for large squares and N-Rooks for </text:span><text:span text:style-name="T177">narrow rows/columns</text:span></text:p>
                    </text:list-item>
                    <text:list-item>
                      <text:p text:style-name="P386"><text:span text:style-name="T177">F</text:span><text:span text:style-name="T169">ourier analysis</text:span></text:p>
                      <text:list>
                        <text:list-item>
                          <text:p text:style-name="P327">Has the cross like N-Rooks but also the low center like jitter</text:p>
                        </text:list-item>
                      </text:list>
                    </text:list-item>
                  </text:list>
                </text:list-item>
                <text:list-item>
                  <text:p text:style-name="P328">Poisson-Disk/Blue-Noise Sampling</text:p>
                  <text:list>
                    <text:list-item>
                      <text:p text:style-name="P329">Enforce a minimum distance between points</text:p>
                    </text:list-item>
                    <text:list-item>
                      <text:p text:style-name="P387"><text:span text:style-name="T169">Random Dart Throwing </text:span><text:span text:style-name="T178">(=Poisson Disk Sampling???)</text:span></text:p>
                      <text:list>
                        <text:list-item>
                          <text:p text:style-name="P330">Generate random points until you get one that’s valid</text:p>
                        </text:list-item>
                        <text:list-item>
                          <text:p text:style-name="P330">Declare the space in a specific radius about that point no longer valid</text:p>
                        </text:list-item>
                        <text:list-item>
                          <text:p text:style-name="P330">Repeat</text:p>
                        </text:list-item>
                        <text:list-item>
                          <text:p text:style-name="P388"><text:span text:style-name="T169">End up with power spectrum with rings that is really low for low frequencies </text:span><text:span text:style-name="T179">but higher later</text:span><text:span text:style-name="T169"> (blue noise)</text:span></text:p>
                        </text:list-item>
                      </text:list>
                    </text:list-item>
                    <text:list-item>
                      <text:p text:style-name="P331">Blue-Noise Sampling (Relaxation-based)</text:p>
                      <text:list>
                        <text:list-item>
                          <text:p text:style-name="P331">Initialize sample positions (e.g. randomly)</text:p>
                        </text:list-item>
                        <text:list-item>
                          <text:p text:style-name="P331">“Use an iterative relaxation to move samples away from each other”</text:p>
                        </text:list-item>
                        <text:list-item>
                          <text:p text:style-name="P332">CCVT (Balzer et al. 2009)</text:p>
                          <text:list>
                            <text:list-item>
                              <text:p text:style-name="P332">Fourier stuff looks similar to dart throwing</text:p>
                            </text:list-item>
                          </text:list>
                        </text:list-item>
                      </text:list>
                    </text:list-item>
                  </text:list>
                </text:list-item>
                <text:list-item>
                  <text:p text:style-name="P333">Low-Discrepancy Sampling</text:p>
                  <text:list>
                    <text:list-item>
                      <text:p text:style-name="P333">“Deterministic sets of points specially crafted to be evenly distributed (have low discrepancy)”</text:p>
                    </text:list-item>
                    <text:list-item>
                      <text:p text:style-name="P333">Includes Quasi Monte Carlo</text:p>
                    </text:list-item>
                    <text:list-item>
                      <text:p text:style-name="P334"><text:soft-page-break/>Van der Corput Sequence</text:p>
                      <text:list>
                        <text:list-item>
                          <text:p text:style-name="P335">see description in my list of sampling strategies</text:p>
                        </text:list-item>
                      </text:list>
                    </text:list-item>
                    <text:list-item>
                      <text:p text:style-name="P335">Halton and Hammersley Points</text:p>
                      <text:list>
                        <text:list-item>
                          <text:p text:style-name="P335">Halton</text:p>
                          <text:list>
                            <text:list-item>
                              <text:p text:style-name="P389"><text:span text:style-name="T169">basically Van der Corput but with different bases for each dimensions </text:span><text:span text:style-name="T180">(helps if they are relatively prime)</text:span></text:p>
                            </text:list-item>
                            <text:list-item>
                              <text:p text:style-name="P336">Incremental/progressive :)</text:p>
                            </text:list-item>
                          </text:list>
                        </text:list-item>
                        <text:list-item>
                          <text:p text:style-name="P390"><text:span text:style-name="T180">H</text:span><text:span text:style-name="T169">ammersley</text:span></text:p>
                          <text:list>
                            <text:list-item>
                              <text:p text:style-name="P337">same as Halton but first dimension is just k/N</text:p>
                            </text:list-item>
                            <text:list-item>
                              <text:p text:style-name="P391"><text:span text:style-name="T169">Not incremental/</text:span><text:span text:style-name="T181">progressive</text:span><text:span text:style-name="T169"> :(</text:span></text:p>
                            </text:list-item>
                            <text:list-item>
                              <text:p text:style-name="P392"><text:span text:style-name="T169">Reduces variance :</text:span><text:span text:style-name="T182">)</text:span></text:p>
                            </text:list-item>
                          </text:list>
                        </text:list-item>
                      </text:list>
                    </text:list-item>
                  </text:list>
                </text:list-item>
              </text:list>
            </text:list-item>
          </text:list>
        </text:list-item>
        <text:list-item>
          <text:p text:style-name="P338">3: Formal Treatment of MSE, Bias and Variance</text:p>
          <text:list>
            <text:list-item>
              <text:p text:style-name="P393"><text:span text:style-name="T182">C</text:span><text:span text:style-name="T169">onvergence rates</text:span></text:p>
              <text:list>
                <text:list-item>
                  <text:p text:style-name="P393"><text:span text:style-name="T183">Random(probably a.k.a. pure Monte Carlo): </text:span><text:span text:style-name="T169">Variance converges at O(N^(-1)) as you increase the number of samples<text:tab/></text:span></text:p>
                  <text:list>
                    <text:list-item>
                      <text:p text:style-name="P339">i.e. 2 more samples means variance goes down by ½</text:p>
                    </text:list-item>
                  </text:list>
                </text:list-item>
                <text:list-item>
                  <text:p text:style-name="P340">Jittered: Variance converges at O(N^(-1.5))</text:p>
                </text:list-item>
                <text:list-item>
                  <text:p text:style-name="P341">Some sampling methods start better but converge slower (e.g. Poisson Disk converges slower than jittered but is better than jittered for lower numbers of samples). If we don’t have the processing power to use a high number of samples, we might want to take a sampling strategy with a lower convergence rate that happens to start off better.</text:p>
                </text:list-item>
              </text:list>
            </text:list-item>
            <text:list-item>
              <text:p text:style-name="P394"><text:span text:style-name="T169">“</text:span><text:span text:style-name="T184">Sampling in the Primal Domain is convolution in the Fourier Domain”</text:span></text:p>
            </text:list-item>
            <text:list-item>
              <text:p text:style-name="P395"><text:span text:style-name="T184">E</text:span><text:span text:style-name="T169">rror</text:span></text:p>
              <text:list>
                <text:list-item>
                  <text:p text:style-name="P396"><text:span text:style-name="T184">T</text:span><text:span text:style-name="T169">he true integral is equal to f</text:span><text:span text:style-name="T128">^</text:span><text:span text:style-name="T169">(0), since that’s the 0 coefficient, which is the average of the function, which is what we’re trying to find</text:span></text:p>
                </text:list-item>
                <text:list-item>
                  <text:p text:style-name="P397"><text:span text:style-name="T169">I := the true value of our integral, </text:span><text:span text:style-name="T116">μ</text:span><text:span text:style-name="T128">~</text:span><text:span text:style-name="T13">N</text:span><text:span text:style-name="T169"> := our estimate of the integral</text:span></text:p>
                </text:list-item>
                <text:list-item>
                  <text:p text:style-name="P397"><text:span text:style-name="T169">We can express the error as I - <text:s/></text:span><text:span text:style-name="T116">μ</text:span><text:span text:style-name="T128">~</text:span><text:span text:style-name="T13">N </text:span><text:span text:style-name="T169"><text:s/>= integral on D of f(x) dx – integral on D of f(x) * S(x) dx</text:span></text:p>
                  <text:list>
                    <text:list-item>
                      <text:p text:style-name="P342">This is in terms of the spatial domain</text:p>
                    </text:list-item>
                  </text:list>
                </text:list-item>
                <text:list-item>
                  <text:p text:style-name="P398"><text:span text:style-name="T169">We can also express the error as </text:span><text:span text:style-name="T186">I - <text:s/></text:span><text:span text:style-name="T118">μ</text:span><text:span text:style-name="T129">~</text:span><text:span text:style-name="T14">N </text:span><text:span text:style-name="T186"><text:s/>= </text:span><text:span text:style-name="T187">f</text:span><text:span text:style-name="T130">^</text:span><text:span text:style-name="T187">(0) – </text:span><text:span text:style-name="T169">integral on </text:span><text:span text:style-name="T116">Ω</text:span><text:span text:style-name="T169"> of f</text:span><text:span text:style-name="T128">^*</text:span><text:span text:style-name="T169">(w) * S</text:span><text:span text:style-name="T128">^</text:span><text:span text:style-name="T169">(w) dw</text:span></text:p>
                </text:list-item>
                <text:list-item>
                  <text:p text:style-name="P343">Error = bias^2 + variance</text:p>
                  <text:list>
                    <text:list-item>
                      <text:p text:style-name="P399"><text:soft-page-break/><text:span text:style-name="T169">In this equation it seems like error must be (</text:span><text:span text:style-name="T186">I - <text:s/></text:span><text:span text:style-name="T118">μ</text:span><text:span text:style-name="T129">~</text:span><text:span text:style-name="T14">N</text:span><text:span text:style-name="T186"> </text:span><text:span text:style-name="T169">)</text:span><text:span text:style-name="T128">2</text:span><text:span text:style-name="T169"> </text:span><text:span text:style-name="T191">but that sounds like the square of the error, not the error itself </text:span><text:span text:style-name="T169">TODO</text:span></text:p>
                    </text:list-item>
                  </text:list>
                </text:list-item>
                <text:list-item>
                  <text:p text:style-name="P344">Bias: expected value of the error</text:p>
                  <text:list>
                    <text:list-item>
                      <text:p text:style-name="P400"><text:span text:style-name="T169">we write as &lt; </text:span><text:span text:style-name="T186">I - <text:s/></text:span><text:span text:style-name="T118">μ</text:span><text:span text:style-name="T129">~</text:span><text:span text:style-name="T14">N</text:span><text:span text:style-name="T15"> </text:span><text:span text:style-name="T189"><text:s/></text:span><text:span text:style-name="T190">&gt;</text:span></text:p>
                    </text:list-item>
                  </text:list>
                </text:list-item>
                <text:list-item>
                  <text:p text:style-name="P403"><text:span text:style-name="T190">V</text:span><text:span text:style-name="T169">ariance: Var( </text:span><text:span text:style-name="T186">I - <text:s/></text:span><text:span text:style-name="T118">μ</text:span><text:span text:style-name="T129">~</text:span><text:span text:style-name="T14">N </text:span><text:span text:style-name="T186"><text:s/></text:span><text:span text:style-name="T169">)</text:span></text:p>
                </text:list-item>
                <text:list-item>
                  <text:p text:style-name="P395"><text:span text:style-name="T169">Bias</text:span><text:span text:style-name="T196"> in the Fourier domain</text:span></text:p>
                  <text:list>
                    <text:list-item>
                      <text:p text:style-name="P401"><text:span text:style-name="T169">&lt; </text:span><text:span text:style-name="T186">I - <text:s/></text:span><text:span text:style-name="T118">μ</text:span><text:span text:style-name="T129">~</text:span><text:span text:style-name="T14">N</text:span><text:span text:style-name="T15"> </text:span><text:span text:style-name="T189"><text:s/></text:span><text:span text:style-name="T190">&gt; </text:span><text:span text:style-name="T192">= &lt; </text:span><text:span text:style-name="T187">f</text:span><text:span text:style-name="T130">^</text:span><text:span text:style-name="T187">(0) – </text:span><text:span text:style-name="T188">integral on </text:span><text:span text:style-name="T119">Ω</text:span><text:span text:style-name="T188"> of f</text:span><text:span text:style-name="T131">^*</text:span><text:span text:style-name="T188">(w) * S</text:span><text:span text:style-name="T131">^</text:span><text:span text:style-name="T188">(w) dw </text:span><text:span text:style-name="T192">&gt; = </text:span><text:span text:style-name="T187">f</text:span><text:span text:style-name="T130">^</text:span><text:span text:style-name="T187">(0) – </text:span><text:span text:style-name="T188">integral on </text:span><text:span text:style-name="T119">Ω</text:span><text:span text:style-name="T188"> of f</text:span><text:span text:style-name="T131">^*</text:span><text:span text:style-name="T188">(w) * </text:span><text:span text:style-name="T192">&lt;</text:span><text:span text:style-name="T188"> S</text:span><text:span text:style-name="T131">^</text:span><text:span text:style-name="T188">(w) </text:span><text:span text:style-name="T192">&gt;</text:span><text:span text:style-name="T188"> dw, </text:span><text:span text:style-name="T192">since </text:span><text:span text:style-name="T188">S</text:span><text:span text:style-name="T131">^</text:span><text:span text:style-name="T188">(w) </text:span><text:span text:style-name="T192">is the only thing that is random</text:span></text:p>
                    </text:list-item>
                    <text:list-item>
                      <text:p text:style-name="P404"><text:span text:style-name="T192">I</text:span><text:span text:style-name="T169">f </text:span><text:span text:style-name="T192">&lt;</text:span><text:span text:style-name="T188"> S</text:span><text:span text:style-name="T131">^</text:span><text:span text:style-name="T188">(w) </text:span><text:span text:style-name="T192">&gt; </text:span><text:span text:style-name="T169">is 0 for all w besides 1</text:span></text:p>
                    </text:list-item>
                    <text:list-item>
                      <text:p text:style-name="P405"><text:span text:style-name="T192">&lt;</text:span><text:span text:style-name="T188"> S</text:span><text:span text:style-name="T131">^</text:span><text:span text:style-name="T188">(w) </text:span><text:span text:style-name="T192">&gt; </text:span><text:span text:style-name="T194">= | </text:span><text:span text:style-name="T192">&lt;</text:span><text:span text:style-name="T188"> S</text:span><text:span text:style-name="T131">^</text:span><text:span text:style-name="T188">(w) </text:span><text:span text:style-name="T192">&gt; </text:span><text:span text:style-name="T194">| * e</text:span><text:span text:style-name="T132">-</text:span><text:span text:style-name="T125">Φ</text:span><text:span text:style-name="T132">(&lt;S^(w)&gt;)</text:span><text:span text:style-name="T194"> (It’s a complex number, so it can be expressed as amplitude * e^-phase</text:span><text:span text:style-name="T195">)</text:span></text:p>
                    </text:list-item>
                    <text:list-item>
                      <text:p text:style-name="P406"><text:span text:style-name="T195">I</text:span><text:span text:style-name="T169">f we do random shifts to our sampling points over and over we’ll get a variety of sample point sets that will give us an average</text:span><text:span text:style-name="T188"> S</text:span><text:span text:style-name="T131">^</text:span><text:span text:style-name="T188">(w) </text:span><text:span text:style-name="T169">= 0 for a given w != 0</text:span></text:p>
                      <text:list>
                        <text:list-item>
                          <text:p text:style-name="P345">Works for any sampling pattern, so for all of them as the number of samples goes up the bias goes to 0</text:p>
                        </text:list-item>
                        <text:list-item>
                          <text:p text:style-name="P346">This effect is called homogenization (?)</text:p>
                        </text:list-item>
                        <text:list-item>
                          <text:p text:style-name="P346">“We can take any sampling pattern and homogenize it to make the Monte Carlo estimator unbiased”</text:p>
                        </text:list-item>
                      </text:list>
                    </text:list-item>
                  </text:list>
                </text:list-item>
                <text:list-item>
                  <text:p text:style-name="P347">Variance in the Fourier domain</text:p>
                  <text:list>
                    <text:list-item>
                      <text:p text:style-name="P402"><text:span text:style-name="T197">Var(</text:span><text:span text:style-name="T169"> </text:span><text:span text:style-name="T186">I - <text:s/></text:span><text:span text:style-name="T118">μ</text:span><text:span text:style-name="T129">~</text:span><text:span text:style-name="T14">N</text:span><text:span text:style-name="T15"> </text:span><text:span text:style-name="T189"><text:s/></text:span><text:span text:style-name="T197">)</text:span><text:span text:style-name="T190"> </text:span><text:span text:style-name="T192">= </text:span><text:span text:style-name="T197">Var (</text:span><text:span text:style-name="T187">f</text:span><text:span text:style-name="T130">^</text:span><text:span text:style-name="T187">(0) – </text:span><text:span text:style-name="T188">integral on </text:span><text:span text:style-name="T119">Ω</text:span><text:span text:style-name="T188"> of f</text:span><text:span text:style-name="T131">^*</text:span><text:span text:style-name="T188">(w) * S</text:span><text:span text:style-name="T131">^</text:span><text:span text:style-name="T188">(w) dw </text:span><text:span text:style-name="T197">) </text:span><text:span text:style-name="T198">= </text:span><text:span text:style-name="T197">Var (</text:span><text:span text:style-name="T188">integral on </text:span><text:span text:style-name="T119">Ω</text:span><text:span text:style-name="T188"> of f</text:span><text:span text:style-name="T131">^*</text:span><text:span text:style-name="T188">(w) * S</text:span><text:span text:style-name="T131">^</text:span><text:span text:style-name="T188">(w) dw </text:span><text:span text:style-name="T197">) </text:span><text:span text:style-name="T198">(since </text:span><text:span text:style-name="T187">f</text:span><text:span text:style-name="T130">^</text:span><text:span text:style-name="T187">(0) </text:span><text:span text:style-name="T198">isn’t a random variable)</text:span></text:p>
                    </text:list-item>
                    <text:list-item>
                      <text:p text:style-name="P407"><text:span text:style-name="T198">= </text:span><text:span text:style-name="T188">integral on </text:span><text:span text:style-name="T119">Ω</text:span><text:span text:style-name="T188"> of </text:span><text:span text:style-name="T169">P</text:span><text:span text:style-name="T13">f</text:span><text:span text:style-name="T188">(w) * </text:span><text:span text:style-name="T169">Var(</text:span><text:span text:style-name="T188">S</text:span><text:span text:style-name="T131">^</text:span><text:span text:style-name="T188">(w)</text:span><text:span text:style-name="T169">)</text:span><text:span text:style-name="T188"> dw </text:span><text:span text:style-name="T199">where P</text:span><text:span text:style-name="T16">f</text:span><text:span text:style-name="T199">(w) = |f</text:span><text:span text:style-name="T133">^*</text:span><text:span text:style-name="T199">(w)|</text:span><text:span text:style-name="T133">2</text:span><text:span text:style-name="T199"> (power spectrum) (</text:span><text:span text:style-name="T200">analogous</text:span><text:span text:style-name="T199"> to the variance rule Var(a * X) = a</text:span><text:span text:style-name="T133">2</text:span><text:span text:style-name="T199"> * Var (X)</text:span><text:span text:style-name="T200">)</text:span></text:p>
                    </text:list-item>
                    <text:list-item>
                      <text:p text:style-name="P408"><text:span text:style-name="T201">For purely random samples, w</text:span><text:span text:style-name="T169">e already know </text:span><text:span text:style-name="T197">Var(</text:span><text:span text:style-name="T193"> </text:span><text:span text:style-name="T118">μ</text:span><text:span text:style-name="T129">~</text:span><text:span text:style-name="T14">N</text:span><text:span text:style-name="T15"> </text:span><text:span text:style-name="T189"><text:s/></text:span><text:span text:style-name="T197">) </text:span><text:span text:style-name="T169">= integral on <text:s/></text:span><text:span text:style-name="T119">Ω </text:span><text:span text:style-name="T116">of P</text:span><text:span text:style-name="T22">f</text:span><text:span text:style-name="T116">(w) &lt; P</text:span><text:span text:style-name="T22">S</text:span><text:span text:style-name="T116">(w)&gt; dw</text:span></text:p>
                      <text:list>
                        <text:list-item>
                          <text:p text:style-name="P409"><text:span text:style-name="T116">where P</text:span><text:span text:style-name="T22">S</text:span><text:span text:style-name="T116">(w) = | S^ (w) | ^2</text:span></text:p>
                        </text:list-item>
                      </text:list>
                    </text:list-item>
                    <text:list-item>
                      <text:p text:style-name="P411"><text:span text:style-name="T116">For homogenized sampling patterns, </text:span><text:span text:style-name="T192">&lt;</text:span><text:span text:style-name="T188"> S</text:span><text:span text:style-name="T131">^</text:span><text:span text:style-name="T188">(w) </text:span><text:span text:style-name="T192">&gt; </text:span><text:span text:style-name="T169">= 0 and Var (</text:span><text:span text:style-name="T118">μ</text:span><text:span text:style-name="T129">~</text:span><text:span text:style-name="T14">N</text:span><text:span text:style-name="T15"> </text:span><text:span text:style-name="T169">) = integral on </text:span><text:span text:style-name="T119">Ω </text:span><text:span text:style-name="T120">of P</text:span><text:span text:style-name="T23">f</text:span><text:span text:style-name="T120">(w) &lt; P</text:span><text:span text:style-name="T23">S</text:span><text:span text:style-name="T120">(w)&gt; dw</text:span></text:p>
                      <text:list>
                        <text:list-item>
                          <text:p text:style-name="P410"><text:span text:style-name="T120">where P</text:span><text:span text:style-name="T23">S</text:span><text:span text:style-name="T120">(w) = | S^ (w) | ^2</text:span></text:p>
                        </text:list-item>
                      </text:list>
                    </text:list-item>
                    <text:list-item>
                      <text:p text:style-name="P412"><text:span text:style-name="T197">W</text:span><text:span text:style-name="T169">e would rather deal with the radial mean than the power spectra itself, since 1D is easier than 2D. In order to switch, let’s put things in polar</text:span></text:p>
                    </text:list-item>
                    <text:list-item>
                      <text:p text:style-name="P351">complicated polar equation</text:p>
                    </text:list-item>
                    <text:list-item>
                      <text:p text:style-name="P413"><text:soft-page-break/><text:span text:style-name="T208">For isotropic power spectra, the values are the same for a given radius, so this simplifies a bit to Var[</text:span><text:span text:style-name="T209"> </text:span><text:span text:style-name="T121">μ</text:span><text:span text:style-name="T138">~</text:span><text:span text:style-name="T18">N </text:span><text:span text:style-name="T209"><text:s/></text:span><text:span text:style-name="T208">] = M(S</text:span><text:span text:style-name="T137">d-1</text:span><text:span text:style-name="T208"> ) * integral from 0 to infinity of P</text:span><text:span text:style-name="T137">~</text:span><text:span text:style-name="T17">f</text:span><text:span text:style-name="T208"> (p) &lt;P</text:span><text:span text:style-name="T137">~</text:span><text:span text:style-name="T17">S</text:span><text:span text:style-name="T208">(p)&gt; dp</text:span></text:p>
                      <text:list>
                        <text:list-item>
                          <text:p text:style-name="P414"><text:span text:style-name="T208">P</text:span><text:span text:style-name="T137">~</text:span><text:span text:style-name="T17">S</text:span><text:span text:style-name="T208">(p) </text:span><text:span text:style-name="T210">is the radial mean curve</text:span></text:p>
                        </text:list-item>
                        <text:list-item>
                          <text:p text:style-name="P415"><text:span text:style-name="T210">P</text:span><text:span text:style-name="T139">~</text:span><text:span text:style-name="T19">f</text:span><text:span text:style-name="T210"> (p) </text:span><text:span text:style-name="T211">is probably high for low frequencies and low for high frequencies, so to get the smallest integral possible it is most important to get </text:span><text:span text:style-name="T208">P</text:span><text:span text:style-name="T137">~</text:span><text:span text:style-name="T17">S</text:span><text:span text:style-name="T208">(p) </text:span><text:span text:style-name="T211">to have small values for low frequencies (</text:span><text:span text:style-name="T212">me: </text:span><text:span text:style-name="T211">this is why we want </text:span><text:span text:style-name="T212">blue noise)</text:span></text:p>
                        </text:list-item>
                      </text:list>
                    </text:list-item>
                  </text:list>
                </text:list-item>
              </text:list>
            </text:list-item>
            <text:list-item>
              <text:p text:style-name="P416"><text:span text:style-name="T208">(More) </text:span><text:span text:style-name="T212">C</text:span><text:span text:style-name="T208">onvergence Rates</text:span></text:p>
              <text:list>
                <text:list-item>
                  <text:p text:style-name="P348">2D convergence rates:</text:p>
                  <text:list>
                    <text:list-item>
                      <text:p text:style-name="P418"><text:span text:style-name="T169">Random: O(N</text:span><text:span text:style-name="T128">-1</text:span><text:span text:style-name="T169">) worst case, O(N</text:span><text:span text:style-name="T128">-1</text:span><text:span text:style-name="T169">) best case</text:span></text:p>
                    </text:list-item>
                    <text:list-item>
                      <text:p text:style-name="P418"><text:span text:style-name="T169">Jitter: O(N</text:span><text:span text:style-name="T128">-1.</text:span><text:span text:style-name="T134">5</text:span><text:span text:style-name="T169">) worst case, O(N</text:span><text:span text:style-name="T128">-</text:span><text:span text:style-name="T134">2</text:span><text:span text:style-name="T169">) best case</text:span></text:p>
                    </text:list-item>
                    <text:list-item>
                      <text:p text:style-name="P418"><text:span text:style-name="T169">Poisson Disk: O(N</text:span><text:span text:style-name="T128">-1</text:span><text:span text:style-name="T169">) worst case, O(N</text:span><text:span text:style-name="T128">-1</text:span><text:span text:style-name="T169">) best case</text:span></text:p>
                    </text:list-item>
                    <text:list-item>
                      <text:p text:style-name="P417"><text:span text:style-name="T208">CCVT: O(N</text:span><text:span text:style-name="T137">-1.</text:span><text:span text:style-name="T140">5</text:span><text:span text:style-name="T208">) worst case, O(N</text:span><text:span text:style-name="T137">-</text:span><text:span text:style-name="T140">3</text:span><text:span text:style-name="T208">) best case</text:span></text:p>
                    </text:list-item>
                  </text:list>
                </text:list-item>
                <text:list-item>
                  <text:p text:style-name="P352">Poisson disk does great for low numbers of samples because it is low for low frequencies (see explanation at the end of the last section for why being low in low frequencies is important)</text:p>
                </text:list-item>
              </text:list>
            </text:list-item>
          </text:list>
        </text:list-item>
      </text:list>
      <text:p text:style-name="P40"/>
      <text:p text:style-name="P40"/>
      <text:h text:style-name="P70" text:outline-level="4">Sampling and Reconstruction</text:h>
      <text:p text:style-name="P66">https://ww<text:span text:style-name="T217">w</text:span>.pbr-book.org/3ed-2018/Sampling_and_Reconstruction</text:p>
      <text:list xml:id="list704961470" text:style-name="L11">
        <text:list-item>
          <text:p text:style-name="P444">Sampling</text:p>
          <text:list>
            <text:list-item>
              <text:p text:style-name="P444">Raytracing involves sampling using rays</text:p>
            </text:list-item>
            <text:list-item>
              <text:p text:style-name="P444">Our goal is to have the image reconstructed by the device to display be as close as possible to what the virtual camera sees (which is different from wanting the values at the particular pixels to be as close as possible)</text:p>
            </text:list-item>
            <text:list-item>
              <text:p text:style-name="P445">Infinite sum of equally spaced (dirac) delta functions: shah function <text:span text:style-name="T218">III</text:span><text:span text:style-name="T25">T</text:span><text:span text:style-name="T46">(x) = T * sum I goes from -infinity to infinity of </text:span><text:span text:style-name="T45">δ</text:span><text:span text:style-name="T28">(x – iT)</text:span></text:p>
              <text:list>
                <text:list-item>
                  <text:p text:style-name="P353">Multiply by f(x), the function you want to sample, to get a function that is equal to f(x) at intervals that are T apart and 0 everywhere else</text:p>
                </text:list-item>
              </text:list>
            </text:list-item>
          </text:list>
        </text:list-item>
        <text:list-item>
          <text:p text:style-name="P354">Reconstructing from samples</text:p>
          <text:list>
            <text:list-item>
              <text:p text:style-name="P446"><text:span text:style-name="T28">reconstructed function f</text:span><text:span text:style-name="T141">~</text:span><text:span text:style-name="T28">(x) is found by computing the convolution of a reconstruction filter r(x) and (</text:span><text:span text:style-name="T40">III</text:span><text:span text:style-name="T21">T</text:span><text:span text:style-name="T29">(x) </text:span><text:span text:style-name="T28">f(x))</text:span></text:p>
              <text:list>
                <text:list-item>
                  <text:p text:style-name="P355"><text:soft-page-break/>convolution f(x) * g(x) (They use a circle with a cross through it, but I can’t find that symbol so I’m using another widely used notation for convolution) is defined as:</text:p>
                  <text:list>
                    <text:list-item>
                      <text:p text:style-name="P355">integral from -infinity to infinity of f(x’)g(x-x’)dx’</text:p>
                    </text:list-item>
                  </text:list>
                </text:list-item>
                <text:list-item>
                  <text:p text:style-name="P447"><text:span text:style-name="T28">So </text:span><text:span text:style-name="T30">f</text:span><text:span text:style-name="T142">~</text:span><text:span text:style-name="T30">(x) </text:span><text:span text:style-name="T28">= T sum i goes from -infinity to infinity of f(iT)r(x-iT)</text:span></text:p>
                </text:list-item>
              </text:list>
            </text:list-item>
          </text:list>
        </text:list-item>
        <text:list-item>
          <text:p text:style-name="P356">Fourier analysis of sampling</text:p>
          <text:list>
            <text:list-item>
              <text:p text:style-name="P448"><text:span text:style-name="T28">We assume f(x) is “band limited”: f(x) doesn’t have frequencies greater than w</text:span><text:span text:style-name="T20">0</text:span><text:span text:style-name="T28"> (i.e. F(w) = 0 for all |w| &gt; w</text:span><text:span text:style-name="T20">0</text:span><text:span text:style-name="T28">)</text:span></text:p>
            </text:list-item>
            <text:list-item>
              <text:p text:style-name="P357">convolution in the frequency domain is multiplication in the spatial domain and vice-versa</text:p>
            </text:list-item>
            <text:list-item>
              <text:p text:style-name="P358">Fourier spectrum of a shah function is another shah function with period 1/T</text:p>
            </text:list-item>
            <text:list-item>
              <text:p text:style-name="P449"><text:span text:style-name="T28">convolving a function with a delta function yields a copy of the function, </text:span><text:span text:style-name="T31">so convolving a function with a shah function yields infinitely many copies of the function, </text:span><text:span text:style-name="T32">each shifted over slightly from the last</text:span></text:p>
            </text:list-item>
            <text:list-item>
              <text:p text:style-name="P450"><text:span text:style-name="T32">T</text:span><text:span text:style-name="T28">o reconstruct, then, we just take the one that is centered at the origin </text:span><text:span text:style-name="T33">(by multiplying by a box function of the appropriate width)</text:span></text:p>
            </text:list-item>
            <text:list-item>
              <text:p text:style-name="P451"><text:span text:style-name="T33">I</text:span><text:span text:style-name="T28">n symbols: F</text:span><text:span text:style-name="T141">~</text:span><text:span text:style-name="T28"> = (F(w) * </text:span><text:span text:style-name="T39">III</text:span><text:span text:style-name="T20">1/T</text:span><text:span text:style-name="T28">(w))II</text:span><text:span text:style-name="T20">1/T</text:span><text:span text:style-name="T28">(w)</text:span></text:p>
            </text:list-item>
            <text:list-item>
              <text:p text:style-name="P452"><text:span text:style-name="T28">similarly in the spatial domain: f</text:span><text:span text:style-name="T141">~ </text:span><text:span text:style-name="T28">= (f(x)</text:span><text:span text:style-name="T39">III</text:span><text:span text:style-name="T20">T</text:span><text:span text:style-name="T28">(x))*sinc</text:span><text:span text:style-name="T20">T</text:span><text:span text:style-name="T28">(x)</text:span></text:p>
              <text:list>
                <text:list-item>
                  <text:p text:style-name="P452"><text:span text:style-name="T28">sinc</text:span><text:span text:style-name="T20">T</text:span><text:span text:style-name="T28">(x) = sinc(Tx)</text:span></text:p>
                </text:list-item>
              </text:list>
            </text:list-item>
            <text:list-item>
              <text:p text:style-name="P359">If samples are too far apart in the spatial domain they will be too close together in the frequency domain, so the copies of the function will overlap, so it won’t be able to be perfectly reconstructed</text:p>
              <text:list>
                <text:list-item>
                  <text:p text:style-name="P359">This is called aliasing, since high frequencies will seem to be low frequencies</text:p>
                </text:list-item>
                <text:list-item>
                  <text:p text:style-name="P453"><text:span text:style-name="T28">We can reconstruct as long as the frequency of sampled points is greater than twice the max frequency present in the signal (w</text:span><text:span text:style-name="T20">0</text:span><text:span text:style-name="T28">)</text:span></text:p>
                  <text:list>
                    <text:list-item>
                      <text:p text:style-name="P453"><text:span text:style-name="T28">2w</text:span><text:span text:style-name="T20">0</text:span><text:span text:style-name="T28"> is the Nyquist frequency</text:span></text:p>
                    </text:list-item>
                  </text:list>
                </text:list-item>
                <text:list-item>
                  <text:p text:style-name="P360">Lots of functions that come up in graphics aren’t band-limited (e.g. discontinuous functions), so using a lot of samples isn’t enough</text:p>
                </text:list-item>
                <text:list-item>
                  <text:p text:style-name="P454"><text:span text:style-name="T28">prealiasing: artifacts from sampling, postaliasing: artifacts from reconstruction, antialiasing: </text:span><text:span text:style-name="T34">attempts to r</text:span><text:span text:style-name="T28">educ</text:span><text:span text:style-name="T34">e</text:span><text:span text:style-name="T28"> either of those</text:span></text:p>
                </text:list-item>
              </text:list>
            </text:list-item>
          </text:list>
        </text:list-item>
        <text:list-item>
          <text:p text:style-name="P361">Anti-aliasing techniques</text:p>
          <text:list>
            <text:list-item>
              <text:p text:style-name="P361">adaptive sampling</text:p>
              <text:list>
                <text:list-item>
                  <text:p text:style-name="P455"><text:span text:style-name="T28">Find places where the </text:span><text:span text:style-name="T35">Nyquist frequency </text:span><text:span text:style-name="T28">is much higher than it is elsewhere and take extra samples there and fewer samples elsewhere</text:span></text:p>
                </text:list-item>
              </text:list>
            </text:list-item>
            <text:list-item>
              <text:p text:style-name="P362"><text:soft-page-break/>prefiltering</text:p>
              <text:list>
                <text:list-item>
                  <text:p text:style-name="P456"><text:span text:style-name="T28">Blur the function so that it doesn’t have any high frequencies (i.e. artificially lower the Nyquist </text:span><text:span text:style-name="T36">frequency</text:span><text:span text:style-name="T28">)</text:span></text:p>
                </text:list-item>
              </text:list>
            </text:list-item>
            <text:list-item>
              <text:p text:style-name="P363">geometric aliasing (problem)</text:p>
              <text:list>
                <text:list-item>
                  <text:p text:style-name="P364">Gibbs phenomenon: step functions will have “ringing” artifacts when reconstructed at less than the Nyquist rate</text:p>
                </text:list-item>
                <text:list-item>
                  <text:p text:style-name="P363">small objects might appear and disappear in animation if they are so small the sampling might “skip over” them</text:p>
                </text:list-item>
              </text:list>
            </text:list-item>
          </text:list>
        </text:list-item>
        <text:list-item>
          <text:p text:style-name="P365">Pixel note: let’s use d = floor(c) not d = nearest integer to c, since then the reconstruction is more intuitive (c = d + ½)</text:p>
        </text:list-item>
        <text:list-item>
          <text:p text:style-name="P366">7.2 sampling interface</text:p>
          <text:list>
            <text:list-item>
              <text:p text:style-name="P366">skipping for now</text:p>
            </text:list-item>
          </text:list>
        </text:list-item>
        <text:list-item>
          <text:p text:style-name="P367">7.3 stratified sampling</text:p>
          <text:list>
            <text:list-item>
              <text:p text:style-name="P367">skipping for now</text:p>
            </text:list-item>
          </text:list>
        </text:list-item>
        <text:list-item>
          <text:p text:style-name="P368">Quasi Monte Carlo Sequences</text:p>
          <text:list>
            <text:list-item>
              <text:p text:style-name="P368">van der Corput sequence:</text:p>
              <text:list>
                <text:list-item>
                  <text:p text:style-name="P457"><text:span text:style-name="T28">radical inverse function in base 2 (x</text:span><text:span text:style-name="T20">a </text:span><text:span text:style-name="T28">= </text:span><text:span text:style-name="T45">Φ</text:span><text:span text:style-name="T20">2</text:span><text:span text:style-name="T28">(a))</text:span></text:p>
                </text:list-item>
                <text:list-item>
                  <text:p text:style-name="P458"><text:span text:style-name="T28">x</text:span><text:span text:style-name="T20">0</text:span><text:span text:style-name="T28"> = 0</text:span></text:p>
                </text:list-item>
                <text:list-item>
                  <text:p text:style-name="P458"><text:span text:style-name="T28">x</text:span><text:span text:style-name="T20">1</text:span><text:span text:style-name="T28"> = 0.1</text:span><text:span text:style-name="T20">2</text:span><text:span text:style-name="T28"> = ½</text:span></text:p>
                </text:list-item>
                <text:list-item>
                  <text:p text:style-name="P458"><text:span text:style-name="T28">x</text:span><text:span text:style-name="T20">2</text:span><text:span text:style-name="T28"> = 0.01</text:span><text:span text:style-name="T20">2</text:span><text:span text:style-name="T28"> = ½</text:span></text:p>
                </text:list-item>
                <text:list-item>
                  <text:p text:style-name="P458"><text:span text:style-name="T28">x</text:span><text:span text:style-name="T20">3</text:span><text:span text:style-name="T28"> = 0.11</text:span><text:span text:style-name="T20">2</text:span><text:span text:style-name="T28"> = </text:span><text:span text:style-name="T37">3/4</text:span></text:p>
                </text:list-item>
                <text:list-item>
                  <text:p text:style-name="P458"><text:span text:style-name="T28">x</text:span><text:span text:style-name="T20">4</text:span><text:span text:style-name="T28"> = 0.001</text:span><text:span text:style-name="T20">2</text:span><text:span text:style-name="T28"> = </text:span><text:span text:style-name="T37">1/8</text:span></text:p>
                </text:list-item>
                <text:list-item>
                  <text:p text:style-name="P458"><text:span text:style-name="T28">x</text:span><text:span text:style-name="T20">5</text:span><text:span text:style-name="T28"> = 0.101</text:span><text:span text:style-name="T20">2</text:span><text:span text:style-name="T28"> <text:s/>= 5/8</text:span></text:p>
                </text:list-item>
                <text:list-item>
                  <text:p text:style-name="P459"><text:span text:style-name="T38">Discrepancy</text:span><text:span text:style-name="T28"> is D</text:span><text:span text:style-name="T141">*</text:span><text:span text:style-name="T20">N</text:span><text:span text:style-name="T28">(P) = O(((log N)</text:span><text:span text:style-name="T141">n</text:span><text:span text:style-name="T28">)/N)</text:span></text:p>
                </text:list-item>
              </text:list>
            </text:list-item>
            <text:list-item>
              <text:p text:style-name="P369">Halton sequence</text:p>
              <text:list>
                <text:list-item>
                  <text:p text:style-name="P369">base for radical inverse changes for each value, and must all be relatively prime to each other (so first n prime numbers is a natural/typical choice)</text:p>
                </text:list-item>
                <text:list-item>
                  <text:p text:style-name="P370">useful that you don’t need to know how many sample points you want in advance</text:p>
                </text:list-item>
                <text:list-item>
                  <text:p text:style-name="P460"><text:span text:style-name="T38">Discrepancy is </text:span><text:span text:style-name="T28">D</text:span><text:span text:style-name="T141">*</text:span><text:span text:style-name="T20">N</text:span><text:span text:style-name="T28">(x</text:span><text:span text:style-name="T20">a</text:span><text:span text:style-name="T28">) = O(((log N)</text:span><text:span text:style-name="T141">n</text:span><text:span text:style-name="T28">)/N)</text:span></text:p>
                  <text:list>
                    <text:list-item>
                      <text:p text:style-name="P371"><text:soft-page-break/>Hammersley is slightly better, but you have to know the number of samples in advance</text:p>
                      <text:list>
                        <text:list-item>
                          <text:p text:style-name="P371">(adds a/N term)</text:p>
                        </text:list-item>
                      </text:list>
                    </text:list-item>
                  </text:list>
                </text:list-item>
              </text:list>
            </text:list-item>
          </text:list>
        </text:list-item>
      </text:list>
      <text:p text:style-name="P71"/>
      <text:p text:style-name="P40"/>
      <text:p text:style-name="P41">Monte Carlo Variations</text:p>
      <text:list xml:id="list539370518" text:style-name="L12">
        <text:list-item>
          <text:p text:style-name="P148">Importance sampling</text:p>
          <text:list>
            <text:list-item>
              <text:p text:style-name="P148">make pdf match function</text:p>
            </text:list-item>
            <text:list-item>
              <text:p text:style-name="P148">reduces variance</text:p>
            </text:list-item>
          </text:list>
        </text:list-item>
        <text:list-item>
          <text:p text:style-name="P461"><text:span text:style-name="T47">Stratified sampling </text:span><text:span text:style-name="T48">(a.k.a. jittered sampling)</text:span></text:p>
          <text:list>
            <text:list-item>
              <text:p text:style-name="P462"><text:span text:style-name="T48">r</text:span><text:span text:style-name="T47">andomly place a sample in each strata</text:span></text:p>
            </text:list-item>
            <text:list-item>
              <text:p text:style-name="P149">almost always better than without</text:p>
            </text:list-item>
          </text:list>
        </text:list-item>
        <text:list-item>
          <text:p text:style-name="P150">Uniform jitter</text:p>
          <text:list>
            <text:list-item>
              <text:p text:style-name="P150">“jitter a uniform grid, rather than jittering each stratum separately”</text:p>
            </text:list-item>
          </text:list>
        </text:list-item>
        <text:list-item>
          <text:p text:style-name="P151">Quasi Monte Carlo <text:span text:style-name="T60">(QMC)</text:span></text:p>
          <text:list>
            <text:list-item>
              <text:p text:style-name="P151">Van der Corput Sequence</text:p>
              <text:list>
                <text:list-item>
                  <text:p text:style-name="P152">reverse digits: e.g. 0101.0 → 0.1010 (base 2) or 53.4 → 4.35 (base 10)</text:p>
                </text:list-item>
                <text:list-item>
                  <text:p text:style-name="P152">The Van der Corput sequence has been extended to multi-dimensions by Halton (1960), Sobol (1967), Faure (1982) and Niederreiter (1987)</text:p>
                </text:list-item>
              </text:list>
            </text:list-item>
            <text:list-item>
              <text:p text:style-name="P153">Halton sequence (similar)</text:p>
            </text:list-item>
            <text:list-item>
              <text:p text:style-name="P153">Hammersley sequence (similar)</text:p>
            </text:list-item>
            <text:list-item>
              <text:p text:style-name="P154">Shirley-Chiu warping transformation 1997 (????)</text:p>
            </text:list-item>
          </text:list>
        </text:list-item>
        <text:list-item>
          <text:p text:style-name="P155">Other??</text:p>
          <text:list>
            <text:list-item>
              <text:p text:style-name="P155">Blue noise (Yellot 1983)</text:p>
              <text:list>
                <text:list-item>
                  <text:p text:style-name="P155">Dippe and Wold 1985, Cook 1986, Dunbar and Humpreys 2006, Wei 2008</text:p>
                </text:list-item>
                <text:list-item>
                  <text:p text:style-name="P156">Blue noise + Quasi Monte Carlo </text:p>
                  <text:list>
                    <text:list-item>
                      <text:p text:style-name="P156">Niederreiter 1992, Keller 1997, Ouellete and Fiume 2001</text:p>
                    </text:list-item>
                  </text:list>
                </text:list-item>
              </text:list>
            </text:list-item>
          </text:list>
        </text:list-item>
        <text:list-item>
          <text:p text:style-name="P157">Non-Monte Carlo</text:p>
          <text:list>
            <text:list-item>
              <text:p text:style-name="P157">deterministic quadrature rules (see On Numerical Solutions to One-Dimensional Integration Problems with Applications to Linear Light Sources)</text:p>
            </text:list-item>
          </text:list>
        </text:list-item>
      </text:list>
      <text:p text:style-name="P62"/>
      <text:p text:style-name="P62"/>
      <text:p text:style-name="P63"><text:soft-page-break/>Physics-Based Differentiable Rendering: A comprehensive introduction</text:p>
      <text:p text:style-name="P63">https://shuangz.com/courses/pbdr-course-sg20/</text:p>
      <text:list xml:id="list2883756614" text:style-name="L13">
        <text:list-item>
          <text:p text:style-name="P158">Differentiable rendering <text:span text:style-name="T216">applications</text:span></text:p>
          <text:list>
            <text:list-item>
              <text:p text:style-name="P158">Lots of stuff I didn’t write down</text:p>
            </text:list-item>
            <text:list-item>
              <text:p text:style-name="P158">Improve forward rendering by giving first and second derivative info to be used to optimize improve sampling strategies</text:p>
            </text:list-item>
          </text:list>
        </text:list-item>
        <text:list-item>
          <text:p text:style-name="P159">Basic example of differentiable rendering</text:p>
          <text:list>
            <text:list-item>
              <text:p text:style-name="P159">x is the scene parameters</text:p>
            </text:list-item>
            <text:list-item>
              <text:p text:style-name="P159">y is the result of rendering the scene parameters</text:p>
              <text:list>
                <text:list-item>
                  <text:p text:style-name="P159">f(x) = y</text:p>
                </text:list-item>
              </text:list>
            </text:list-item>
            <text:list-item>
              <text:p text:style-name="P159">z is the current error</text:p>
              <text:list>
                <text:list-item>
                  <text:p text:style-name="P159">g(y,…) = z (maybe also takes into account reference image</text:p>
                </text:list-item>
              </text:list>
            </text:list-item>
            <text:list-item>
              <text:p text:style-name="P159">We want to update x based on <text:span text:style-name="T113">∂</text:span><text:span text:style-name="T169">z/</text:span><text:span text:style-name="T113">∂x = ∂</text:span><text:span text:style-name="T169">z/</text:span><text:span text:style-name="T113">∂y * ∂y</text:span><text:span text:style-name="T169">/</text:span><text:span text:style-name="T113">∂x</text:span></text:p>
            </text:list-item>
            <text:list-item>
              <text:p text:style-name="P159"><text:span text:style-name="T113">∂</text:span><text:span text:style-name="T169">z/</text:span><text:span text:style-name="T113">∂y </text:span><text:span text:style-name="T115">is a vector that </text:span><text:span text:style-name="T113">shows just the changes we need to mak</text:span><text:span text:style-name="T114">e to get to the reference image</text:span></text:p>
            </text:list-item>
            <text:list-item>
              <text:p text:style-name="P160"><text:span text:style-name="T114">∂y</text:span><text:span text:style-name="T202">/</text:span><text:span text:style-name="T114">∂x </text:span><text:span text:style-name="T115">is a matrix that shows the changes we need to make to the model to change how it renders</text:span></text:p>
            </text:list-item>
            <text:list-item>
              <text:p text:style-name="P162"><text:span text:style-name="T115">C</text:span><text:span text:style-name="T113">omputing </text:span><text:span text:style-name="T114">∂y</text:span><text:span text:style-name="T202">/</text:span><text:span text:style-name="T114">∂x</text:span></text:p>
              <text:list>
                <text:list-item>
                  <text:p text:style-name="P162"><text:span text:style-name="T114">A</text:span><text:span text:style-name="T113">pproximate with “finite differences”</text:span></text:p>
                  <text:list>
                    <text:list-item>
                      <text:p text:style-name="P161"><text:span text:style-name="T114">∂y</text:span><text:span text:style-name="T202">/</text:span><text:span text:style-name="T114">∂x</text:span><text:span text:style-name="T24">i</text:span><text:span text:style-name="T43"> = (f(x+ϵe</text:span><text:span text:style-name="T24">i</text:span><text:span text:style-name="T43">) – f(x - <text:s/>ϵe</text:span><text:span text:style-name="T24">i</text:span><text:span text:style-name="T43">))/(2ϵ)</text:span></text:p>
                    </text:list-item>
                    <text:list-item>
                      <text:p text:style-name="P419">If <text:s/>ϵ is too big, we’ll get a bad approximation, but if it’s too small we’ll get a rounding error</text:p>
                    </text:list-item>
                    <text:list-item>
                      <text:p text:style-name="P420">Also f might have a random component if we’re using sampling, so we’ll have to keep the randomness constant for the two function calls in order to not have that contaminate our results</text:p>
                    </text:list-item>
                  </text:list>
                </text:list-item>
                <text:list-item>
                  <text:p text:style-name="P421">Auto differentiation</text:p>
                  <text:list>
                    <text:list-item>
                      <text:p text:style-name="P163"><text:span text:style-name="T42">For scalar output, time complexity is the same as just computing the function, since you only have to visit each edge once </text:span><text:span text:style-name="T44">(“cheap gradient principle”)</text:span></text:p>
                    </text:list-item>
                    <text:list-item>
                      <text:p text:style-name="P164"><text:span text:style-name="T44">D</text:span><text:span text:style-name="T42">oesn’t work with discontinuities</text:span></text:p>
                    </text:list-item>
                  </text:list>
                </text:list-item>
                <text:list-item>
                  <text:p text:style-name="P422">Explicitly integrating over boundaries helps deal with discontinuities</text:p>
                </text:list-item>
                <text:list-item>
                  <text:p text:style-name="P423">Leibniz’s integral rule (41:05)</text:p>
                </text:list-item>
                <text:list-item>
                  <text:p text:style-name="P424"><text:soft-page-break/>Reynolds transport theorem</text:p>
                </text:list-item>
              </text:list>
            </text:list-item>
          </text:list>
        </text:list-item>
      </text:list>
      <text:p text:style-name="P67"/>
      <text:p text:style-name="P67"/>
      <text:p text:style-name="P67"/>
      <text:p text:style-name="P443">Error analysis of estimators that use combinations of stochastic sampling strategies for direct illumination</text:p>
      <text:p text:style-name="P67"><text:a xlink:type="simple" xlink:href="https://cs.dartmouth.edu/~wjarosz/publications/subr14error.pdf" text:style-name="Internet_20_link" text:visited-style-name="Visited_20_Internet_20_Link">https://cs.dartmouth.edu/~wjarosz/publications/subr14error.pdf</text:a></text:p>
      <text:list xml:id="list1054716810" text:style-name="L14">
        <text:list-item>
          <text:p text:style-name="P425">Intro</text:p>
          <text:list>
            <text:list-item>
              <text:p text:style-name="P425">importance sampling (IS) is good if you know a lot about what you’re sampling ahead of time, but just gives a constant boost (so it doesn’t improve the convergence rate)</text:p>
            </text:list-item>
            <text:list-item>
              <text:p text:style-name="P426">This paper studies what happens to variance and error when you combine IS or MIS (multiple importance sampling) with stratified/halton/poisson-disk/etc</text:p>
            </text:list-item>
            <text:list-item>
              <text:p text:style-name="P427">antithetic sampling (AS)</text:p>
              <text:list>
                <text:list-item>
                  <text:p text:style-name="P428">can get exactly correct answer for linear, other special cases</text:p>
                </text:list-item>
                <text:list-item>
                  <text:p text:style-name="P427">problems:</text:p>
                  <text:list>
                    <text:list-item>
                      <text:p text:style-name="P427">“can increase error for complex integrands”</text:p>
                    </text:list-item>
                    <text:list-item>
                      <text:p text:style-name="P427">IS and MIS are easier to manipulate</text:p>
                    </text:list-item>
                  </text:list>
                </text:list-item>
                <text:list-item>
                  <text:p text:style-name="P427">But still could be good, especially combined with low-discrepancy sequences</text:p>
                </text:list-item>
              </text:list>
            </text:list-item>
            <text:list-item>
              <text:p text:style-name="P429">JAIS (jittered antithetic importance sampling)</text:p>
              <text:list>
                <text:list-item>
                  <text:p text:style-name="P430">jittered: improves overall convergence but has trouble with discontinuities</text:p>
                </text:list-item>
                <text:list-item>
                  <text:p text:style-name="P430">importance sampling: doesn’t improve convergence but can help with discontinuities</text:p>
                </text:list-item>
                <text:list-item>
                  <text:p text:style-name="P430">antithetic: means we only need each strata to be linear, not constant, to get a perfect estimate (since linear is odd?)</text:p>
                </text:list-item>
                <text:list-item>
                  <text:p text:style-name="P442">This seems to imply applying the antithetic method to each stratum rather than reflecting the first half of the strata. (?)</text:p>
                </text:list-item>
              </text:list>
            </text:list-item>
          </text:list>
        </text:list-item>
        <text:list-item>
          <text:p text:style-name="P431">Section 2</text:p>
          <text:list>
            <text:list-item>
              <text:p text:style-name="P431">Two types of sampling strategies: distribution-based and arrangement-based</text:p>
            </text:list-item>
            <text:list-item>
              <text:p text:style-name="P431">distribution-based</text:p>
              <text:list>
                <text:list-item>
                  <text:p text:style-name="P431">“Reduce error by tailoring the parent distributions of the samples”</text:p>
                </text:list-item>
                <text:list-item>
                  <text:p text:style-name="P432"><text:soft-page-break/>Importance Sampling</text:p>
                  <text:list>
                    <text:list-item>
                      <text:p text:style-name="P432">ideal version has pdf be shaped exactly like function you want to estimate, but in order to make it a valid pdf (integral 1), you’d have to know the integral of the function, which is what you’re trying to find.</text:p>
                    </text:list-item>
                    <text:list-item>
                      <text:p text:style-name="P432">Instead, just use what knowledge you have about the function to get closer than you would without IS</text:p>
                    </text:list-item>
                  </text:list>
                </text:list-item>
              </text:list>
            </text:list-item>
            <text:list-item>
              <text:p text:style-name="P431">arrangement-based</text:p>
              <text:list>
                <text:list-item>
                  <text:p text:style-name="P431">Reduce error by imposing constraints on sample placement</text:p>
                </text:list-item>
                <text:list-item>
                  <text:p text:style-name="P433">Antithetic Variates</text:p>
                  <text:list>
                    <text:list-item>
                      <text:p text:style-name="P434">For every sampling location, generate an antithetic location. Locations are negatively correlated, and we hope that means that the values of the function at those locations are negatively correlated (depends on the function)</text:p>
                      <text:list>
                        <text:list-item>
                          <text:p text:style-name="P434">Be careful since with some functions negatively correlated locations might even have positively correlated values, meaning antithetic sampling would actually increase variance</text:p>
                        </text:list-item>
                      </text:list>
                    </text:list-item>
                  </text:list>
                </text:list-item>
                <text:list-item>
                  <text:p text:style-name="P435">Stratified sampling</text:p>
                  <text:list>
                    <text:list-item>
                      <text:p text:style-name="P435">jittered sampling is a subset of stratified sampling where all strata are the same size and “sample allocation is equal across strata” (i.e. use the same method to generate samples in each e.g. 20 completely random points etc) (?)</text:p>
                    </text:list-item>
                    <text:list-item>
                      <text:p text:style-name="P436">converges at O(N^-1.5) (vs O(N^-0.5) for naive MC)</text:p>
                    </text:list-item>
                  </text:list>
                </text:list-item>
                <text:list-item>
                  <text:p text:style-name="P437">quasi-Monte Carlo</text:p>
                  <text:list>
                    <text:list-item>
                      <text:p text:style-name="P438">Not really covered here (but compared against a bit)</text:p>
                    </text:list-item>
                  </text:list>
                </text:list-item>
              </text:list>
            </text:list-item>
            <text:list-item>
              <text:p text:style-name="P438">copula (?)</text:p>
              <text:list>
                <text:list-item>
                  <text:p text:style-name="P438">gaussian copula</text:p>
                </text:list-item>
              </text:list>
            </text:list-item>
          </text:list>
        </text:list-item>
        <text:list-item>
          <text:p text:style-name="P439">Section 3</text:p>
          <text:list>
            <text:list-item>
              <text:p text:style-name="P439"><text:span text:style-name="T223">TODO </text:span>understand</text:p>
            </text:list-item>
          </text:list>
        </text:list-item>
        <text:list-item>
          <text:p text:style-name="P439">Section 4: <text:span text:style-name="T222">combining with antithetic sampling</text:span></text:p>
          <text:list>
            <text:list-item>
              <text:p text:style-name="P440">We can control how antithetic two samples are, and adjust so that we aren’t being so antithetic when it’s not a good idea</text:p>
            </text:list-item>
            <text:list-item>
              <text:p text:style-name="P441">4.3: TODO understand</text:p>
            </text:list-item>
          </text:list>
        </text:list-item>
      </text:list>
      <text:p text:style-name="P67"/>
      <text:p text:style-name="P67"><text:soft-page-break/></text:p>
      <text:p text:style-name="P67"/>
      <text:p text:style-name="P6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45"/>
      <text:p text:style-name="P45"/>
      <text:p text:style-name="P45"/>
      <text:p text:style-name="P46">Ideas for further reading (me):</text:p>
      <text:list xml:id="list1645640974" text:style-name="L15">
        <text:list-item>
          <text:p text:style-name="P463"><text:span text:style-name="T47">Cook 1986 “seminal work on stochastic sampling” </text:span><text:span text:style-name="T49">(Monte Carlo Sampling)</text:span></text:p>
        </text:list-item>
        <text:list-item>
          <text:p text:style-name="P464"><text:span text:style-name="T47">Mitchell 1996 </text:span><text:span text:style-name="T49">(Monte Carlo Sampling)</text:span></text:p>
        </text:list-item>
        <text:list-item>
          <text:p text:style-name="P466"><text:span text:style-name="T49">O</text:span><text:span text:style-name="T47">uellete and Fiume 2001 “comprehensive empirical study of Monte Carlo sampling strategies for linear lights” </text:span><text:span text:style-name="T49">(Monte Carlo Sampling) </text:span><text:span text:style-name="T143">I think this is one of the ones I was recommended to read, which I read</text:span></text:p>
        </text:list-item>
        <text:list-item>
          <text:p text:style-name="P465"><text:span text:style-name="T49">A</text:span><text:span text:style-name="T47">daptive sampling:</text:span></text:p>
          <text:list>
            <text:list-item>
              <text:p text:style-name="P165">Mitchell 1991, Guo 1998, Hachisuka et al. 2008, Overbeck et al. 2009</text:p>
            </text:list-item>
          </text:list>
        </text:list-item>
        <text:list-item>
          <text:p text:style-name="P166">Fourier analysis</text:p>
          <text:list>
            <text:list-item>
              <text:p text:style-name="P166">Durand et al. 2005, Durand 2011</text:p>
            </text:list-item>
          </text:list>
        </text:list-item>
        <text:list-item>
          <text:p text:style-name="P166"><text:soft-page-break/>https://research.nvidia.com/sites/default/files/pubs/2019-02_Efficient-Generation-of//Pharr2019Points.pdf</text:p>
        </text:list-item>
      </text:list>
      <text:p text:style-name="P47"/>
      <text:p text:style-name="P47"/>
      <text:p text:style-name="P47"/>
      <text:p text:style-name="P47"/>
      <text:p text:style-name="P47"><text:a xlink:type="simple" xlink:href="https://graphics.pixar.com/library/ProgressiveMultiJitteredSampling/paper.pdf" text:style-name="Internet_20_link" text:visited-style-name="Visited_20_Internet_20_Link">https://graphics.pixar.com/library/ProgressiveMultiJitteredSampling/paper.pdf</text:a> <text:span text:style-name="T147">(look at test cases)</text:span></text:p>
      <text:p text:style-name="P49"><text:a xlink:type="simple" xlink:href="https://www.pbr-book.org/" text:style-name="Internet_20_link" text:visited-style-name="Visited_20_Internet_20_Link">https://www.pbr-book.org/</text:a></text:p>
      <text:p text:style-name="P49"><text:a xlink:type="simple" xlink:href="http://gruenschloss.org/" text:style-name="Internet_20_link" text:visited-style-name="Visited_20_Internet_20_Link">http://gruenschloss.org/</text:a></text:p>
      <text:p text:style-name="P48"><text:a xlink:type="simple" xlink:href="https://github.com/wkjarosz/SamplinSafari" text:style-name="Internet_20_link" text:visited-style-name="Visited_20_Internet_20_Link">https://github.com/wkjarosz/SamplinSafari</text:a> <text:span text:style-name="T144">(sampling code)</text:span></text:p>
      <text:p text:style-name="P48"><text:a xlink:type="simple" xlink:href="https://github.com/Atrix256/SampleZoo" text:style-name="Internet_20_link" text:visited-style-name="Visited_20_Internet_20_Link">https://github.com/Atrix256/SampleZoo</text:a> <text:span text:style-name="T145">(“really good”) (look at test cases)</text:span></text:p>
      <text:p text:style-name="P50">truncated gaussian (product of gaussians)</text:p>
      <text:p text:style-name="P51">zone plate <text:span text:style-name="T146">(simulate in 1D)</text:span></text:p>
      <text:p text:style-name="P53">antithetic sampling, control variates</text:p>
      <text:p text:style-name="P52"/>
      <text:p text:style-name="P52"/>
      <text:p text:style-name="P56">read about low discrepancy sampling</text:p>
      <text:p text:style-name="P52"/>
      <text:p text:style-name="P52">differentiable rendering involves products??</text:p>
      <text:p text:style-name="P52"/>
      <text:p text:style-name="P52"/>
      <text:p text:style-name="P52"/>
      <text:p text:style-name="P52"/>
      <text:p text:style-name="P54">use C++</text:p>
      <text:p text:style-name="P55">For plotting, matlab, numpy, something plot (I think it’s a python thing)</text:p>
      <text:p text:style-name="P55"/>
      <text:p text:style-name="P55"/>
      <text:p text:style-name="P55"/>
      <text:p text:style-name="P56">Implement sampling strat<text:span text:style-name="T148">egies in C+ for integrals of basic function types, similar to 2018 paper</text:span></text:p>
      <text:p text:style-name="P56"><text:soft-page-break/></text:p>
      <text:p text:style-name="P56"/>
      <text:p text:style-name="P56"/>
      <text:p text:style-name="P56"/>
      <text:p text:style-name="P57">167x <text:span text:style-name="T149">(need to pay for the verification to get assignment grader)</text:span></text:p>
      <text:p text:style-name="P58">168 has the full thing</text:p>
      <text:p text:style-name="P58"/>
      <text:p text:style-name="P58"/>
      <text:p text:style-name="P58"/>
      <text:p text:style-name="P59">email for id activation to be able to use lab <text:a xlink:type="simple" xlink:href="mailto:csehelp@cs.ucsd.edu" text:style-name="Internet_20_link" text:visited-style-name="Visited_20_Internet_20_Link">csehelp@cs.ucsd.edu</text:a> <text:span text:style-name="T150">lab at 4127</text:span></text:p>
      <text:p text:style-name="P59"><text:a xlink:type="simple" xlink:href="mailto:csehelp@cs.ucsd.edu" text:style-name="Internet_20_link" text:visited-style-name="Visited_20_Internet_20_Link">csehelp@cs.ucsd.edu</text:a></text:p>
      <text:p text:style-name="P59">Access to lab in 4127</text:p>
      <text:p text:style-name="P60">get seat and computer</text:p>
      <text:p text:style-name="P60"/>
      <text:p text:style-name="P60"/>
      <text:p text:style-name="P60"/>
      <text:p text:style-name="P61">Just Tzu-Mao next week, just Ramamoorthi the week after that</text:p>
      <text:p text:style-name="P61"/>
      <text:p text:style-name="P61"/>
      <text:p text:style-name="P61"/>
      <text:p text:style-name="P61"/>
      <text:p text:style-name="P61"/>
      <text:p text:style-name="P61"/>
      <text:p text:style-name="P61"/>
      <text:p text:style-name="P4">enter 4127 turn left at the end next to the big monitor. Use Guowei Yang’s seat (coordinate with him). </text:p>
      <text:p text:style-name="P4"><text:a xlink:type="simple" xlink:href="mailto:g4yang@ucsd.edu" text:style-name="Internet_20_link" text:visited-style-name="Visited_20_Internet_20_Link">g4yang@ucsd.edu</text:a></text:p>
      <text:p text:style-name="P4"/>
      <text:p text:style-name="P4"/>
      <text:p text:style-name="P16"><text:soft-page-break/>People in Dr. Ramamoorthi’s lab:</text:p>
      <text:p text:style-name="P5">Varun Munagala is also new. He’s a high school student <text:span text:style-name="T151">(going into senior year). Used first name “Ravi”. Doing 168 mooc. Working with Bing.</text:span></text:p>
      <text:p text:style-name="P5"/>
      <text:p text:style-name="P6">Xuezheng “X” Wang (zoom name) rising senior undergrad. Working with Alex <text:span text:style-name="T152">on multi-scale materials. Neural network providing geometric details for texture displayed on flat rectangle.</text:span></text:p>
      <text:p text:style-name="P6"/>
      <text:p text:style-name="P15">Bing Xu finishing first year phd. Interested in doing differentiable rendering. Currently doing incremental rendering (reuse stuff from last frame). Currently testing in 2D, goal is 3D. Good person for me to talk to because also there over the summer and interested in sampling.</text:p>
      <text:p text:style-name="P7"/>
      <text:p text:style-name="P8">Daniel Guan <text:span text:style-name="T154">going into senior year of high school.</text:span> <text:span text:style-name="T153">Almost qualified for usaco. Ramamoorthi says talk to Daniel about what I’m going to be doing because it abstracts away the graphics stuff.</text:span></text:p>
      <text:p text:style-name="P8"/>
      <text:p text:style-name="P9">Guowei (or Frank) Yang. 1<text:span text:style-name="T122">st</text:span> year masters student. Working on something synthesis. <text:span text:style-name="T157">Take videos and generate novel views. Interning at Qualcomm.</text:span></text:p>
      <text:p text:style-name="P9"/>
      <text:p text:style-name="P10">Mohammad Shafiei Rezvani Nez<text:span text:style-name="T155">had</text:span> Phd student. Working on neural radiance transfer, <text:span text:style-name="T156">specifically making relighting more efficient.</text:span></text:p>
      <text:p text:style-name="P10"/>
      <text:p text:style-name="P11">Alexandr Kuznetsov. <text:span text:style-name="T158">Phd student. </text:span>Working on the project with Xeuezheng. <text:span text:style-name="T215">Interning at Adobe.</text:span></text:p>
      <text:p text:style-name="P11"/>
      <text:p text:style-name="P12">Sina Nabizadeh. <text:span text:style-name="T159">1</text:span><text:span text:style-name="T126">st</text:span><text:span text:style-name="T159"> year Phd student. Working on Kelvin transformations. Inversion compresses infinite to finite. Used for solving equations on surfaces such as Poisson equation.</text:span></text:p>
      <text:p text:style-name="P12"><text:soft-page-break/></text:p>
      <text:p text:style-name="P13">Kai-En Lin. 3<text:span text:style-name="T122">rd</text:span> year Phd student. Working on generating novel views <text:span text:style-name="T160">with novel lighting </text:span>from given views (“view synthesis”). <text:span text:style-name="T161">Also novel video views (got rid of artifacts present in previous versions) (want to extend to moving camera)</text:span></text:p>
      <text:p text:style-name="P13"/>
      <text:p text:style-name="P14">Ishit Mehta. Working with Mohammad. <text:span text:style-name="T162">Working on differentiable rendering, specifically modifying initial model to get to target that is similar to the model. Also needs to learn lighting.</text:span></text:p>
      <text:p text:style-name="P14"/>
      <text:p text:style-name="P17">Tiancheng Sun. 4<text:span text:style-name="T122">th</text:span> year Phd student. <text:span text:style-name="T163">Working on hair reconstruction (inverse rendering). Starting on a relighting project. Graduating this June/July and going to Google.</text:span></text:p>
      <text:p text:style-name="P17"/>
      <text:p text:style-name="P24">Jesus Gutierrez. Recent grad. <text:span text:style-name="T214">(people are pronouncing it like the Bible)</text:span></text:p>
      <text:p text:style-name="P17"/>
      <text:p text:style-name="P17"/>
      <text:p text:style-name="P17"/>
      <text:p text:style-name="P17"><text:a xlink:type="simple" xlink:href="https://www.pbr-book.org/3ed-2018/Sampling_and_Reconstruction" text:style-name="Internet_20_link" text:visited-style-name="Visited_20_Internet_20_Link">https://www.pbr-book.org/3ed-2018/Sampling_and_Reconstruction</text:a></text:p>
      <text:p text:style-name="P18">0,2 sequence</text:p>
      <text:p text:style-name="P19">frequency spectra <text:span text:style-name="T166">(</text:span><text:a xlink:type="simple" xlink:href="https://github.com/Atrix256/SampleZoo" text:style-name="Internet_20_link" text:visited-style-name="Visited_20_Internet_20_Link"><text:span text:style-name="T166">https://github.com/Atrix256/SampleZoo</text:span></text:a><text:span text:style-name="T166"> has code for that)</text:span></text:p>
      <text:p text:style-name="P19"><text:a xlink:type="simple" xlink:href="https://cs.dartmouth.edu/~wjarosz/publications/subr16fourier.html" text:style-name="Internet_20_link" text:visited-style-name="Visited_20_Internet_20_Link">https://cs.dartmouth.edu/~wjarosz/publications/subr16fourier.html</text:a> <text:span text:style-name="T167">(course about frequency spectra) (also look at code maybe?)</text:span></text:p>
      <text:p text:style-name="P18"/>
      <text:list xml:id="list3886894883" text:style-name="L16">
        <text:list-item>
          <text:p text:style-name="P96">Key card</text:p>
        </text:list-item>
        <text:list-item>
          <text:p text:style-name="P90">ssh</text:p>
        </text:list-item>
        <text:list-item>
          <text:p text:style-name="P91">1D w/ intensity strips <text:span text:style-name="T213">and graphs</text:span></text:p>
        </text:list-item>
        <text:list-item>
          <text:p text:style-name="P91">2D w/ power spectra</text:p>
        </text:list-item>
        <text:list-item>
          <text:p text:style-name="P92">1D and 2D both also have error and percent error</text:p>
        </text:list-item>
        <text:list-item>
          <text:p text:style-name="P93">cse 167</text:p>
        </text:list-item>
      </text:list>
      <text:p text:style-name="P20"/>
      <text:p text:style-name="P20"/>
      <text:p text:style-name="P20"/>
      <text:p text:style-name="P20">Some Notes on Sampling</text:p>
      <text:p text:style-name="P20"/>
      <text:p text:style-name="P21">Kartic Subr, Jan Kautz:</text:p>
      <text:p text:style-name="P21">Fourier analysis of stochastic sampling strategies for assessing bias and variance in integration. ACM Trans. Graph. 32(4): 128:1-128:12 (2013)</text:p>
      <text:p text:style-name="P21"/>
      <text:p text:style-name="P22">zone plates</text:p>
      <text:p text:style-name="P22"/>
      <text:p text:style-name="P22"/>
      <text:p text:style-name="P25"/>
      <text:p text:style-name="P23">go into lab, turn left, farthest desk (next to moniter)</text:p>
      <text:p text:style-name="P23"/>
      <text:p text:style-name="P26">Ramamoorthi, to Jesus, “get in touch with Melody”</text:p>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1. understand computing derivatives with discontinuities <text:span text:style-name="T219">(with siggraph course, esp. part where Li talks) (https://shuangz.com/courses/pbdr-course-sg20/)</text:span></text:p>
      <text:p text:style-name="P27">antithetic <text:span text:style-name="T220">(</text:span><text:a xlink:type="simple" xlink:href="https://shuangz.com/projects/antithetic-sg21/" text:style-name="Internet_20_link" text:visited-style-name="Visited_20_Internet_20_Link"><text:span text:style-name="T220">https://shuangz.com/projects/antithetic-sg21/</text:span></text:a><text:span text:style-name="T220">) (TODO: test that variance went down)</text:span></text:p>
      <text:p text:style-name="P27">derivative of mean of gaussian (wrt mean or st dev), truncated or not truncated.</text:p>
      <text:p text:style-name="P27">https://shuangz.com/projects/antithetic-sg21/antithetic-sg21.pdf</text:p>
      <text:p text:style-name="P27"><text:soft-page-break/>Start w/ 1D</text:p>
      <text:p text:style-name="P27">derivatives of discontinuous functions (e.g. disk function wrt center)</text:p>
      <text:p text:style-name="P27"/>
      <text:p text:style-name="P27"/>
      <text:p text:style-name="P27"/>
      <text:p text:style-name="P27"/>
      <text:p text:style-name="P27"/>
      <text:p text:style-name="P28">understand theoretical expectations for antithetic sampling</text:p>
      <text:p text:style-name="P29">don michel 1990s</text:p>
      <text:p text:style-name="P31">kartic wojciech combining sampling strategies (includes antithetic) <text:span text:style-name="T221">(2013)</text:span></text:p>
      <text:p text:style-name="P30">work out covariance term</text:p>
      <text:p text:style-name="P29">work out expected error, variance</text:p>
      <text:p text:style-name="P29"><text:tab/>for antithetic sampling and different kinds of functions (odd)</text:p>
      <text:p text:style-name="P31">Combine antithetic w/ stratified: reflect about mean</text:p>
      <text:p text:style-name="P31"/>
      <text:p text:style-name="P94">w.r.t. standard deviation</text:p>
      <text:p text:style-name="P94"/>
      <text:p text:style-name="P94"/>
      <text:p text:style-name="P94"><text:a xlink:type="simple" xlink:href="https://www.uni-kl.de/AG-Heinrich/EMS.pdf" text:style-name="Internet_20_link" text:visited-style-name="Visited_20_Internet_20_Link">https://www.uni-kl.de/AG-Heinrich/EMS.pdf</text:a></text:p>
      <text:p text:style-name="P94"/>
      <text:p text:style-name="P95">/home/melody/anaconda3/bin:/home/melody/anaconda3/condabin:/usr/local/sbin:/usr/local/bin:/usr/sbin:/usr/bin:/sbin:/bin:/usr/games:/usr/local/games:/snap/b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sans-serif" svg:font-family="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31T10:49:01.851000000</meta:creation-date>
    <dc:date>2021-07-24T14:49:41.133000000</dc:date>
    <meta:editing-duration>P13DT14H31M15S</meta:editing-duration>
    <meta:editing-cycles>579</meta:editing-cycles>
    <meta:generator>LibreOffice/6.2.8.2$Windows_X86_64 LibreOffice_project/f82ddfca21ebc1e222a662a32b25c0c9d20169ee</meta:generator>
    <meta:document-statistic meta:table-count="0" meta:image-count="0" meta:object-count="0" meta:page-count="38" meta:paragraph-count="690" meta:word-count="9110" meta:character-count="52520" meta:non-whitespace-character-count="44617"/>
  </office:meta>
</office:document-meta>
</file>